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25.svm"/>
  <manifest:file-entry manifest:media-type="" manifest:full-path="Pictures/TablePreview24.svm"/>
  <manifest:file-entry manifest:media-type="" manifest:full-path="Pictures/TablePreview23.svm"/>
  <manifest:file-entry manifest:media-type="" manifest:full-path="Pictures/TablePreview22.svm"/>
  <manifest:file-entry manifest:media-type="" manifest:full-path="Pictures/TablePreview9.svm"/>
  <manifest:file-entry manifest:media-type="" manifest:full-path="Pictures/TablePreview21.svm"/>
  <manifest:file-entry manifest:media-type="" manifest:full-path="Pictures/TablePreview8.svm"/>
  <manifest:file-entry manifest:media-type="" manifest:full-path="Pictures/TablePreview20.svm"/>
  <manifest:file-entry manifest:media-type="" manifest:full-path="Pictures/TablePreview12.svm"/>
  <manifest:file-entry manifest:media-type="" manifest:full-path="Pictures/TablePreview19.svm"/>
  <manifest:file-entry manifest:media-type="" manifest:full-path="Pictures/TablePreview7.svm"/>
  <manifest:file-entry manifest:media-type="" manifest:full-path="Pictures/TablePreview18.svm"/>
  <manifest:file-entry manifest:media-type="" manifest:full-path="Pictures/TablePreview6.svm"/>
  <manifest:file-entry manifest:media-type="" manifest:full-path="Pictures/TablePreview17.svm"/>
  <manifest:file-entry manifest:media-type="" manifest:full-path="Pictures/TablePreview5.svm"/>
  <manifest:file-entry manifest:media-type="" manifest:full-path="Pictures/TablePreview16.svm"/>
  <manifest:file-entry manifest:media-type="" manifest:full-path="Pictures/TablePreview4.svm"/>
  <manifest:file-entry manifest:media-type="" manifest:full-path="Pictures/TablePreview11.svm"/>
  <manifest:file-entry manifest:media-type="" manifest:full-path="Pictures/TablePreview15.svm"/>
  <manifest:file-entry manifest:media-type="" manifest:full-path="Pictures/TablePreview3.svm"/>
  <manifest:file-entry manifest:media-type="" manifest:full-path="Pictures/TablePreview10.svm"/>
  <manifest:file-entry manifest:media-type="" manifest:full-path="Pictures/TablePreview14.svm"/>
  <manifest:file-entry manifest:media-type="" manifest:full-path="Pictures/TablePreview2.svm"/>
  <manifest:file-entry manifest:media-type="" manifest:full-path="Pictures/TablePreview13.svm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4.068cm"/>
    </style:style>
    <style:style style:name="gr2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2.329cm"/>
    </style:style>
    <style:style style:name="gr3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2.544cm"/>
    </style:style>
    <style:style style:name="gr4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2.29cm"/>
    </style:style>
    <style:style style:name="gr5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3.19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13cm"/>
    </style:style>
    <style:style style:name="gr8" style:family="graphic" style:parent-style-name="standard">
      <style:graphic-properties draw:stroke="none" svg:stroke-color="#000000" draw:fill="solid" draw:fill-color="#ffffff" draw:opacity="80%" draw:auto-grow-height="true" draw:auto-grow-width="false" fo:max-height="0cm" fo:min-height="2.763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7.2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5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16" style:family="graphic" style:parent-style-name="standard">
      <style:graphic-properties draw:stroke="solid" svg:stroke-width="0.051cm" svg:stroke-color="#9900ff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fill="none" draw:textarea-vertical-align="middle"/>
    </style:style>
    <style:style style:name="gr18" style:family="graphic" style:parent-style-name="standard">
      <style:graphic-properties draw:stroke="solid" svg:stroke-width="0.051cm" svg:stroke-color="#000000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102cm"/>
    </style:style>
    <style:style style:name="gr20" style:family="graphic" style:parent-style-name="standard">
      <style:graphic-properties draw:stroke="solid" svg:stroke-width="0.051cm" svg:stroke-color="#999999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4cm"/>
    </style:style>
    <style:style style:name="gr27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412cm"/>
    </style:style>
    <style:style style:name="gr28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528cm"/>
    </style:style>
    <style:style style:name="gr29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805cm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objectwithoutfill">
      <style:graphic-properties draw:marker-end="" draw:marker-end-width="0.3cm" draw:fill="none" draw:textarea-vertical-align="middle"/>
    </style:style>
    <style:style style:name="gr32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0.789cm"/>
    </style:style>
    <style:style style:name="gr33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551cm"/>
    </style:style>
    <style:style style:name="gr34" style:family="graphic" style:parent-style-name="standard">
      <style:graphic-properties draw:stroke="none" svg:stroke-color="#000000" draw:fill="solid" draw:fill-color="#ffffff" draw:opacity="75%" draw:auto-grow-height="true" draw:auto-grow-width="false" fo:max-height="0cm" fo:min-height="0.552cm"/>
    </style:style>
    <style:style style:name="gr35" style:family="graphic" style:parent-style-name="standard">
      <style:graphic-properties draw:stroke="none" svg:stroke-color="#ffffff" draw:fill="solid" draw:fill-color="#ffffff" draw:opacity="75%" draw:auto-grow-height="true" draw:auto-grow-width="false" fo:max-height="0cm" fo:min-height="0.512cm"/>
    </style:style>
    <style:style style:name="gr36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221cm"/>
    </style:style>
    <style:style style:name="gr37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02cm"/>
    </style:style>
    <style:style style:name="gr38" style:family="graphic" style:parent-style-name="objectwithoutfill">
      <style:graphic-properties svg:stroke-width="0.051cm" svg:stroke-color="#009900" draw:marker-end="Arrow" draw:marker-end-width="0.3cm" draw:fill="none" draw:textarea-vertical-align="middle" fo:padding-top="0.15cm" fo:padding-bottom="0.15cm" fo:padding-left="0.275cm" fo:padding-right="0.275cm"/>
    </style:style>
    <style:style style:name="gr39" style:family="graphic" style:parent-style-name="standard">
      <style:graphic-properties draw:stroke="solid" draw:stroke-dash="Line_20_with_20_Fine_20_Dots" svg:stroke-width="0.051cm" svg:stroke-color="#009900" draw:marker-start-width="0.276cm" draw:marker-end-width="0.276cm" draw:fill="none" draw:fill-color="#9999ff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draw:stroke="solid" svg:stroke-width="0.051cm" svg:stroke-color="#009900" draw:marker-start-width="0.276cm" draw:marker-end-width="0.276cm" draw:fill="none" draw:fill-color="#ffffff" draw:auto-grow-height="true" draw:auto-grow-width="false" fo:max-height="0cm" fo:min-height="1.423cm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width="0.051cm" svg:stroke-color="#9900ff" draw:marker-start-width="0.276cm" draw:marker-end-width="0.276cm" draw:fill="none" draw:fill-color="#ffffff" draw:auto-grow-height="true" draw:auto-grow-width="false" fo:max-height="0cm" fo:min-height="0.208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0099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958cm"/>
    </style:style>
    <style:style style:name="gr44" style:family="graphic" style:parent-style-name="objectwithoutfill">
      <style:graphic-properties svg:stroke-width="0.051cm" svg:stroke-color="#0099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7.312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7.139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48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666cm"/>
    </style:style>
    <style:style style:name="gr49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2.665cm"/>
    </style:style>
    <style:style style:name="gr50" style:family="graphic" style:parent-style-name="standard">
      <style:graphic-properties draw:stroke="none" svg:stroke-color="#ffffff" draw:fill="solid" draw:fill-color="#ffffff" draw:opacity="75%" draw:auto-grow-height="true" draw:auto-grow-width="false" fo:max-height="0cm" fo:min-height="1.02cm"/>
    </style:style>
    <style:style style:name="gr51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2.798cm"/>
    </style:style>
    <style:style style:name="gr52" style:family="graphic" style:parent-style-name="standard">
      <style:graphic-properties draw:stroke="solid" svg:stroke-color="#000000" draw:fill="solid" draw:fill-color="#ffffff" draw:textarea-vertical-align="middle" draw:auto-grow-height="true" draw:auto-grow-width="false" fo:max-height="0cm" fo:min-height="1.805cm"/>
    </style:style>
    <style:style style:name="gr53" style:family="graphic" style:parent-style-name="standard">
      <style:graphic-properties draw:stroke="none" svg:stroke-color="#ffffff" draw:fill="solid" draw:fill-color="#ffffff" draw:opacity="75%" draw:auto-grow-height="true" draw:auto-grow-width="false" fo:max-height="0cm" fo:min-height="1.423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13.626cm" style:use-optimal-column-width="false"/>
    </style:style>
    <style:style style:name="co2" style:family="table-column">
      <style:table-column-properties style:column-width="13.629cm" style:use-optimal-column-width="false"/>
    </style:style>
    <style:style style:name="co3" style:family="table-column">
      <style:table-column-properties style:column-width="18.362cm" style:use-optimal-column-width="false"/>
    </style:style>
    <style:style style:name="co4" style:family="table-column">
      <style:table-column-properties style:column-width="9.349cm" style:use-optimal-column-width="false"/>
    </style:style>
    <style:style style:name="co5" style:family="table-column">
      <style:table-column-properties style:column-width="19.501cm" style:use-optimal-column-width="false"/>
    </style:style>
    <style:style style:name="co6" style:family="table-column">
      <style:table-column-properties style:column-width="7.851cm" style:use-optimal-column-width="false"/>
    </style:style>
    <style:style style:name="ro1" style:family="table-row">
      <style:table-row-properties style:row-height="1.04cm"/>
    </style:style>
    <style:style style:name="ro2" style:family="table-row">
      <style:table-row-properties style:row-height="0.964cm"/>
    </style:style>
    <style:style style:name="ro3" style:family="table-row">
      <style:table-row-properties style:row-height="0.6cm"/>
    </style:style>
    <style:style style:name="ce1" style:family="table-cell">
      <style:graphic-properties draw:fill="solid" draw:fill-color="#ffffff" style:repeat="repeat"/>
      <style:text-properties fo:color="#0000ff" fo:font-family="'Heiti SC'" style:font-pitch="variable" fo:font-size="22pt" fo:font-weight="bold" style:font-size-asian="22pt" style:font-weight-asian="bold" style:font-size-complex="22pt" style:font-weight-complex="bold"/>
    </style:style>
    <style:style style:name="ce2" style:family="table-cell">
      <style:graphic-properties draw:fill="solid" draw:fill-color="#ffffff" style:repeat="repeat"/>
      <style:paragraph-properties fo:text-align="end"/>
      <style:text-properties fo:font-family="'Heiti SC'" style:font-pitch="variable" fo:font-size="20pt" fo:font-weight="bold" style:font-size-asian="20pt" style:font-weight-asian="bold" style:font-size-complex="20pt" style:font-weight-complex="bold"/>
    </style:style>
    <style:style style:name="ce3" style:family="table-cell">
      <style:graphic-properties draw:fill="solid" draw:fill-color="#ffffff" style:repeat="repeat"/>
      <style:text-properties fo:font-family="'Heiti SC'" style:font-pitch="variable" fo:font-size="20pt" fo:font-weight="bold" style:font-size-asian="20pt" style:font-weight-asian="bold" style:font-size-complex="20pt" style:font-weight-complex="bold"/>
    </style:style>
    <style:style style:name="ce4" style:family="table-cell">
      <style:graphic-properties draw:fill="solid" draw:fill-color="#ffffff" style:repeat="repeat"/>
      <style:text-properties fo:font-family="'Heiti SC'" style:font-pitch="variable" fo:font-size="18pt" fo:font-weight="bold" style:font-size-asian="18pt" style:font-weight-asian="bold" style:font-size-complex="18pt" style:font-weight-complex="bold"/>
    </style:style>
    <style:style style:name="ce5" style:family="table-cell">
      <style:graphic-properties draw:fill="solid" draw:fill-color="#ffffff" style:repeat="repeat"/>
      <style:text-properties fo:font-family="'Heiti SC'" style:font-pitch="variable" fo:font-size="22pt" fo:font-weight="bold" style:font-size-asian="22pt" style:font-weight-asian="bold" style:font-size-complex="22pt" style:font-weight-complex="bold"/>
    </style:style>
    <style:style style:name="P1" style:family="paragraph">
      <style:text-properties fo:font-family="'Heiti SC'" style:font-pitch="variable" fo:font-size="18pt" fo:font-weight="bold" style:font-size-asian="22pt" style:font-weight-asian="bold" style:font-size-complex="22pt" style:font-weight-complex="bold"/>
    </style:style>
    <style:style style:name="P2" style:family="paragraph">
      <style:paragraph-properties fo:text-align="end"/>
      <style:text-properties fo:font-family="'Heiti SC'" style:font-pitch="variable" fo:font-size="18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family="Menlo" style:font-style-name="Italic" style:font-pitch="variable" fo:font-size="18pt" style:font-size-asian="18pt" style:font-size-complex="18pt"/>
    </style:style>
    <style:style style:name="P4" style:family="paragraph">
      <style:paragraph-properties fo:text-align="start"/>
      <style:text-properties fo:font-family="Menlo" style:font-style-name="Italic" style:font-pitch="variable"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text-properties fo:font-family="Menlo" style:font-style-name="Italic" style:font-pitch="variable" fo:font-size="16pt" style:font-size-asian="16pt" style:font-size-complex="16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fo:text-align="start"/>
      <style:text-properties fo:font-size="16pt" style:font-size-asian="16pt" style:font-size-complex="16pt"/>
    </style:style>
    <style:style style:name="P9" style:family="paragraph">
      <style:text-properties fo:font-size="20pt"/>
    </style:style>
    <style:style style:name="P10" style:family="paragraph">
      <style:paragraph-properties style:text-autospace="none"/>
      <style:text-properties fo:font-size="20pt" style:font-size-asian="20pt" style:font-size-complex="20pt"/>
    </style:style>
    <style:style style:name="P11" style:family="paragraph">
      <style:text-properties fo:font-size="18pt"/>
    </style:style>
    <style:style style:name="P12" style:family="paragraph">
      <style:paragraph-properties style:text-autospace="none"/>
      <style:text-properties fo:font-size="16pt" style:font-size-asian="16pt" style:font-size-complex="16pt"/>
    </style:style>
    <style:style style:name="P13" style:family="paragraph">
      <style:text-properties fo:font-family="'Heiti SC'" style:font-pitch="variable" fo:font-size="22pt" fo:font-weight="bold" style:font-size-asian="22pt" style:font-weight-asian="bold" style:font-size-complex="22pt" style:font-weight-complex="bold"/>
    </style:style>
    <style:style style:name="P14" style:family="paragraph">
      <style:paragraph-properties fo:text-align="end"/>
      <style:text-properties fo:font-family="'Heiti SC'" style:font-pitch="variable"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style:text-autospace="none"/>
      <style:text-properties fo:font-size="18pt" style:font-size-asian="18pt" style:font-size-complex="18pt"/>
    </style:style>
    <style:style style:name="P16" style:family="paragraph">
      <style:text-properties fo:font-family="'Heiti SC'" style:font-pitch="variable" fo:font-size="18pt" fo:font-weight="bold" style:font-size-asian="18pt" style:font-weight-asian="bold" style:font-size-complex="18pt" style:font-weight-complex="bold"/>
    </style:style>
    <style:style style:name="P17" style:family="paragraph">
      <style:paragraph-properties fo:text-align="end"/>
      <style:text-properties fo:font-size="18pt"/>
    </style:style>
    <style:style style:name="P18" style:family="paragraph">
      <style:paragraph-properties fo:text-align="end" style:text-autospace="none"/>
      <style:text-properties fo:font-family="'Heiti TC'" style:font-pitch="variable" fo:font-size="18pt" fo:font-weight="bold" style:font-size-asian="18pt" style:font-weight-asian="bold" style:font-size-complex="18pt" style:font-weight-complex="bold"/>
    </style:style>
    <style:style style:name="P19" style:family="paragraph">
      <style:text-properties fo:font-family="'Heiti TC'" style:font-pitch="variable" fo:font-size="18pt" fo:font-weight="bold" style:font-weight-asian="bold" style:font-weight-complex="bold"/>
    </style:style>
    <style:style style:name="P20" style:family="paragraph">
      <style:paragraph-properties style:text-autospace="none"/>
      <style:text-properties fo:font-family="'Heiti TC'" style:font-pitch="variable" fo:font-size="18pt" fo:font-weight="bold" style:font-size-asian="18pt" style:font-weight-asian="bold" style:font-size-complex="18pt" style:font-weight-complex="bold"/>
    </style:style>
    <style:style style:name="P21" style:family="paragraph">
      <style:paragraph-properties fo:text-align="center"/>
      <style:text-properties fo:font-family="'Heiti SC'" style:font-pitch="variable" fo:font-size="24pt" style:font-size-asian="24pt" style:font-size-complex="24pt"/>
    </style:style>
    <style:style style:name="P22" style:family="paragraph">
      <style:text-properties fo:color="#009900"/>
    </style:style>
    <style:style style:name="P23" style:family="paragraph">
      <style:text-properties fo:color="#666666"/>
    </style:style>
    <style:style style:name="P24" style:family="paragraph">
      <style:paragraph-properties fo:text-align="center"/>
      <style:text-properties fo:font-size="14pt" style:font-size-asian="14pt" style:font-size-complex="14pt"/>
    </style:style>
    <style:style style:name="P25" style:family="paragraph">
      <style:text-properties fo:font-size="14pt" style:font-size-asian="14pt" style:font-size-complex="14pt"/>
    </style:style>
    <style:style style:name="P26" style:family="paragraph">
      <style:paragraph-properties fo:text-align="center"/>
      <style:text-properties fo:color="#009900" fo:font-size="14pt" style:font-size-asian="14pt" style:font-size-complex="14pt"/>
    </style:style>
    <style:style style:name="P27" style:family="paragraph">
      <style:paragraph-properties fo:text-align="center"/>
      <style:text-properties fo:font-size="18pt"/>
    </style:style>
    <style:style style:name="P28" style:family="paragraph">
      <style:paragraph-properties fo:text-align="start"/>
      <style:text-properties fo:font-size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family="Menlo" style:font-style-name="Italic" style:font-pitch="variable" fo:font-size="18pt" style:font-size-asian="18pt" style:font-size-complex="18pt"/>
    </style:style>
    <style:style style:name="T3" style:family="text">
      <style:text-properties fo:font-family="Menlo" style:font-style-name="Italic" style:font-pitch="variable" fo:font-size="14pt" style:font-size-asian="14pt" style:font-size-complex="14pt"/>
    </style:style>
    <style:style style:name="T4" style:family="text">
      <style:text-properties fo:font-family="Menlo" style:font-style-name="Italic" style:font-pitch="variable" fo:font-size="16pt" style:font-size-asian="16pt" style:font-size-complex="16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color="#000080" style:text-outline="false" style:text-line-through-style="none" fo:font-family="Menlo" fo:font-size="20pt" fo:text-shadow="none" style:text-underline-style="none" fo:font-weight="bold" style:letter-kerning="true" style:font-family-asian="Menlo" style:font-size-asian="20pt" style:font-weight-asian="bold" style:font-family-complex="Menlo" style:font-size-complex="20pt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Menlo" fo:font-size="20pt" fo:text-shadow="none" style:text-underline-style="none" style:letter-kerning="true" style:font-family-asian="Menlo" style:font-size-asian="20pt" style:font-family-complex="Menlo" style:font-size-complex="20pt" style:text-emphasize="none" style:font-relief="none" style:text-overline-style="none" style:text-overline-color="font-color"/>
    </style:style>
    <style:style style:name="T9" style:family="text">
      <style:text-properties fo:color="#808000" style:text-outline="false" style:text-line-through-style="none" fo:font-family="Menlo" fo:font-size="20pt" fo:text-shadow="none" style:text-underline-style="none" style:letter-kerning="true" style:font-family-asian="Menlo" style:font-size-asian="20pt" style:font-family-complex="Menlo" style:font-size-complex="20pt" style:text-emphasize="none" style:font-relief="none" style:text-overline-style="none" style:text-overline-color="font-color"/>
    </style:style>
    <style:style style:name="T10" style:family="text">
      <style:text-properties fo:color="#660e7a" style:text-outline="false" style:text-line-through-style="none" fo:font-family="Menlo" fo:font-size="20pt" fo:font-style="italic" fo:text-shadow="none" style:text-underline-style="none" fo:font-weight="bold" style:letter-kerning="true" style:font-family-asian="Menlo" style:font-size-asian="20pt" style:font-style-asian="italic" style:font-weight-asian="bold" style:font-family-complex="Menlo" style:font-size-complex="20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fo:font-family="Menlo" fo:font-size="20pt" fo:text-shadow="none" style:text-underline-style="none" fo:font-weight="normal" style:letter-kerning="true" style:font-family-asian="Menlo" style:font-size-asian="20pt" style:font-weight-asian="normal" style:font-family-complex="Menlo" style:font-size-complex="20pt" style:font-weight-complex="normal" style:text-emphasize="none" style:font-relief="none" style:text-overline-style="none" style:text-overline-color="font-color"/>
    </style:style>
    <style:style style:name="T12" style:family="text">
      <style:text-properties fo:color="#660e7a" style:text-outline="false" style:text-line-through-style="none" fo:font-family="Menlo" fo:font-size="20pt" fo:font-style="italic" fo:text-shadow="none" style:text-underline-style="none" fo:font-weight="normal" style:letter-kerning="true" style:font-family-asian="Menlo" style:font-size-asian="20pt" style:font-style-asian="italic" style:font-weight-asian="normal" style:font-family-complex="Menlo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fo:font-family="Menlo" fo:font-size="20pt" fo:font-style="normal" fo:text-shadow="none" style:text-underline-style="none" fo:font-weight="normal" style:letter-kerning="true" style:font-family-asian="Menlo" style:font-size-asian="20pt" style:font-style-asian="normal" style:font-weight-asian="normal" style:font-family-complex="Menlo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fo:font-family="Menlo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80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8000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660e7a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ff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660e7a" style:text-outline="false" style:text-line-through-style="none" fo:font-family="Menlo" fo:font-size="16pt" fo:font-style="italic" fo:text-shadow="none" style:text-underline-style="none" fo:font-weight="bold" style:letter-kerning="true" style:font-family-asian="Menlo" style:font-size-asian="16pt" style:font-style-asian="italic" style:font-weight-asian="bold" style:font-family-complex="Menlo" style:font-size-complex="16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fo:font-family="Menlo" fo:font-size="16pt" fo:font-style="italic" fo:text-shadow="none" style:text-underline-style="none" style:letter-kerning="true" style:font-family-asian="Menlo" style:font-size-asian="16pt" style:font-style-asian="italic" style:font-family-complex="Menlo" style:font-size-complex="16pt" style:font-style-complex="italic" style:text-emphasize="none" style:font-relief="none" style:text-overline-style="none" style:text-overline-color="font-color"/>
    </style:style>
    <style:style style:name="T22" style:family="text">
      <style:text-properties fo:color="#808000" style:text-outline="false" style:text-line-through-style="none" fo:font-family="Menlo" fo:font-size="18pt" fo:font-style="normal" fo:text-shadow="none" style:text-underline-style="none" style:letter-kerning="true" style:font-family-asian="Menlo" style:font-size-asian="18pt" style:font-style-asian="normal" style:font-family-complex="Menlo" style:font-size-complex="18pt" style:font-style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fo:font-family="Menlo" fo:font-size="18pt" fo:font-style="normal" fo:text-shadow="none" style:text-underline-style="none" style:letter-kerning="true" style:font-family-asian="Menlo" style:font-size-asian="18pt" style:font-style-asian="normal" style:font-family-complex="Menlo" style:font-size-complex="18pt" style:font-style-complex="normal" style:text-emphasize="none" style:font-relief="none" style:text-overline-style="none" style:text-overline-color="font-color"/>
    </style:style>
    <style:style style:name="T24" style:family="text">
      <style:text-properties fo:color="#000080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660e7a" style:text-outline="false" style:text-line-through-style="none" fo:font-family="Menlo" fo:font-size="18pt" fo:font-style="italic" fo:text-shadow="none" style:text-underline-style="none" fo:font-weight="bold" style:letter-kerning="true" style:font-family-asian="Menlo" style:font-size-asian="18pt" style:font-style-asian="italic" style:font-weight-asian="bold" style:font-family-complex="Menlo" style:font-size-complex="18pt" style:font-style-complex="italic" style:font-weight-complex="bold" style:text-emphasize="none" style:font-relief="none" style:text-overline-style="none" style:text-overline-color="font-color"/>
    </style:style>
    <style:style style:name="T26" style:family="text">
      <style:text-properties fo:color="#008000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660e7a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fo:font-family="Menlo" fo:font-size="18pt" fo:font-style="italic" fo:text-shadow="none" style:text-underline-style="none" style:letter-kerning="true" style:font-family-asian="Menlo" style:font-size-asian="18pt" style:font-style-asian="italic" style:font-family-complex="Menlo" style:font-size-complex="18pt" style:font-style-complex="italic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fo:font-family="Menlo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fo:font-family="Menlo" fo:font-size="18pt" fo:text-shadow="none" style:text-underline-style="none" style:letter-kerning="true" style:font-family-asian="Menlo" style:font-size-asian="18pt" style:font-family-complex="Menlo" style:font-size-complex="18pt" style:text-emphasize="none" style:font-relief="none" style:text-overline-style="none" style:text-overline-color="font-color"/>
    </style:style>
    <style:style style:name="T32" style:family="text">
      <style:text-properties fo:color="#808000" style:text-outline="false" style:text-line-through-style="none" fo:font-family="Menlo" fo:font-size="18pt" fo:text-shadow="none" style:text-underline-style="none" style:letter-kerning="true" style:font-family-asian="Menlo" style:font-size-asian="18pt" style:font-family-complex="Menlo" style:font-size-complex="18pt" style:text-emphasize="none" style:font-relief="none" style:text-overline-style="none" style:text-overline-color="font-color"/>
    </style:style>
    <style:style style:name="T33" style:family="text">
      <style:text-properties fo:color="#000080" style:text-outline="false" style:text-line-through-style="none" fo:font-family="Menlo" fo:font-size="18pt" fo:text-shadow="none" style:text-underline-style="none" fo:font-weight="bold" style:letter-kerning="true" style:font-family-asian="Menlo" style:font-size-asian="18pt" style:font-weight-asian="bold" style:font-family-complex="Menlo" style:font-size-complex="18pt" style:font-weight-complex="bold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fo:font-family="Menlo" fo:font-size="18pt" fo:text-shadow="none" style:text-underline-style="none" style:letter-kerning="true" style:font-family-asian="Menlo" style:font-size-asian="18pt" style:font-family-complex="Menlo" style:font-size-complex="18pt" style:text-emphasize="none" style:font-relief="none" style:text-overline-style="none" style:text-overline-color="font-color"/>
    </style:style>
    <style:style style:name="T35" style:family="text">
      <style:text-properties fo:color="#660e7a" style:text-outline="false" style:text-line-through-style="none" fo:font-family="Menlo" fo:font-size="18pt" fo:font-style="italic" fo:text-shadow="none" style:text-underline-style="none" style:letter-kerning="true" style:font-family-asian="Menlo" style:font-size-asian="18pt" style:font-style-asian="italic" style:font-family-complex="Menlo" style:font-size-complex="18pt" style:font-style-complex="italic" style:text-emphasize="none" style:font-relief="none" style:text-overline-style="none" style:text-overline-color="font-color"/>
    </style:style>
    <style:style style:name="T36" style:family="text">
      <style:text-properties fo:color="#008000" style:text-outline="false" style:text-line-through-style="none" fo:font-family="Menlo" fo:font-size="18pt" fo:text-shadow="none" style:text-underline-style="none" fo:font-weight="bold" style:letter-kerning="true" style:font-family-asian="Menlo" style:font-size-asian="18pt" style:font-weight-asian="bold" style:font-family-complex="Menlo" style:font-size-complex="18pt" style:font-weight-complex="bold" style:text-emphasize="none" style:font-relief="none" style:text-overline-style="none" style:text-overline-color="font-color"/>
    </style:style>
    <style:style style:name="T37" style:family="text">
      <style:text-properties fo:color="#808080" style:text-outline="false" style:text-line-through-style="none" fo:font-family="Menlo" fo:font-size="18pt" fo:font-style="italic" fo:text-shadow="none" style:text-underline-style="none" style:letter-kerning="true" style:font-family-asian="Menlo" style:font-size-asian="18pt" style:font-style-asian="italic" style:font-family-complex="Menlo" style:font-size-complex="18pt" style:font-style-complex="italic" style:text-emphasize="none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fo:font-family="Menlo" fo:font-size="18pt" fo:text-shadow="none" style:text-underline-style="none" fo:font-weight="normal" style:letter-kerning="true" style:font-family-asian="Menlo" style:font-size-asian="18pt" style:font-weight-asian="normal" style:font-family-complex="Menlo" style:font-size-complex="18pt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fo:font-family="Menlo" fo:font-size="18pt" fo:font-style="italic" fo:text-shadow="none" style:text-underline-style="none" fo:font-weight="normal" style:letter-kerning="true" style:font-family-asian="Menlo" style:font-size-asian="18pt" style:font-style-asian="italic" style:font-weight-asian="normal" style:font-family-complex="Menlo" style:font-size-complex="18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660e7a" style:text-outline="false" style:text-line-through-style="none" fo:font-family="Menlo" fo:font-size="18pt" fo:font-style="italic" fo:text-shadow="none" style:text-underline-style="none" fo:font-weight="normal" style:letter-kerning="true" style:font-family-asian="Menlo" style:font-size-asian="18pt" style:font-style-asian="italic" style:font-weight-asian="normal" style:font-family-complex="Menlo" style:font-size-complex="1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18pt" style:font-size-asian="18pt" style:font-size-complex="18pt"/>
    </style:style>
    <style:style style:name="T42" style:family="text">
      <style:text-properties fo:color="#660e7a" style:text-outline="false" style:text-line-through-style="none" fo:font-family="Menlo" fo:font-size="18pt" fo:text-shadow="none" style:text-underline-style="none" fo:font-weight="bold" style:letter-kerning="true" style:font-family-asian="Menlo" style:font-size-asian="18pt" style:font-weight-asian="bold" style:font-family-complex="Menlo" style:font-size-complex="18pt" style:font-weight-complex="bold" style:text-emphasize="none" style:font-relief="none" style:text-overline-style="none" style:text-overline-color="font-color"/>
    </style:style>
    <style:style style:name="T43" style:family="text">
      <style:text-properties fo:color="#0000ff" style:text-outline="false" style:text-line-through-style="none" fo:font-family="Menlo" fo:font-size="18pt" fo:text-shadow="none" style:text-underline-style="none" style:letter-kerning="true" style:font-family-asian="Menlo" style:font-size-asian="18pt" style:font-family-complex="Menlo" style:font-size-complex="18pt" style:text-emphasize="none" style:font-relief="none" style:text-overline-style="none" style:text-overline-color="font-color"/>
    </style:style>
    <style:style style:name="T44" style:family="text">
      <style:text-properties style:use-window-font-color="true" fo:font-family="Menlo" fo:font-size="18pt" style:letter-kerning="true" style:font-family-asian="Menlo" style:font-size-asian="18pt" style:font-family-complex="Menlo" style:font-size-complex="18pt"/>
    </style:style>
    <style:style style:name="T45" style:family="text">
      <style:text-properties fo:color="#808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660e7a" style:text-outline="false" style:text-line-through-style="none" fo:font-family="Menlo" fo:font-size="16pt" fo:font-style="italic" fo:text-shadow="none" style:text-underline-style="none" fo:font-weight="normal" style:letter-kerning="true" style:font-family-asian="Menlo" style:font-size-asian="16pt" style:font-style-asian="italic" style:font-weight-asian="normal" style:font-family-complex="Menlo" style:font-size-complex="16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style:text-outline="false" style:text-line-through-style="none" fo:font-family="Menlo" fo:font-size="16pt" fo:font-style="italic" fo:text-shadow="none" style:text-underline-style="none" fo:font-weight="normal" style:letter-kerning="true" style:font-family-asian="Menlo" style:font-size-asian="16pt" style:font-style-asian="italic" style:font-weight-asian="normal" style:font-family-complex="Menlo" style:font-size-complex="16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color="#808080" style:text-outline="false" style:text-line-through-style="none" fo:font-family="Menlo" fo:font-size="16pt" fo:font-style="italic" fo:text-shadow="none" style:text-underline-style="none" fo:font-weight="normal" style:letter-kerning="true" style:font-family-asian="Menlo" style:font-size-asian="16pt" style:font-style-asian="italic" style:font-weight-asian="normal" style:font-family-complex="Menlo" style:font-size-complex="16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fo:font-family="Menlo" fo:font-size="18pt" style:letter-kerning="true" style:font-family-asian="Menlo" style:font-size-asian="18pt" style:font-family-complex="Menlo" style:font-size-complex="18pt"/>
    </style:style>
    <style:style style:name="T50" style:family="text">
      <style:text-properties style:text-outline="false" style:text-line-through-style="none" fo:font-family="Menlo" fo:font-size="18pt" fo:text-shadow="none" style:text-underline-style="none" fo:font-weight="normal" style:letter-kerning="true" style:font-family-asian="Menlo" style:font-size-asian="18pt" style:font-weight-asian="normal" style:font-family-complex="Menlo" style:font-size-complex="18pt" style:font-weight-complex="normal" style:text-emphasize="none" style:font-relief="none" style:text-overline-style="none" style:text-overline-color="font-color"/>
    </style:style>
    <style:style style:name="T51" style:family="text">
      <style:text-properties fo:font-family="'Heiti SC'" style:font-pitch="variable" fo:font-size="24pt" style:font-size-asian="24pt" style:font-size-complex="24pt"/>
    </style:style>
    <style:style style:name="T52" style:family="text">
      <style:text-properties fo:color="#808000" style:text-outline="false" style:text-line-through-style="none" fo:font-family="Menlo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53" style:family="text">
      <style:text-properties fo:color="#808080" style:text-outline="false" style:text-line-through-style="none" fo:font-family="Menlo" fo:font-size="16pt" fo:font-style="italic" fo:text-shadow="none" style:text-underline-style="none" style:letter-kerning="true" style:font-family-asian="Menlo" style:font-size-asian="16pt" style:font-style-asian="italic" style:font-family-complex="Menlo" style:font-size-complex="16pt" style:font-style-complex="italic" style:text-emphasize="none" style:font-relief="none" style:text-overline-style="none" style:text-overline-color="font-color"/>
    </style:style>
    <style:style style:name="T54" style:family="text">
      <style:text-properties style:use-window-font-color="true" style:text-outline="false" style:text-line-through-style="none" fo:font-family="Menlo" fo:font-size="16pt" fo:font-style="italic" fo:text-shadow="none" style:text-underline-style="none" style:letter-kerning="true" style:font-family-asian="Menlo" style:font-size-asian="16pt" style:font-style-asian="italic" style:font-family-complex="Menlo" style:font-size-complex="16pt" style:font-style-complex="italic" style:text-emphasize="none" style:font-relief="none" style:text-overline-style="none" style:text-overline-color="font-color"/>
    </style:style>
    <style:style style:name="T55" style:family="text">
      <style:text-properties style:use-window-font-color="true" style:text-outline="false" style:text-line-through-style="none" fo:font-family="Menlo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56" style:family="text">
      <style:text-properties style:use-window-font-color="true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00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color="#000000" style:text-outline="false" style:text-line-through-style="none" fo:font-family="Menlo" fo:font-size="16pt" fo:font-style="italic" fo:text-shadow="none" style:text-underline-style="none" fo:font-weight="bold" style:letter-kerning="true" style:font-family-asian="Menlo" style:font-size-asian="16pt" style:font-style-asian="italic" style:font-weight-asian="bold" style:font-family-complex="Menlo" style:font-size-complex="16pt" style:font-style-complex="italic" style:font-weight-complex="bold" style:text-emphasize="none" style:font-relief="none" style:text-overline-style="none" style:text-overline-color="font-color"/>
    </style:style>
    <style:style style:name="T59" style:family="text">
      <style:text-properties fo:color="#0000ff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color="#009900"/>
    </style:style>
    <style:style style:name="T61" style:family="text">
      <style:text-properties fo:color="#666666"/>
    </style:style>
    <style:style style:name="T62" style:family="text">
      <style:text-properties style:text-outline="false" style:text-line-through-style="none" fo:font-family="Menlo" fo:font-size="20pt" fo:font-style="normal" fo:text-shadow="none" style:text-underline-style="none" style:letter-kerning="true" style:font-family-asian="Menlo" style:font-size-asian="20pt" style:font-style-asian="normal" style:font-family-complex="Menlo" style:font-size-complex="20pt" style:font-style-complex="normal" style:text-emphasize="none" style:font-relief="none" style:text-overline-style="none" style:text-overline-color="font-color"/>
    </style:style>
    <style:style style:name="T63" style:family="text">
      <style:text-properties fo:font-size="14pt" style:font-size-asian="14pt" style:font-size-complex="14pt"/>
    </style:style>
    <style:style style:name="T64" style:family="text">
      <style:text-properties fo:color="#0000ff" style:text-outline="false" style:text-line-through-style="none" fo:font-family="Menlo" fo:font-size="18pt" fo:font-style="normal" fo:text-shadow="none" style:text-underline-style="none" style:letter-kerning="true" style:font-family-asian="Menlo" style:font-size-asian="18pt" style:font-style-asian="normal" style:font-family-complex="Menlo" style:font-size-complex="18pt" style:font-style-complex="normal" style:text-emphasize="none" style:font-relief="none" style:text-overline-style="none" style:text-overline-color="font-color"/>
    </style:style>
    <style:style style:name="T65" style:family="text">
      <style:text-properties fo:font-size="18pt" fo:font-weight="bold" style:font-size-asian="18pt" style:font-weight-asian="bold" style:font-size-complex="18pt" style:font-weight-complex="bold"/>
    </style:style>
    <style:style style:name="T66" style:family="text">
      <style:text-properties fo:color="#0000ff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family="Menlo" style:font-style-name="Italic" style:font-pitch="variable" fo:font-size="11pt" style:font-size-asian="11pt" style:font-size-complex="11pt"/>
    </style:style>
    <style:style style:name="T68" style:family="text">
      <style:text-properties fo:font-family="Menlo" style:font-style-name="Italic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Starting Code - UML Diagram</text:span></text:p>
              </table:table-cell>
              <table:table-cell table:style-name="ce2">
                <text:p text:style-name="P2">StartingCode</text:p>
              </table:table-cell>
            </table:table-row>
            <table:table-row table:style-name="ro2">
              <table:table-cell table:style-name="ce3"/>
              <table:table-cell table:style-name="ce2">
                <text:p text:style-name="P2">PagerAdapter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10.414cm" svg:height="4.318cm" svg:x="14.732cm" svg:y="3.263cm">
          <draw:text-box>
            <text:p text:style-name="P3"><text:span text:style-name="T2">SkyWalker</text:span></text:p>
            <text:p text:style-name="P3"><text:span text:style-name="T2"/></text:p>
            <text:p text:style-name="P4"><text:span text:style-name="T3">static ArrayList&lt;Character&gt; <text:s text:c="2"/></text:span></text:p>
            <text:p text:style-name="P4"><text:span text:style-name="T3"><text:s text:c="9"/></text:span><text:span text:style-name="T3">getLineageFor(Character)</text:span></text:p>
            <text:p text:style-name="P4"><text:span text:style-name="T3">static Character shmiSkywalker</text:span><text:span text:style-name="T2"> </text:span></text:p>
          </draw:text-box>
        </draw:frame>
        <draw:frame draw:style-name="gr2" draw:text-style-name="P3" draw:layer="layout" svg:width="5.416cm" svg:height="2.579cm" svg:x="14.732cm" svg:y="14.439cm">
          <draw:text-box>
            <text:p text:style-name="P3"><text:span text:style-name="T2">MainActivity</text:span></text:p>
          </draw:text-box>
        </draw:frame>
        <draw:frame draw:style-name="gr3" draw:text-style-name="P3" draw:layer="layout" svg:width="5.842cm" svg:height="2.794cm" svg:x="5.842cm" svg:y="14.439cm">
          <draw:text-box>
            <text:p text:style-name="P3"><text:span text:style-name="T2">CharacterView</text:span></text:p>
          </draw:text-box>
        </draw:frame>
        <draw:frame draw:style-name="gr4" draw:text-style-name="P3" draw:layer="layout" svg:width="5.842cm" svg:height="2.54cm" svg:x="10.668cm" svg:y="9.867cm">
          <draw:text-box>
            <text:p text:style-name="P3"><text:span text:style-name="T2">Character</text:span></text:p>
          </draw:text-box>
        </draw:frame>
        <draw:frame draw:style-name="gr5" draw:text-style-name="P3" draw:layer="layout" svg:width="9.734cm" svg:height="4.178cm" svg:x="2.54cm" svg:y="3.403cm">
          <draw:text-box>
            <text:p text:style-name="P3"><text:span text:style-name="T2">NamedDrawable</text:span></text:p>
            <text:p text:style-name="P3"><text:span text:style-name="T2"/></text:p>
            <text:p text:style-name="P4"><text:span text:style-name="T3">static Drawable </text:span></text:p>
            <text:p text:style-name="P4"><text:span text:style-name="T3"><text:s text:c="8"/></text:span><text:span text:style-name="T3">getDrawableFromName <text:s text:c="2"/></text:span></text:p>
            <text:p text:style-name="P4"><text:span text:style-name="T3"><text:s text:c="9"/></text:span><text:span text:style-name="T3">(Context context, </text:span></text:p>
            <text:p text:style-name="P4"><text:span text:style-name="T3"><text:s text:c="10"/></text:span><text:span text:style-name="T3">String name)</text:span><text:span text:style-name="T2"> </text:span></text:p>
          </draw:text-box>
        </draw:frame>
        <draw:line draw:style-name="gr6" draw:text-style-name="P5" draw:layer="layout" svg:x1="19.812cm" svg:y1="7.581cm" svg:x2="14.224cm" svg:y2="9.867cm">
          <text:p/>
        </draw:line>
        <draw:line draw:style-name="gr6" draw:text-style-name="P5" draw:layer="layout" svg:x1="17.78cm" svg:y1="14.439cm" svg:x2="14.224cm" svg:y2="12.407cm">
          <text:p/>
        </draw:line>
        <draw:frame draw:style-name="gr7" draw:text-style-name="P6" draw:layer="layout" svg:width="7.366cm" svg:height="1.563cm" svg:x="16.764cm" svg:y="17.018cm">
          <draw:text-box>
            <text:p text:style-name="P6"><text:span text:style-name="T4">main_activity.xml</text:span></text:p>
          </draw:text-box>
        </draw:frame>
        <draw:frame draw:style-name="gr7" draw:text-style-name="P6" draw:layer="layout" svg:width="7.366cm" svg:height="1.563cm" svg:x="6.858cm" svg:y="17.233cm">
          <draw:text-box>
            <text:p text:style-name="P6"><text:span text:style-name="T4">character.xml</text:span></text:p>
          </draw:text-box>
        </draw:frame>
        <draw:line draw:style-name="gr6" draw:text-style-name="P5" draw:layer="layout" svg:x1="9.144cm" svg:y1="14.439cm" svg:x2="12.7cm" svg:y2="12.407cm">
          <text:p/>
        </draw:line>
        <draw:line draw:style-name="gr6" draw:text-style-name="P5" draw:layer="layout" svg:x1="9.144cm" svg:y1="14.44cm" svg:x2="6.604cm" svg:y2="7.581cm">
          <text:p/>
        </draw:line>
        <draw:line draw:style-name="gr6" draw:text-style-name="P5" draw:layer="layout" svg:x1="14.732cm" svg:y1="15.964cm" svg:x2="11.684cm" svg:y2="15.963cm">
          <text:p/>
        </draw:line>
        <draw:line draw:style-name="gr6" draw:text-style-name="P5" draw:layer="layout" svg:x1="17.781cm" svg:y1="14.44cm" svg:x2="20.574cm" svg:y2="7.581cm">
          <text:p/>
        </draw:line>
        <draw:frame draw:style-name="gr8" draw:text-style-name="P7" xml:id="id1" draw:id="id1" draw:layer="layout" svg:width="9.398cm" svg:height="3.013cm" svg:x="17.272cm" svg:y="11.176cm">
          <draw:text-box>
            <text:p text:style-name="P7"><text:span text:style-name="T5">mainActivity calls</text:span></text:p>
            <text:p text:style-name="P7"><text:span text:style-name="T6"/></text:p>
            <text:p text:style-name="P8"><text:span text:style-name="T5">Character shmi = SkyWalker.shmi;</text:span></text:p>
            <text:p text:style-name="P8"><text:span text:style-name="T5">CharacterView cV =</text:span></text:p>
            <text:p text:style-name="P8"><text:span text:style-name="T5"><text:s text:c="3"/></text:span><text:span text:style-name="T5">new CharacterView(shmi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0" draw:text-style-name="P10" draw:layer="layout" svg:width="26.67cm" svg:height="17.526cm" svg:x="0.762cm" svg:y="2.794cm">
          <draw:text-box>
            <text:p text:style-name="P10"><text:span text:style-name="T7">public class </text:span><text:span text:style-name="T8">MainActivity </text:span><text:span text:style-name="T7">extends </text:span><text:span text:style-name="T8">AppCompatActivity {</text:span><text:span text:style-name="T8"><text:line-break/></text:span><text:span text:style-name="T8"><text:line-break/></text:span><text:span text:style-name="T8"> <text:s/></text:span><text:span text:style-name="T9">@Override</text:span><text:span text:style-name="T9"><text:line-break/></text:span><text:span text:style-name="T9"> <text:s/></text:span><text:span text:style-name="T7">protected void </text:span><text:span text:style-name="T8">onCreate(Bundle savedInstanceState) {</text:span><text:span text:style-name="T8"><text:line-break/></text:span><text:span text:style-name="T8"> <text:s text:c="3"/>...</text:span><text:span text:style-name="T8"><text:line-break/></text:span><text:span text:style-name="T8"><text:line-break/></text:span><text:span text:style-name="T8"> <text:s text:c="3"/>CharacterView characterView =</text:span></text:p>
            <text:p text:style-name="P10"><text:span text:style-name="T8"><text:s text:c="6"/></text:span><text:span text:style-name="T8">(CharacterView)findViewById(R.id.</text:span><text:span text:style-name="T10">character_view</text:span><text:span text:style-name="T11">);</text:span><text:span text:style-name="T11"><text:line-break/></text:span><text:span text:style-name="T11"> <text:s text:c="3"/>characterView.setCharacter(SkyWalker.</text:span><text:span text:style-name="T12">shmiSkywalker</text:span><text:span text:style-name="T13">);</text:span><text:span text:style-name="T13"><text:line-break/></text:span><text:span text:style-name="T13"> <text:s/>}</text:span><text:span text:style-name="T13"><text:line-break/></text:span><text:span text:style-name="T13"><text:line-break/></text:span><text:span text:style-name="T13">}</text:span></text:p>
          </draw:text-box>
        </draw:frame>
        <draw:frame draw:style-name="standard" draw:layer="layout" svg:width="27.254cm" svg:height="2.003cm" svg:x="0.432cm" svg:y="0.2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MainActivity.java</text:span></text:p>
              </table:table-cell>
              <table:table-cell table:style-name="ce2">
                <text:p text:style-name="P2">StartingCode</text:p>
              </table:table-cell>
            </table:table-row>
            <table:table-row table:style-name="ro2">
              <table:table-cell table:style-name="ce3"/>
              <table:table-cell table:style-name="ce2">
                <text:p text:style-name="P2">PagerAdapter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9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1" draw:text-style-name="P11" draw:layer="layout" svg:width="23.876cm" svg:height="0.962cm" svg:x="0.762cm" svg:y="1.27cm">
          <draw:text-box>
            <text:p text:style-name="P11">Starting Position - character.xml</text:p>
          </draw:text-box>
        </draw:frame>
        <draw:frame draw:style-name="gr12" draw:text-style-name="P12" draw:layer="layout" svg:width="26.67cm" svg:height="17.78cm" svg:x="0.762cm" svg:y="2.54cm">
          <draw:text-box>
            <text:p text:style-name="P12"><text:span text:style-name="T14">&lt;</text:span><text:span text:style-name="T15">LinearLayout</text:span><text:span text:style-name="T16"><text:line-break/></text:span><text:span text:style-name="T16"> <text:s/></text:span><text:span text:style-name="T17">android</text:span><text:span text:style-name="T18">:orientation=</text:span><text:span text:style-name="T16">"vertical"</text:span><text:span text:style-name="T14">&gt;</text:span><text:span text:style-name="T14"><text:line-break/></text:span><text:span text:style-name="T14"> <text:s/>&lt;</text:span><text:span text:style-name="T15">ScrollView</text:span><text:span text:style-name="T15"><text:line-break/></text:span><text:span text:style-name="T15"> <text:s text:c="3"/></text:span><text:span text:style-name="T17">android</text:span><text:span text:style-name="T18">:layout_width=</text:span><text:span text:style-name="T16">"match_parent"</text:span><text:span text:style-name="T16"><text:line-break/></text:span><text:span text:style-name="T16"> <text:s text:c="3"/></text:span><text:span text:style-name="T17">android</text:span><text:span text:style-name="T18">:layout_height=</text:span><text:span text:style-name="T16">"match_parent"</text:span><text:span text:style-name="T14">&gt;</text:span><text:span text:style-name="T14"><text:line-break/></text:span><text:span text:style-name="T14"> <text:s text:c="3"/>&lt;</text:span><text:span text:style-name="T15">LinearLayout</text:span><text:span text:style-name="T15"><text:line-break/></text:span><text:span text:style-name="T15"> <text:s text:c="5"/></text:span><text:span text:style-name="T17">android</text:span><text:span text:style-name="T18">:layout_width=</text:span><text:span text:style-name="T16">"match_parent"</text:span><text:span text:style-name="T16"><text:line-break/></text:span><text:span text:style-name="T16"> <text:s text:c="5"/></text:span><text:span text:style-name="T17">android</text:span><text:span text:style-name="T18">:layout_height=</text:span><text:span text:style-name="T16">"wrap_content"</text:span><text:span text:style-name="T16"><text:line-break/></text:span><text:span text:style-name="T16"> <text:s text:c="5"/></text:span><text:span text:style-name="T17">android</text:span><text:span text:style-name="T18">:orientation=</text:span><text:span text:style-name="T16">"vertical"</text:span><text:span text:style-name="T14">&gt;</text:span><text:span text:style-name="T14"><text:line-break/></text:span><text:span text:style-name="T14"> <text:s text:c="5"/>&lt;</text:span><text:span text:style-name="T15">TextView</text:span><text:span text:style-name="T15"><text:line-break/></text:span><text:span text:style-name="T15"> <text:s text:c="7"/></text:span><text:span text:style-name="T17">android</text:span><text:span text:style-name="T18">:id=</text:span><text:span text:style-name="T16">"@+id/character_name"</text:span><text:span text:style-name="T16"><text:line-break/></text:span><text:span text:style-name="T16"> <text:s text:c="7"/></text:span><text:span text:style-name="T17">android</text:span><text:span text:style-name="T18">:layout_width=</text:span><text:span text:style-name="T16">"wrap_content"</text:span><text:span text:style-name="T16"><text:line-break/></text:span><text:span text:style-name="T16"> <text:s text:c="7"/></text:span><text:span text:style-name="T17">android</text:span><text:span text:style-name="T18">:layout_height=</text:span><text:span text:style-name="T16">"wrap_content"</text:span><text:span text:style-name="T16"><text:line-break/></text:span><text:span text:style-name="T16"> <text:s text:c="7"/></text:span><text:span text:style-name="T17">android</text:span><text:span text:style-name="T18">:layout_gravity=</text:span><text:span text:style-name="T16">"center"</text:span><text:span text:style-name="T16"><text:line-break/></text:span><text:span text:style-name="T16"> <text:s text:c="7"/></text:span><text:span text:style-name="T17">android</text:span><text:span text:style-name="T18">:textSize=</text:span><text:span text:style-name="T16">"24sp"</text:span><text:span text:style-name="T14">/&gt;</text:span><text:span text:style-name="T14"><text:line-break/></text:span><text:span text:style-name="T14"> <text:s text:c="5"/>&lt;</text:span><text:span text:style-name="T15">ImageView</text:span><text:span text:style-name="T15"><text:line-break/></text:span><text:span text:style-name="T15"> <text:s text:c="7"/></text:span><text:span text:style-name="T17">android</text:span><text:span text:style-name="T18">:id=</text:span><text:span text:style-name="T16">"@+id/character_pict"</text:span><text:span text:style-name="T16"><text:line-break/></text:span><text:span text:style-name="T16"> <text:s text:c="7"/></text:span><text:span text:style-name="T17">android</text:span><text:span text:style-name="T18">:layout_width=</text:span><text:span text:style-name="T16">"200dp"</text:span><text:span text:style-name="T16"><text:line-break/></text:span><text:span text:style-name="T16"> <text:s text:c="7"/></text:span><text:span text:style-name="T17">android</text:span><text:span text:style-name="T18">:layout_height=</text:span><text:span text:style-name="T16">"wrap_content"</text:span><text:span text:style-name="T16"><text:line-break/></text:span><text:span text:style-name="T16"> <text:s text:c="7"/></text:span><text:span text:style-name="T17">android</text:span><text:span text:style-name="T18">:layout_gravity=</text:span><text:span text:style-name="T16">"center"</text:span><text:span text:style-name="T16"><text:line-break/></text:span><text:span text:style-name="T16"> <text:s text:c="7"/></text:span><text:span text:style-name="T17">android</text:span><text:span text:style-name="T18">:adjustViewBounds=</text:span><text:span text:style-name="T16">"true"</text:span><text:span text:style-name="T16"><text:line-break/></text:span><text:span text:style-name="T16"> <text:s text:c="7"/></text:span><text:span text:style-name="T17">android</text:span><text:span text:style-name="T18">:scaleType=</text:span><text:span text:style-name="T16">"fitXY"</text:span><text:span text:style-name="T14">/&gt;</text:span><text:span text:style-name="T14"><text:line-break/></text:span><text:span text:style-name="T14"> <text:s text:c="3"/>&lt;/</text:span><text:span text:style-name="T15">LinearLayout</text:span><text:span text:style-name="T14">&gt;</text:span><text:span text:style-name="T14"><text:line-break/></text:span><text:span text:style-name="T14"> <text:s/>&lt;/</text:span><text:span text:style-name="T15">ScrollView</text:span><text:span text:style-name="T14">&gt;</text:span><text:span text:style-name="T14"><text:line-break/></text:span><text:span text:style-name="T14">&lt;/</text:span><text:span text:style-name="T15">LinearLayout</text:span><text:span text:style-name="T19">&gt;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character.xml</text:span></text:p>
              </table:table-cell>
              <table:table-cell table:style-name="ce2">
                <text:p text:style-name="P2">StartingCode</text:p>
              </table:table-cell>
            </table:table-row>
            <table:table-row table:style-name="ro2">
              <table:table-cell table:style-name="ce3"/>
              <table:table-cell table:style-name="ce2">
                <text:p text:style-name="P2">PagerAdapters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9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1" draw:layer="layout" svg:width="23.876cm" svg:height="0.962cm" svg:x="0.762cm" svg:y="1.27cm">
          <draw:text-box>
            <text:p>Starting Position - CharacterView.java</text:p>
          </draw:text-box>
        </draw:frame>
        <draw:frame draw:style-name="gr12" draw:text-style-name="P12" draw:layer="layout" svg:width="26.67cm" svg:height="19.931cm" svg:x="0.762cm" svg:y="2.54cm">
          <draw:text-box>
            <text:p text:style-name="P12"><text:span text:style-name="T15">public class </text:span><text:span text:style-name="T14">CharacterView </text:span><text:span text:style-name="T15">extends </text:span><text:span text:style-name="T14">LinearLayout {</text:span></text:p>
            <text:p text:style-name="P12"><text:span text:style-name="T14"><text:line-break/></text:span><text:span text:style-name="T14"> <text:s/></text:span><text:span text:style-name="T15">private </text:span><text:span text:style-name="T14">String </text:span><text:span text:style-name="T17">characterName</text:span><text:span text:style-name="T14">;</text:span><text:span text:style-name="T14"><text:line-break/></text:span><text:span text:style-name="T14"><text:line-break/></text:span><text:span text:style-name="T14"> <text:s/></text:span><text:span text:style-name="T15">public </text:span><text:span text:style-name="T14">CharacterView(Context context, AttributeSet attrs) {</text:span><text:span text:style-name="T14"><text:line-break/></text:span><text:span text:style-name="T14"> <text:s text:c="3"/></text:span><text:span text:style-name="T15">super</text:span><text:span text:style-name="T14">(context, attrs);</text:span><text:span text:style-name="T14"><text:line-break/></text:span><text:span text:style-name="T14"> <text:s text:c="3"/>LayoutInflater inflater = (LayoutInflater)context.</text:span><text:span text:style-name="T14"><text:line-break/></text:span><text:span text:style-name="T14"> <text:s text:c="5"/>getSystemService(Context.</text:span><text:span text:style-name="T20">LAYOUT_INFLATER_SERVICE</text:span><text:span text:style-name="T14">);</text:span><text:span text:style-name="T14"><text:line-break/></text:span><text:span text:style-name="T14"> <text:s text:c="3"/>inflater.inflate(R.layout.</text:span><text:span text:style-name="T20">character</text:span><text:span text:style-name="T14">, </text:span><text:span text:style-name="T15">this</text:span><text:span text:style-name="T14">, </text:span><text:span text:style-name="T15">true</text:span><text:span text:style-name="T14">);</text:span><text:span text:style-name="T14"><text:line-break/></text:span><text:span text:style-name="T14"> <text:s/>}</text:span><text:span text:style-name="T14"><text:line-break/></text:span><text:span text:style-name="T14"><text:line-break/></text:span><text:span text:style-name="T14"> <text:s/></text:span><text:span text:style-name="T15">public void </text:span><text:span text:style-name="T14">setCharacter (Character character) {</text:span><text:span text:style-name="T14"><text:line-break/></text:span><text:span text:style-name="T14"> <text:s text:c="3"/></text:span><text:span text:style-name="T17">characterName </text:span><text:span text:style-name="T14">= character.getName();</text:span><text:span text:style-name="T14"><text:line-break/></text:span><text:span text:style-name="T14"> <text:s text:c="3"/>setName(character.getName());</text:span><text:span text:style-name="T14"><text:line-break/></text:span><text:span text:style-name="T14"> <text:s text:c="3"/>setDrawable(NamedDrawable.</text:span><text:span text:style-name="T21">getDrawableFromName</text:span><text:span text:style-name="T14">(</text:span><text:span text:style-name="T15">this</text:span><text:span text:style-name="T14">.getContext(),</text:span><text:span text:style-name="T14"><text:line-break/></text:span><text:span text:style-name="T14"> <text:s text:c="5"/>character.getName()));</text:span><text:span text:style-name="T14"><text:line-break/></text:span><text:span text:style-name="T14"> <text:s/>}</text:span></text:p>
            <text:p text:style-name="P12"><text:span text:style-name="T14"/></text:p>
            <text:p text:style-name="P12"><text:span text:style-name="T15"><text:s text:c="2"/></text:span><text:span text:style-name="T15">private void </text:span><text:span text:style-name="T14">setName (String characterName) {</text:span><text:span text:style-name="T14"><text:line-break/></text:span><text:span text:style-name="T14"> <text:s text:c="3"/>TextView nameView = (TextView)</text:span><text:span text:style-name="T15">this</text:span><text:span text:style-name="T14">.findViewById(R.id.</text:span><text:span text:style-name="T20">character_name</text:span><text:span text:style-name="T19">);</text:span><text:span text:style-name="T19"><text:line-break/></text:span><text:span text:style-name="T19"> <text:s text:c="3"/>nameView.setText(characterName);</text:span><text:span text:style-name="T19"><text:line-break/></text:span><text:span text:style-name="T19"> <text:s/>}</text:span><text:span text:style-name="T14"><text:line-break/></text:span><text:span text:style-name="T14"><text:line-break/></text:span><text:span text:style-name="T14"> <text:s/></text:span><text:span text:style-name="T15">private void </text:span><text:span text:style-name="T14">setDrawable (Drawable drawable) {</text:span><text:span text:style-name="T14"><text:line-break/></text:span><text:span text:style-name="T14"> <text:s text:c="3"/>ImageView imageView = (ImageView)</text:span><text:span text:style-name="T15">this</text:span><text:span text:style-name="T14">.findViewById(R.id.</text:span><text:span text:style-name="T20">character_pict</text:span><text:span text:style-name="T14">);</text:span><text:span text:style-name="T14"><text:line-break/></text:span><text:span text:style-name="T14"> <text:s text:c="3"/>imageView.setImageDrawable(drawable);</text:span><text:span text:style-name="T14"><text:line-break/></text:span><text:span text:style-name="T14"> <text:s/>}</text:span><text:span text:style-name="T14"><text:line-break/></text:span><text:span text:style-name="T14"><text:line-break/></text:span><text:span text:style-name="T14"> <text:s/></text:span><text:span text:style-name="T19"><text:line-break/></text:span><text:span text:style-name="T19">}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3"><text:span text:style-name="T1">CharacterView.java</text:span></text:p>
              </table:table-cell>
              <table:table-cell table:style-name="ce2">
                <text:p text:style-name="P14">StartingCode</text:p>
              </table:table-cell>
            </table:table-row>
            <table:table-row table:style-name="ro2">
              <table:table-cell table:style-name="ce3"/>
              <table:table-cell table:style-name="ce2">
                <text:p text:style-name="P14">PagerAdapters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9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1" draw:layer="layout" svg:width="23.876cm" svg:height="0.962cm" svg:x="0.762cm" svg:y="1.27cm">
          <draw:text-box>
            <text:p>Starting Position - FirstPageTest</text:p>
          </draw:text-box>
        </draw:frame>
        <draw:frame draw:style-name="gr12" draw:text-style-name="P15" draw:layer="layout" svg:width="26.67cm" svg:height="17.78cm" svg:x="0.762cm" svg:y="2.54cm">
          <draw:text-box>
            <text:p text:style-name="P15"><text:span text:style-name="T22">@RunWith</text:span><text:span text:style-name="T23">(AndroidJUnit4.</text:span><text:span text:style-name="T24">class</text:span><text:span text:style-name="T23">)</text:span><text:span text:style-name="T23"><text:line-break/></text:span><text:span text:style-name="T24">public class </text:span><text:span text:style-name="T23">FirstPageTest {</text:span><text:span text:style-name="T23"><text:line-break/></text:span><text:span text:style-name="T23"><text:line-break/></text:span><text:span text:style-name="T23"> <text:s/></text:span><text:span text:style-name="T24">private static final </text:span><text:span text:style-name="T23">String </text:span><text:span text:style-name="T25">firstCharacterName </text:span><text:span text:style-name="T23">= </text:span><text:span text:style-name="T26">"Shmi Skywalker"</text:span><text:span text:style-name="T23">;</text:span><text:span text:style-name="T23"><text:line-break/></text:span><text:span text:style-name="T23"><text:line-break/></text:span><text:span text:style-name="T23"> <text:s/></text:span><text:span text:style-name="T22">@Rule</text:span><text:span text:style-name="T22"><text:line-break/></text:span><text:span text:style-name="T22"> <text:s/></text:span><text:span text:style-name="T24">public </text:span><text:span text:style-name="T23">ActivityTestRule </text:span><text:span text:style-name="T27">mActivityRule </text:span><text:span text:style-name="T23">= </text:span></text:p>
            <text:p text:style-name="P15"><text:span text:style-name="T28"><text:s text:c="4"/></text:span><text:span text:style-name="T24">new </text:span><text:span text:style-name="T23">ActivityTestRule(MainActivity.</text:span><text:span text:style-name="T24">class</text:span><text:span text:style-name="T23">);</text:span><text:span text:style-name="T23"><text:line-break/></text:span><text:span text:style-name="T23"><text:line-break/></text:span><text:span text:style-name="T23"> <text:s/></text:span><text:span text:style-name="T22">@Test</text:span><text:span text:style-name="T22"><text:line-break/></text:span><text:span text:style-name="T22"> <text:s/></text:span><text:span text:style-name="T24">public void </text:span><text:span text:style-name="T23">firstPageStartsWithShmi () {</text:span><text:span text:style-name="T23"><text:line-break/></text:span><text:span text:style-name="T23"> <text:s text:c="3"/></text:span><text:span text:style-name="T29">onView</text:span><text:span text:style-name="T23">(</text:span><text:span text:style-name="T29">allOf</text:span><text:span text:style-name="T23">(</text:span><text:span text:style-name="T29">isDisplayed</text:span><text:span text:style-name="T23">(), </text:span><text:span text:style-name="T29">withId</text:span><text:span text:style-name="T23">(R.id.</text:span><text:span text:style-name="T25">character_name</text:span><text:span text:style-name="T23">))).</text:span><text:span text:style-name="T23"><text:line-break/></text:span><text:span text:style-name="T23"> <text:s text:c="5"/>check(</text:span><text:span text:style-name="T29">matches</text:span><text:span text:style-name="T23">(</text:span><text:span text:style-name="T29">withText</text:span><text:span text:style-name="T23">(</text:span><text:span text:style-name="T25">firstCharacterName</text:span><text:span text:style-name="T23">)));</text:span></text:p>
            <text:p text:style-name="P15"><text:span text:style-name="T23"><text:line-break/></text:span><text:span text:style-name="T23"> <text:s text:c="3"/></text:span><text:span text:style-name="T29">onView</text:span><text:span text:style-name="T23">(</text:span><text:span text:style-name="T29">allOf</text:span><text:span text:style-name="T23">(</text:span><text:span text:style-name="T29">isDisplayed</text:span><text:span text:style-name="T23">(), </text:span><text:span text:style-name="T29">withId</text:span><text:span text:style-name="T23">(R.id.</text:span><text:span text:style-name="T25">character_pict</text:span><text:span text:style-name="T23">))).</text:span></text:p>
            <text:p text:style-name="P15"><text:span text:style-name="T23"><text:s text:c="5"/></text:span><text:span text:style-name="T23">check(</text:span><text:span text:style-name="T29">matches</text:span><text:span text:style-name="T23">(DrawableMatcher.</text:span></text:p>
            <text:p text:style-name="P15"><text:span text:style-name="T29"><text:s text:c="21"/></text:span><text:span text:style-name="T29">withCharacterName</text:span><text:span text:style-name="T23">(</text:span><text:span text:style-name="T25">firstCharacterName</text:span><text:span text:style-name="T30">)));</text:span><text:span text:style-name="T30"><text:line-break/></text:span><text:span text:style-name="T30"> <text:s/>}</text:span><text:span text:style-name="T30"><text:line-break/></text:span><text:span text:style-name="T30"><text:line-break/></text:span><text:span text:style-name="T30">}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3"><text:span text:style-name="T1">FirstPageTest.java</text:span></text:p>
              </table:table-cell>
              <table:table-cell table:style-name="ce2">
                <text:p text:style-name="P14">StartingCode</text:p>
              </table:table-cell>
            </table:table-row>
            <table:table-row table:style-name="ro2">
              <table:table-cell table:style-name="ce3"/>
              <table:table-cell table:style-name="ce2">
                <text:p text:style-name="P14">PagerAdapters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9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1" draw:layer="layout" svg:width="23.876cm" svg:height="0.962cm" svg:x="0.762cm" svg:y="1.27cm">
          <draw:text-box>
            <text:p>Starting Position - CharacterUTest</text:p>
          </draw:text-box>
        </draw:frame>
        <draw:frame draw:style-name="gr12" draw:text-style-name="P15" draw:layer="layout" svg:width="26.67cm" svg:height="17.78cm" svg:x="0.762cm" svg:y="2.54cm">
          <draw:text-box>
            <text:p text:style-name="P15"><text:span text:style-name="T31"><text:s/></text:span><text:span text:style-name="T32">@BeforeClass</text:span><text:span text:style-name="T32"><text:line-break/></text:span><text:span text:style-name="T33">public static void </text:span><text:span text:style-name="T34">initCharacters () {</text:span><text:span text:style-name="T34"><text:line-break/></text:span><text:span text:style-name="T34"> <text:s/></text:span><text:span text:style-name="T35">shmiS <text:s text:c="5"/></text:span><text:span text:style-name="T34">= </text:span><text:span text:style-name="T33">new </text:span><text:span text:style-name="T34">Character(</text:span><text:span text:style-name="T36">"Shmi Skywalker"</text:span><text:span text:style-name="T34">);</text:span><text:span text:style-name="T34"><text:line-break/></text:span><text:span text:style-name="T34"> <text:s/></text:span><text:span text:style-name="T35">shmiSame <text:s text:c="2"/></text:span><text:span text:style-name="T34">= </text:span><text:span text:style-name="T33">new </text:span><text:span text:style-name="T34">Character(</text:span><text:span text:style-name="T36">"Shmi Skywalker"</text:span><text:span text:style-name="T34">);</text:span><text:span text:style-name="T34"><text:line-break/></text:span><text:span text:style-name="T34"> <text:s/></text:span><text:span text:style-name="T35">shmiDiff <text:s text:c="2"/></text:span><text:span text:style-name="T34">= </text:span><text:span text:style-name="T33">new </text:span><text:span text:style-name="T34">Character(</text:span><text:span text:style-name="T36">"Shmi Diff"</text:span><text:span text:style-name="T34">);</text:span><text:span text:style-name="T34"><text:line-break/></text:span><text:span text:style-name="T34">}</text:span><text:span text:style-name="T34"><text:line-break/></text:span><text:span text:style-name="T34"><text:line-break/></text:span><text:span text:style-name="T37">// tests getName()</text:span><text:span text:style-name="T37"><text:line-break/></text:span><text:span text:style-name="T32">@Test</text:span><text:span text:style-name="T32"><text:line-break/></text:span><text:span text:style-name="T33">public void </text:span><text:span text:style-name="T34">getName () {</text:span><text:span text:style-name="T34"><text:line-break/></text:span><text:span text:style-name="T34"> <text:s/>String name = </text:span><text:span text:style-name="T36">"JacenSolo"</text:span><text:span text:style-name="T34">;</text:span><text:span text:style-name="T34"><text:line-break/></text:span><text:span text:style-name="T34"> <text:s/>Character jacenSolo = </text:span><text:span text:style-name="T33">new </text:span><text:span text:style-name="T34">Character(name);</text:span><text:span text:style-name="T34"><text:line-break/></text:span><text:span text:style-name="T34"> <text:s/></text:span><text:span text:style-name="T29">assertEquals</text:span><text:span text:style-name="T34">(jacenSolo, jacenSolo.getName());</text:span><text:span text:style-name="T34"><text:line-break/></text:span><text:span text:style-name="T34">}</text:span><text:span text:style-name="T34"><text:line-break/></text:span><text:span text:style-name="T34"><text:line-break/></text:span><text:span text:style-name="T37">// tests equals() when two characters are the same.</text:span><text:span text:style-name="T37"><text:line-break/></text:span><text:span text:style-name="T32">@Test</text:span><text:span text:style-name="T32"><text:line-break/></text:span><text:span text:style-name="T33">public void </text:span><text:span text:style-name="T38">equalsPositive () {</text:span><text:span text:style-name="T38"><text:line-break/></text:span><text:span text:style-name="T38"> <text:s/></text:span><text:span text:style-name="T39">assertTrue</text:span><text:span text:style-name="T38">(</text:span><text:span text:style-name="T40">shmiS</text:span><text:span text:style-name="T38">.equals(</text:span><text:span text:style-name="T40">shmiSame</text:span><text:span text:style-name="T30">));</text:span><text:span text:style-name="T30"><text:line-break/></text:span><text:span text:style-name="T30">}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3"><text:span text:style-name="T1">CharacterUTest1.java</text:span></text:p>
              </table:table-cell>
              <table:table-cell table:style-name="ce2">
                <text:p text:style-name="P14">StartingCode</text:p>
              </table:table-cell>
            </table:table-row>
            <table:table-row table:style-name="ro2">
              <table:table-cell table:style-name="ce4">
                <text:p text:style-name="P16"><text:span text:style-name="T41">using Junit4 static methods</text:span></text:p>
              </table:table-cell>
              <table:table-cell table:style-name="ce2">
                <text:p text:style-name="P14">PagerAdapters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9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1" draw:layer="layout" svg:width="23.876cm" svg:height="0.962cm" svg:x="0.762cm" svg:y="1.27cm">
          <draw:text-box>
            <text:p>Starting Position - CharacterUTest</text:p>
          </draw:text-box>
        </draw:frame>
        <draw:frame draw:style-name="gr12" draw:text-style-name="P15" draw:layer="layout" svg:width="26.67cm" svg:height="17.78cm" svg:x="0.762cm" svg:y="2.54cm">
          <draw:text-box>
            <text:p text:style-name="P15"><text:span text:style-name="T37">//MockitoJUnitRunner.class allows me to mock objects.</text:span><text:span text:style-name="T37"><text:line-break/></text:span><text:span text:style-name="T32">@RunWith</text:span><text:span text:style-name="T34">(MockitoJUnitRunner.</text:span><text:span text:style-name="T33">class</text:span><text:span text:style-name="T34">)</text:span><text:span text:style-name="T34"><text:line-break/></text:span><text:span text:style-name="T33">public class </text:span><text:span text:style-name="T34">CharacterUTest2 {</text:span><text:span text:style-name="T34"><text:line-break/></text:span><text:span text:style-name="T34"><text:line-break/></text:span><text:span text:style-name="T34"> <text:s/>String <text:s text:c="9"/></text:span><text:span text:style-name="T42">mockParentName</text:span><text:span text:style-name="T34">;</text:span><text:span text:style-name="T34"><text:line-break/></text:span><text:span text:style-name="T34"> <text:s/></text:span><text:span text:style-name="T32">@Mock </text:span><text:span text:style-name="T34">Character </text:span><text:span text:style-name="T42">mockFirstBorn</text:span><text:span text:style-name="T34">;</text:span><text:span text:style-name="T34"><text:line-break/></text:span><text:span text:style-name="T34"> <text:s/></text:span><text:span text:style-name="T32">@Mock </text:span><text:span text:style-name="T34">Character </text:span><text:span text:style-name="T42">mockSecondBorn</text:span><text:span text:style-name="T34">;</text:span><text:span text:style-name="T34"><text:line-break/></text:span><text:span text:style-name="T34"> <text:s/></text:span><text:span text:style-name="T32">@Mock </text:span><text:span text:style-name="T34">Character </text:span><text:span text:style-name="T42">mockBadSon</text:span><text:span text:style-name="T34">;</text:span><text:span text:style-name="T34"><text:line-break/></text:span><text:span text:style-name="T34"><text:line-break/></text:span><text:span text:style-name="T34"> <text:s/></text:span><text:span text:style-name="T32">@Test</text:span><text:span text:style-name="T32"><text:line-break/></text:span><text:span text:style-name="T32"> <text:s/></text:span><text:span text:style-name="T33">public void </text:span><text:span text:style-name="T34">setChildren () {</text:span><text:span text:style-name="T34"><text:line-break/></text:span><text:span text:style-name="T34"> <text:s text:c="3"/>Character parent = </text:span><text:span text:style-name="T33">new </text:span><text:span text:style-name="T34">Character(</text:span><text:span text:style-name="T42">mockParentName</text:span><text:span text:style-name="T34">);</text:span><text:span text:style-name="T34"><text:line-break/></text:span><text:span text:style-name="T34"> <text:s text:c="3"/>parent.setChildren(</text:span><text:span text:style-name="T42">mockFirstBorn</text:span><text:span text:style-name="T34">, </text:span><text:span text:style-name="T42">mockSecondBorn</text:span><text:span text:style-name="T34">);</text:span><text:span text:style-name="T34"><text:line-break/></text:span><text:span text:style-name="T34"> <text:s text:c="3"/>ArrayList&lt;Character&gt; twins = parent.getChildren();</text:span><text:span text:style-name="T34"><text:line-break/></text:span><text:span text:style-name="T34"><text:line-break/></text:span><text:span text:style-name="T34"> <text:s text:c="3"/></text:span><text:span text:style-name="T29">assertEquals</text:span><text:span text:style-name="T34">(</text:span><text:span text:style-name="T43">2</text:span><text:span text:style-name="T34">, twins.size());</text:span><text:span text:style-name="T34"><text:line-break/></text:span><text:span text:style-name="T34"> <text:s text:c="3"/></text:span><text:span text:style-name="T29">assertTrue</text:span><text:span text:style-name="T34">(twins.contains(</text:span><text:span text:style-name="T42">mockFirstBorn</text:span><text:span text:style-name="T34">));</text:span><text:span text:style-name="T34"><text:line-break/></text:span><text:span text:style-name="T34"> <text:s text:c="3"/></text:span><text:span text:style-name="T29">assertTrue</text:span><text:span text:style-name="T34">(twins.contains(</text:span><text:span text:style-name="T42">mockSecondBorn</text:span><text:span text:style-name="T34">));</text:span><text:span text:style-name="T34"><text:line-break/></text:span><text:span text:style-name="T34"> <text:s text:c="3"/></text:span><text:span text:style-name="T29">assertFalse</text:span><text:span text:style-name="T23">(twins.contains(</text:span><text:span text:style-name="T27">mockBadSon</text:span><text:span text:style-name="T30">));</text:span><text:span text:style-name="T30"><text:line-break/></text:span><text:span text:style-name="T30"> <text:s/>}</text:span><text:span text:style-name="T30"><text:line-break/></text:span><text:span text:style-name="T30"><text:line-break/></text:span><text:span text:style-name="T30">}</text:span></text:p>
          </draw:text-box>
        </draw:frame>
        <draw:frame draw:style-name="standard" draw:layer="layout" svg:width="27.254cm" svg:height="2.037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3"><text:span text:style-name="T1">CharacterUTest2.java</text:span></text:p>
              </table:table-cell>
              <table:table-cell table:style-name="ce2">
                <text:p text:style-name="P14">StartingCode</text:p>
              </table:table-cell>
            </table:table-row>
            <table:table-row table:style-name="ro2">
              <table:table-cell table:style-name="ce4">
                <text:p><text:span text:style-name="T41">using </text:span><text:span text:style-name="T44">Mockito</text:span></text:p>
              </table:table-cell>
              <table:table-cell table:style-name="ce2">
                <text:p text:style-name="P14">PagerAdapters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9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1" draw:layer="layout" svg:width="23.876cm" svg:height="0.962cm" svg:x="0.762cm" svg:y="1.27cm">
          <draw:text-box>
            <text:p>Starting Position - CharacterUTest</text:p>
          </draw:text-box>
        </draw:frame>
        <draw:frame draw:style-name="gr12" draw:text-style-name="P15" draw:layer="layout" svg:width="26.67cm" svg:height="17.78cm" svg:x="0.762cm" svg:y="2.54cm">
          <draw:text-box>
            <text:p text:style-name="P15"><text:span text:style-name="T37">//MockitoJUnitRunner.class allows me to verify methods were called.</text:span><text:span text:style-name="T37"><text:line-break/></text:span><text:span text:style-name="T32">@RunWith</text:span><text:span text:style-name="T34">(MockitoJUnitRunner.</text:span><text:span text:style-name="T33">class</text:span><text:span text:style-name="T34">)</text:span><text:span text:style-name="T34"><text:line-break/></text:span><text:span text:style-name="T33">public class </text:span><text:span text:style-name="T34">CharacterUTest2 {</text:span><text:span text:style-name="T34"><text:line-break/></text:span><text:span text:style-name="T34"><text:line-break/></text:span><text:span text:style-name="T34"> <text:s/></text:span><text:span text:style-name="T32">@Mock </text:span><text:span text:style-name="T34">Clone </text:span><text:span text:style-name="T42">mockClone</text:span><text:span text:style-name="T34">;</text:span><text:span text:style-name="T34"><text:line-break/></text:span><text:span text:style-name="T34"> <text:s/></text:span><text:span text:style-name="T32">@Mock </text:span><text:span text:style-name="T34">Plan <text:s/></text:span><text:span text:style-name="T42">mockPlan</text:span><text:span text:style-name="T34">;</text:span></text:p>
            <text:p text:style-name="P15"><text:span text:style-name="T34"><text:line-break/></text:span><text:span text:style-name="T34"> <text:s/></text:span><text:span text:style-name="T32">@Test</text:span><text:span text:style-name="T32"><text:line-break/></text:span><text:span text:style-name="T32"> <text:s/></text:span><text:span text:style-name="T33">public void </text:span><text:span text:style-name="T34">verifyClonesGetPlans () {</text:span></text:p>
            <text:p text:style-name="P15"><text:span text:style-name="T34"><text:s text:c="4"/></text:span><text:span text:style-name="T34">doNothing().when(mockClone).setPlans(mockPlan);</text:span></text:p>
            <text:p text:style-name="P15"><text:span text:style-name="T30"/></text:p>
            <text:p text:style-name="P15"><text:span text:style-name="T30"><text:s text:c="4"/></text:span><text:span text:style-name="T30">Jedi anakin = new Jedi(“Anakin”);</text:span></text:p>
            <text:p text:style-name="P15"><text:span text:style-name="T30"><text:s text:c="4"/></text:span><text:span text:style-name="T30">anakin.addPlan(mockPlan);</text:span></text:p>
            <text:p text:style-name="P15"><text:span text:style-name="T30"><text:s text:c="4"/></text:span><text:span text:style-name="T30">anakin.prepareClone(mockClone);</text:span></text:p>
            <text:p text:style-name="P15"><text:span text:style-name="T30"/></text:p>
            <text:p text:style-name="P15"><text:span text:style-name="T30"><text:s text:c="4"/></text:span><text:span text:style-name="T30">verify(mockClone).setPlan(mockPlan);</text:span><text:span text:style-name="T30"><text:line-break/></text:span><text:span text:style-name="T30"> <text:s/>}</text:span><text:span text:style-name="T30"><text:line-break/></text:span><text:span text:style-name="T30"><text:line-break/></text:span><text:span text:style-name="T30">}</text:span></text:p>
          </draw:text-box>
        </draw:frame>
        <draw:frame draw:style-name="standard" draw:layer="layout" svg:width="27.254cm" svg:height="2.037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3"><text:span text:style-name="T1">JediAndClones</text:span></text:p>
              </table:table-cell>
              <table:table-cell table:style-name="ce2">
                <text:p text:style-name="P14">StartingCode</text:p>
              </table:table-cell>
            </table:table-row>
            <table:table-row table:style-name="ro2">
              <table:table-cell table:style-name="ce4">
                <text:p><text:span text:style-name="T41">using </text:span><text:span text:style-name="T44">Mockito</text:span></text:p>
              </table:table-cell>
              <table:table-cell table:style-name="ce2">
                <text:p text:style-name="P14">PagerAdapters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9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1" draw:layer="layout" svg:width="23.876cm" svg:height="0.962cm" svg:x="0.762cm" svg:y="1.27cm">
          <draw:text-box>
            <text:p>Starting Position - CharacterUTest</text:p>
          </draw:text-box>
        </draw:frame>
        <draw:frame draw:style-name="gr12" draw:text-style-name="P12" draw:layer="layout" svg:width="26.67cm" svg:height="17.78cm" svg:x="0.762cm" svg:y="2.54cm">
          <draw:text-box>
            <text:p text:style-name="P12"><text:span text:style-name="T45">@RunWith</text:span><text:span text:style-name="T19">(PowerMockRunner.</text:span><text:span text:style-name="T15">class</text:span><text:span text:style-name="T19">)</text:span><text:span text:style-name="T19"><text:line-break/></text:span><text:span text:style-name="T45">@PrepareForTest</text:span><text:span text:style-name="T19">({NamedDrawable.</text:span><text:span text:style-name="T15">class</text:span><text:span text:style-name="T19">, CharacterView.</text:span><text:span text:style-name="T15">class</text:span><text:span text:style-name="T19">})</text:span><text:span text:style-name="T19"><text:line-break/></text:span><text:span text:style-name="T15">public class </text:span><text:span text:style-name="T19">CharacterViewUTest {</text:span><text:span text:style-name="T19"><text:line-break/></text:span><text:span text:style-name="T19"> <text:s/></text:span><text:span text:style-name="T15">private </text:span><text:span text:style-name="T19">String </text:span><text:span text:style-name="T17">anakin </text:span><text:span text:style-name="T19">= SkyWalker.</text:span><text:span text:style-name="T46">anakinSkywalker</text:span><text:span text:style-name="T19">.getName();</text:span><text:span text:style-name="T19"><text:line-break/></text:span><text:span text:style-name="T19"> <text:s/></text:span><text:span text:style-name="T45">@Before</text:span><text:span text:style-name="T45"><text:line-break/></text:span><text:span text:style-name="T45"> <text:s/></text:span><text:span text:style-name="T15">public void </text:span><text:span text:style-name="T19">init () </text:span><text:span text:style-name="T15">throws </text:span><text:span text:style-name="T19">Exception {</text:span><text:span text:style-name="T19"><text:line-break/></text:span><text:span text:style-name="T19"> <text:s text:c="3"/></text:span><text:span text:style-name="T47">mockStatic</text:span><text:span text:style-name="T19">(NamedDrawable.</text:span><text:span text:style-name="T15">class</text:span><text:span text:style-name="T19">);</text:span><text:span text:style-name="T19"><text:line-break/></text:span><text:span text:style-name="T19"> <text:s text:c="3"/></text:span><text:span text:style-name="T47">when</text:span><text:span text:style-name="T19">(NamedDrawable.</text:span><text:span text:style-name="T47">getDrawableFromName</text:span><text:span text:style-name="T19">(</text:span><text:span text:style-name="T17">mockContext</text:span><text:span text:style-name="T19">, </text:span><text:span text:style-name="T17">anakin</text:span><text:span text:style-name="T19">))</text:span></text:p>
            <text:p text:style-name="P12"><text:span text:style-name="T19"><text:s text:c="6"/></text:span><text:span text:style-name="T19">.thenReturn(</text:span><text:span text:style-name="T17">mockDrawable</text:span><text:span text:style-name="T19">);</text:span><text:span text:style-name="T19"><text:line-break/></text:span><text:span text:style-name="T19"> <text:s/>}</text:span></text:p>
            <text:p text:style-name="P12"><text:span text:style-name="T19"><text:s text:c="2"/></text:span></text:p>
            <text:p text:style-name="P12"><text:span text:style-name="T19"><text:s text:c="2"/></text:span><text:span text:style-name="T19">//set image and text views from character info.</text:span><text:span text:style-name="T19"><text:line-break/></text:span><text:span text:style-name="T19"> <text:s/></text:span><text:span text:style-name="T45">@Test</text:span><text:span text:style-name="T45"><text:line-break/></text:span><text:span text:style-name="T45"> <text:s/></text:span><text:span text:style-name="T15">public void </text:span><text:span text:style-name="T19">setViewsFromCharacter () </text:span><text:span text:style-name="T15">throws </text:span><text:span text:style-name="T19">Exception <text:s/>{</text:span><text:span text:style-name="T19"><text:line-break/></text:span><text:span text:style-name="T19"> <text:s text:c="3"/>CharacterView characterView = </text:span><text:span text:style-name="T15">new </text:span><text:span text:style-name="T19">CharacterView(</text:span><text:span text:style-name="T17">mockContext</text:span><text:span text:style-name="T19">, </text:span><text:span text:style-name="T15">null</text:span><text:span text:style-name="T19">);</text:span><text:span text:style-name="T19"><text:line-break/></text:span><text:span text:style-name="T19"> <text:s text:c="3"/>CharacterView spyCharView <text:s text:c="2"/>= </text:span><text:span text:style-name="T47">spy</text:span><text:span text:style-name="T19">(characterView);</text:span><text:span text:style-name="T48"><text:line-break/></text:span><text:span text:style-name="T48"> <text:s text:c="3"/></text:span><text:span text:style-name="T47">when</text:span><text:span text:style-name="T19">(spyCharView.findViewById(R.id.</text:span><text:span text:style-name="T20">character_name</text:span><text:span text:style-name="T19">))</text:span></text:p>
            <text:p text:style-name="P12"><text:span text:style-name="T19"><text:s text:c="6"/></text:span><text:span text:style-name="T19">.thenReturn(</text:span><text:span text:style-name="T17">mockNameView</text:span><text:span text:style-name="T19">);</text:span><text:span text:style-name="T19"><text:line-break/></text:span><text:span text:style-name="T19"> <text:s text:c="3"/></text:span><text:span text:style-name="T47">when</text:span><text:span text:style-name="T19">(spyCharView.findViewById(R.id.</text:span><text:span text:style-name="T20">character_pict</text:span><text:span text:style-name="T19">))</text:span></text:p>
            <text:p text:style-name="P12"><text:span text:style-name="T19"><text:s text:c="6"/></text:span><text:span text:style-name="T19">.thenReturn(</text:span><text:span text:style-name="T17">mockImageView</text:span><text:span text:style-name="T19">);</text:span><text:span text:style-name="T19"><text:line-break/></text:span><text:span text:style-name="T19"><text:line-break/></text:span><text:span text:style-name="T19"> <text:s text:c="3"/>spyCharView.setCharacter(SkyWalker.</text:span><text:span text:style-name="T47">getCharacter</text:span><text:span text:style-name="T19">(</text:span><text:span text:style-name="T17">anakin</text:span><text:span text:style-name="T19">));</text:span><text:span text:style-name="T19"><text:line-break/></text:span><text:span text:style-name="T19"><text:line-break/></text:span><text:span text:style-name="T19"> <text:s text:c="3"/></text:span><text:span text:style-name="T47">verify</text:span><text:span text:style-name="T19">(</text:span><text:span text:style-name="T17">mockNameView</text:span><text:span text:style-name="T19">).setText(</text:span><text:span text:style-name="T17">anakin</text:span><text:span text:style-name="T19">);</text:span><text:span text:style-name="T19"><text:line-break/></text:span><text:span text:style-name="T19"> <text:s text:c="3"/></text:span><text:span text:style-name="T47">verify</text:span><text:span text:style-name="T19">(</text:span><text:span text:style-name="T17">mockImageView</text:span><text:span text:style-name="T19">).setImageDrawable(</text:span><text:span text:style-name="T17">mockDrawable</text:span><text:span text:style-name="T19">);</text:span><text:span text:style-name="T19"><text:line-break/></text:span><text:span text:style-name="T19"> <text:s/>}</text:span></text:p>
          </draw:text-box>
        </draw:frame>
        <draw:frame draw:style-name="standard" draw:layer="layout" svg:width="27.254cm" svg:height="2.037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3"><text:span text:style-name="T1">CharacterViewUTest.java</text:span></text:p>
              </table:table-cell>
              <table:table-cell table:style-name="ce2">
                <text:p text:style-name="P14">StartingCode</text:p>
              </table:table-cell>
            </table:table-row>
            <table:table-row table:style-name="ro2">
              <table:table-cell table:style-name="ce3">
                <text:p><text:span text:style-name="T41">using </text:span><text:span text:style-name="T49">PowerMockito</text:span></text:p>
              </table:table-cell>
              <table:table-cell table:style-name="ce2">
                <text:p text:style-name="P14">PagerAdapters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9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1" draw:text-style-name="P11" draw:layer="layout" svg:width="23.876cm" svg:height="0.962cm" svg:x="0.762cm" svg:y="1.27cm">
          <draw:text-box>
            <text:p text:style-name="P11">MyPlainPagerAdapter - Classes involved.</text:p>
          </draw:text-box>
        </draw:frame>
        <draw:frame draw:style-name="gr13" draw:text-style-name="P18" draw:layer="layout" svg:width="5.842cm" svg:height="12.78cm" svg:x="0.508cm" svg:y="5.334cm">
          <draw:text-box>
            <text:p text:style-name="P17"><text:span text:style-name="T50">[AA]</text:span></text:p>
            <text:p text:style-name="P17"><text:span text:style-name="T50"><text:s/></text:span></text:p>
            <text:p text:style-name="P17"><text:span text:style-name="T50">[AA]</text:span></text:p>
            <text:p text:style-name="P17"><text:span text:style-name="T31"><text:s/></text:span></text:p>
            <text:p text:style-name="P17"><text:span text:style-name="T50">[AA]</text:span></text:p>
            <text:p text:style-name="P17"><text:span text:style-name="T31"><text:s/></text:span></text:p>
            <text:p text:style-name="P17"><text:span text:style-name="T31">[AA, BB, CC]</text:span></text:p>
            <text:p text:style-name="P17"><text:span text:style-name="T31"><text:s/></text:span></text:p>
            <text:p text:style-name="P17"><text:span text:style-name="T31"><text:s/></text:span><text:span text:style-name="T31">[AA]</text:span></text:p>
            <text:p text:style-name="P17"><text:span text:style-name="T31"><text:s/></text:span></text:p>
            <text:p text:style-name="P17"><text:span text:style-name="T31"><text:s text:c="2"/></text:span><text:span text:style-name="T31">[BB, CC]</text:span></text:p>
            <text:p text:style-name="P17"><text:span text:style-name="T31"/></text:p>
            <text:p text:style-name="P17"><text:span text:style-name="T31">[BB]</text:span></text:p>
            <text:p text:style-name="P17"><text:span text:style-name="T31"/></text:p>
            <text:p text:style-name="P17"><text:span text:style-name="T31"><text:s text:c="8"/></text:span><text:span text:style-name="T31">[DD]</text:span></text:p>
            <text:p text:style-name="P17"><text:span text:style-name="T31"/></text:p>
            <text:p text:style-name="P17"><text:span text:style-name="T31"><text:s/></text:span><text:span text:style-name="T31">[DD]</text:span></text:p>
          </draw:text-box>
        </draw:frame>
        <draw:frame draw:style-name="gr14" draw:text-style-name="P20" draw:layer="layout" svg:width="14.478cm" svg:height="13.517cm" svg:x="6.35cm" svg:y="5.334cm">
          <draw:text-box>
            <text:p text:style-name="P11"><text:span text:style-name="T31">StraightLineWIRTest.java </text:span></text:p>
            <text:p text:style-name="P11"><text:span text:style-name="T31"/></text:p>
            <text:p text:style-name="P11"><text:span text:style-name="T31">MainActivity.java</text:span></text:p>
            <text:p text:style-name="P11"><text:span text:style-name="T31"/></text:p>
            <text:p text:style-name="P11"><text:span text:style-name="T31">activity_main.xml</text:span></text:p>
            <text:p text:style-name="P11"><text:span text:style-name="T31"/></text:p>
            <text:p text:style-name="P19"><text:span text:style-name="T50">MyPlainPagerAdapter.java</text:span></text:p>
            <text:p text:style-name="P19"><text:span text:style-name="T50"/></text:p>
            <text:p text:style-name="P11"><text:span text:style-name="T31">MyPlainPagerAdapterUTest1.java</text:span></text:p>
            <text:p text:style-name="P11"><text:span text:style-name="T31"/></text:p>
            <text:p text:style-name="P11"><text:span text:style-name="T31">MyPlainPagerAdapterUTest2.java <text:s text:c="8"/></text:span></text:p>
            <text:p text:style-name="P11"><text:span text:style-name="T31">CharacterAdapter.java</text:span><text:span text:style-name="T31"> (Interface) </text:span></text:p>
            <text:p text:style-name="P11"><text:span text:style-name="T31"/></text:p>
            <text:p text:style-name="P11"><text:span text:style-name="T31">SkywalkerAdapter.java</text:span></text:p>
            <text:p text:style-name="P11"><text:span text:style-name="T31"/></text:p>
            <text:p text:style-name="P11"><text:span text:style-name="T31">SkywalkerAdapterStraightUTest.java</text:span></text:p>
            <text:p text:style-name="P11"><text:span text:style-name="T31"/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3"><text:span text:style-name="T1">MyPlainPagerAdapter Intro</text:span></text:p>
              </table:table-cell>
              <table:table-cell table:style-name="ce2">
                <text:p text:style-name="P14">MyPlainPagerAdapter</text:p>
              </table:table-cell>
            </table:table-row>
            <table:table-row table:style-name="ro2">
              <table:table-cell table:style-name="ce3"/>
              <table:table-cell table:style-name="ce2">
                <text:p text:style-name="P14">PagerAdapters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5" draw:text-style-name="P21" draw:layer="layout" svg:width="22.606cm" svg:height="1.945cm" svg:x="2.54cm" svg:y="2.54cm">
          <draw:text-box>
            <text:p text:style-name="P21"><text:span text:style-name="T51">Sliding through StarWars characters using ViewPager and MyPlainPagerAdapter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1" draw:text-style-name="P11" draw:layer="layout" svg:width="23.876cm" svg:height="0.962cm" svg:x="0.762cm" svg:y="1.27cm">
          <draw:text-box>
            <text:p text:style-name="P11">MyPlainPagerAdapter - StraightLineWIRTest</text:p>
          </draw:text-box>
        </draw:frame>
        <draw:frame draw:style-name="gr12" draw:text-style-name="P12" draw:layer="layout" svg:width="26.67cm" svg:height="17.963cm" svg:x="0.762cm" svg:y="2.54cm">
          <draw:text-box>
            <text:p text:style-name="P12"><text:span text:style-name="T52">@RunWith</text:span><text:span text:style-name="T14">(AndroidJUnit4.</text:span><text:span text:style-name="T15">class</text:span><text:span text:style-name="T14">)</text:span><text:span text:style-name="T14"><text:line-break/></text:span><text:span text:style-name="T15">public class </text:span><text:span text:style-name="T14">StraightLineWIRTest {</text:span><text:span text:style-name="T14"><text:line-break/></text:span><text:span text:style-name="T14"> <text:s/></text:span><text:span text:style-name="T15">private </text:span><text:span text:style-name="T14">ViewPagerIdlingResource </text:span><text:span text:style-name="T17">idlingResource</text:span><text:span text:style-name="T14">;</text:span><text:span text:style-name="T14"><text:line-break/></text:span><text:span text:style-name="T53"><text:line-break/></text:span><text:span text:style-name="T53"> <text:s/></text:span><text:span text:style-name="T52">@Rule</text:span><text:span text:style-name="T52"><text:line-break/></text:span><text:span text:style-name="T52"> <text:s/></text:span><text:span text:style-name="T15">public </text:span><text:span text:style-name="T14">IntentsTestRule&lt;MainActivity&gt; </text:span><text:span text:style-name="T17">mActivityRule </text:span><text:span text:style-name="T14">=</text:span><text:span text:style-name="T14"><text:line-break/></text:span><text:span text:style-name="T14"> <text:s text:c="3"/></text:span><text:span text:style-name="T15">new </text:span><text:span text:style-name="T14">IntentsTestRule(MainActivity.</text:span><text:span text:style-name="T15">class</text:span><text:span text:style-name="T14">, </text:span><text:span text:style-name="T15">true</text:span><text:span text:style-name="T14">, </text:span><text:span text:style-name="T15">false</text:span><text:span text:style-name="T14">);</text:span><text:span text:style-name="T14"><text:line-break/></text:span><text:span text:style-name="T14"><text:line-break/></text:span><text:span text:style-name="T14"> <text:s/></text:span><text:span text:style-name="T52">@After</text:span><text:span text:style-name="T52"><text:line-break/></text:span><text:span text:style-name="T52"> <text:s/></text:span><text:span text:style-name="T15">public void </text:span><text:span text:style-name="T14">tearDownIdlingResource () {</text:span><text:span text:style-name="T14"><text:line-break/></text:span><text:span text:style-name="T14"> <text:s text:c="3"/></text:span><text:span text:style-name="T54">unregisterIdlingResources</text:span><text:span text:style-name="T55">(</text:span><text:span text:style-name="T56">idlingResource</text:span><text:span text:style-name="T55">);</text:span><text:span text:style-name="T14"><text:line-break/></text:span><text:span text:style-name="T14"> <text:s/>}</text:span><text:span text:style-name="T14"><text:line-break/></text:span><text:span text:style-name="T14"><text:line-break/></text:span><text:span text:style-name="T14"> <text:s/></text:span><text:span text:style-name="T52">@Test</text:span><text:span text:style-name="T52"><text:line-break/></text:span><text:span text:style-name="T52"> <text:s/></text:span><text:span text:style-name="T15">public void </text:span><text:span text:style-name="T14">firstSwipe () {</text:span><text:span text:style-name="T14"><text:line-break/></text:span><text:span text:style-name="T14"> <text:s text:c="3"/>Activity activity = startActivity();</text:span><text:span text:style-name="T14"><text:line-break/></text:span><text:span text:style-name="T14"><text:line-break/></text:span><text:span text:style-name="T14"> <text:s text:c="3"/></text:span><text:span text:style-name="T57">idlingResource </text:span><text:span text:style-name="T14">= </text:span><text:span text:style-name="T57">new </text:span><text:span text:style-name="T14">ViewPagerIdlingResource((ViewPager)activity.</text:span><text:span text:style-name="T14"><text:line-break/></text:span><text:span text:style-name="T14"> <text:s text:c="5"/>findViewById(R.id.</text:span><text:span text:style-name="T58">view_pager</text:span><text:span text:style-name="T14">), </text:span><text:span text:style-name="T57">"VPIR_0"</text:span><text:span text:style-name="T14">);</text:span><text:span text:style-name="T14"><text:line-break/></text:span><text:span text:style-name="T14"> <text:s text:c="3"/></text:span><text:span text:style-name="T21">registerIdlingResources</text:span><text:span text:style-name="T14">(</text:span><text:span text:style-name="T57">idlingResource</text:span><text:span text:style-name="T14">);</text:span><text:span text:style-name="T14"><text:line-break/></text:span><text:span text:style-name="T14"><text:line-break/></text:span><text:span text:style-name="T14"> <text:s text:c="3"/></text:span><text:span text:style-name="T21">onView</text:span><text:span text:style-name="T14">(</text:span><text:span text:style-name="T21">isRoot</text:span><text:span text:style-name="T14">()).perform(</text:span><text:span text:style-name="T21">swipeLeft</text:span><text:span text:style-name="T14">());</text:span><text:span text:style-name="T53"><text:line-break/></text:span><text:span text:style-name="T53"> <text:s text:c="3"/></text:span><text:span text:style-name="T21">onView</text:span><text:span text:style-name="T14">(</text:span><text:span text:style-name="T21">allOf</text:span><text:span text:style-name="T14">(</text:span><text:span text:style-name="T21">withId</text:span><text:span text:style-name="T14">(R.id.</text:span><text:span text:style-name="T20">character_name</text:span><text:span text:style-name="T14">),</text:span><text:span text:style-name="T21">withText</text:span><text:span text:style-name="T14">(</text:span><text:span text:style-name="T20">anakin_s</text:span><text:span text:style-name="T14">))).</text:span><text:span text:style-name="T14"><text:line-break/></text:span><text:span text:style-name="T14"> <text:s text:c="5"/>check(</text:span><text:span text:style-name="T21">matches</text:span><text:span text:style-name="T14">(</text:span><text:span text:style-name="T21">isCompletelyDisplayed</text:span><text:span text:style-name="T14">()));</text:span><text:span text:style-name="T14"><text:line-break/></text:span><text:span text:style-name="T14"> <text:s text:c="3"/></text:span><text:span text:style-name="T21">onView</text:span><text:span text:style-name="T14">(</text:span><text:span text:style-name="T21">allOf</text:span><text:span text:style-name="T14">(</text:span><text:span text:style-name="T21">withId</text:span><text:span text:style-name="T14">(R.id.</text:span><text:span text:style-name="T20">character_name</text:span><text:span text:style-name="T14">),</text:span><text:span text:style-name="T21">withText</text:span><text:span text:style-name="T14">(</text:span><text:span text:style-name="T20">shmi_s</text:span><text:span text:style-name="T19">))).</text:span><text:span text:style-name="T19"><text:line-break/></text:span><text:span text:style-name="T19"> <text:s text:c="5"/>check(</text:span><text:span text:style-name="T47">matches</text:span><text:span text:style-name="T19">(</text:span><text:span text:style-name="T47">not</text:span><text:span text:style-name="T19">(</text:span><text:span text:style-name="T47">isCompletelyDisplayed</text:span><text:span text:style-name="T19">())));</text:span><text:span text:style-name="T19"><text:line-break/></text:span><text:span text:style-name="T19"> <text:s/>}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3"><text:span text:style-name="T1">StraightLineWIRTest</text:span></text:p>
              </table:table-cell>
              <table:table-cell table:style-name="ce2">
                <text:p text:style-name="P14">MyPlainPagerAdapter</text:p>
              </table:table-cell>
            </table:table-row>
            <table:table-row table:style-name="ro2">
              <table:table-cell table:style-name="ce3"/>
              <table:table-cell table:style-name="ce2">
                <text:p text:style-name="P14">PagerAdapters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9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1" draw:text-style-name="P11" draw:layer="layout" svg:width="23.876cm" svg:height="0.962cm" svg:x="0.762cm" svg:y="1.27cm">
          <draw:text-box>
            <text:p text:style-name="P11">MyPlainPagerAdapter - MainActivity.java</text:p>
          </draw:text-box>
        </draw:frame>
        <draw:frame draw:style-name="gr12" draw:text-style-name="P15" draw:layer="layout" svg:width="26.67cm" svg:height="17.78cm" svg:x="0.762cm" svg:y="2.54cm">
          <draw:text-box>
            <text:p text:style-name="P15"><text:span text:style-name="T24">public class </text:span><text:span text:style-name="T23">MainActivity </text:span><text:span text:style-name="T24">extends </text:span><text:span text:style-name="T23">AppCompatActivity {</text:span><text:span text:style-name="T23"><text:line-break/></text:span><text:span text:style-name="T23"><text:line-break/></text:span><text:span text:style-name="T23"> <text:s/></text:span><text:span text:style-name="T22">@Override</text:span><text:span text:style-name="T22"><text:line-break/></text:span><text:span text:style-name="T22"> <text:s/></text:span><text:span text:style-name="T24">protected void </text:span><text:span text:style-name="T23">onCreate(Bundle savedInstanceState) {</text:span><text:span text:style-name="T23"><text:line-break/></text:span><text:span text:style-name="T23"> <text:s text:c="3"/></text:span><text:span text:style-name="T24">super</text:span><text:span text:style-name="T23">.onCreate(savedInstanceState);</text:span><text:span text:style-name="T23"><text:line-break/></text:span><text:span text:style-name="T23"> <text:s text:c="3"/>setContentView(R.layout.</text:span><text:span text:style-name="T25">activity_main</text:span><text:span text:style-name="T23">);</text:span><text:span text:style-name="T23"><text:line-break/></text:span><text:span text:style-name="T23"><text:line-break/></text:span><text:span text:style-name="T23"> <text:s text:c="3"/></text:span><text:span text:style-name="T37">//MyPlainPagerAdapter implementation</text:span><text:span text:style-name="T37"><text:line-break/></text:span><text:span text:style-name="T37"> <text:s text:c="3"/></text:span><text:span text:style-name="T23">ViewPager viewPager = (ViewPager)findViewById(R.id.</text:span><text:span text:style-name="T25">view_pager</text:span><text:span text:style-name="T23">);</text:span><text:span text:style-name="T23"><text:line-break/></text:span><text:span text:style-name="T23"> <text:s text:c="3"/>CharacterAdapter characterAdapter = </text:span><text:span text:style-name="T24">new </text:span><text:span text:style-name="T23">SkywalkerAdapter();</text:span><text:span text:style-name="T23"><text:line-break/></text:span><text:span text:style-name="T23"> <text:s text:c="3"/>//ArrayList&lt;Character&gt; allanaSoloFamily = </text:span></text:p>
            <text:p text:style-name="P15"><text:span text:style-name="T23"><text:s text:c="4"/></text:span><text:span text:style-name="T23">//SkyWalker.</text:span><text:span text:style-name="T29">getLineageFor</text:span><text:span text:style-name="T23">(SkyWalker.</text:span><text:span text:style-name="T35">allanaSolo</text:span><text:span text:style-name="T23">);</text:span><text:span text:style-name="T23"><text:line-break/></text:span><text:span text:style-name="T23"> <text:s text:c="3"/>//characterAdapter.addCharacters(allanaSoloFamily);</text:span><text:span text:style-name="T23"><text:line-break/></text:span><text:span text:style-name="T23"> <text:s text:c="3"/>PagerAdapter plainAdapter = </text:span></text:p>
            <text:p text:style-name="P15"><text:span text:style-name="T24"><text:s text:c="6"/></text:span><text:span text:style-name="T24">new </text:span><text:span text:style-name="T30">MyPlainPagerAdapter(characterAdapter);</text:span><text:span text:style-name="T30"><text:line-break/></text:span><text:span text:style-name="T30"> <text:s text:c="3"/>viewPager.setAdapter(plainAdapter);</text:span><text:span text:style-name="T30"><text:line-break/></text:span><text:span text:style-name="T30"> <text:s/>}</text:span><text:span text:style-name="T30"><text:line-break/></text:span><text:span text:style-name="T30"><text:line-break/></text:span><text:span text:style-name="T30">}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3"><text:span text:style-name="T1">MainActivity.java</text:span></text:p>
              </table:table-cell>
              <table:table-cell table:style-name="ce2">
                <text:p text:style-name="P14">MyPlainPagerAdapter</text:p>
              </table:table-cell>
            </table:table-row>
            <table:table-row table:style-name="ro2">
              <table:table-cell table:style-name="ce3"/>
              <table:table-cell table:style-name="ce2">
                <text:p text:style-name="P14">PagerAdapters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9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1" draw:text-style-name="P11" draw:layer="layout" svg:width="23.876cm" svg:height="0.962cm" svg:x="0.762cm" svg:y="1.27cm">
          <draw:text-box>
            <text:p text:style-name="P11">MyPlainPagerAdapter - activity_main.xml</text:p>
          </draw:text-box>
        </draw:frame>
        <draw:frame draw:style-name="gr12" draw:text-style-name="P15" draw:layer="layout" svg:width="26.67cm" svg:height="17.78cm" svg:x="0.762cm" svg:y="2.54cm">
          <draw:text-box>
            <text:p text:style-name="P15"><text:span text:style-name="T23">&lt;</text:span><text:span text:style-name="T24">FrameLayout</text:span><text:span text:style-name="T24"><text:line-break/></text:span><text:span text:style-name="T24"> <text:s/></text:span><text:span text:style-name="T27">android</text:span><text:span text:style-name="T59">:id=</text:span><text:span text:style-name="T26">"@+id/activity_main"</text:span><text:span text:style-name="T26"><text:line-break/></text:span><text:span text:style-name="T26"> <text:s/></text:span><text:span text:style-name="T27">android</text:span><text:span text:style-name="T59">:layout_width=</text:span><text:span text:style-name="T26">"match_parent"</text:span><text:span text:style-name="T26"><text:line-break/></text:span><text:span text:style-name="T26"> <text:s/></text:span><text:span text:style-name="T27">android</text:span><text:span text:style-name="T59">:layout_height=</text:span><text:span text:style-name="T26">"match_parent"</text:span><text:span text:style-name="T26"><text:line-break/></text:span><text:span text:style-name="T26"> <text:s/></text:span><text:span text:style-name="T27">tools</text:span><text:span text:style-name="T59">:context=</text:span><text:span text:style-name="T26">"flobee.myapplication.MainActivity"</text:span><text:span text:style-name="T23">&gt;</text:span><text:span text:style-name="T23"><text:line-break/></text:span><text:span text:style-name="T23"><text:line-break/></text:span><text:span text:style-name="T23"> <text:s/>&lt;</text:span><text:span text:style-name="T24">android.support.v4.view.ViewPager</text:span><text:span text:style-name="T24"><text:line-break/></text:span><text:span text:style-name="T24"> <text:s text:c="3"/></text:span><text:span text:style-name="T27">android</text:span><text:span text:style-name="T59">:layout_width=</text:span><text:span text:style-name="T26">"match_parent"</text:span><text:span text:style-name="T26"><text:line-break/></text:span><text:span text:style-name="T26"> <text:s text:c="3"/></text:span><text:span text:style-name="T27">android</text:span><text:span text:style-name="T59">:layout_height=</text:span><text:span text:style-name="T26">"match_parent"</text:span><text:span text:style-name="T26"><text:line-break/></text:span><text:span text:style-name="T26"> <text:s text:c="3"/></text:span><text:span text:style-name="T27">android</text:span><text:span text:style-name="T59">:id=</text:span><text:span text:style-name="T26">"@+id/view_pager"</text:span><text:span text:style-name="T23">&gt;</text:span><text:span text:style-name="T23"><text:line-break/></text:span><text:span text:style-name="T23"> <text:s/>&lt;/</text:span><text:span text:style-name="T24">android.support.v4.view.ViewPager</text:span><text:span text:style-name="T23">&gt;</text:span><text:span text:style-name="T23"><text:line-break/></text:span><text:span text:style-name="T23"><text:line-break/></text:span><text:span text:style-name="T23">&lt;/</text:span><text:span text:style-name="T24">FrameLayout</text:span><text:span text:style-name="T30">&gt;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3"><text:span text:style-name="T1">activity_main.xml</text:span></text:p>
              </table:table-cell>
              <table:table-cell table:style-name="ce2">
                <text:p text:style-name="P14">MyPlainPagerAdapter</text:p>
              </table:table-cell>
            </table:table-row>
            <table:table-row table:style-name="ro2">
              <table:table-cell table:style-name="ce3"/>
              <table:table-cell table:style-name="ce2">
                <text:p text:style-name="P14">PagerAdapters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9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1" draw:text-style-name="P11" draw:layer="layout" svg:width="23.876cm" svg:height="0.962cm" svg:x="0.762cm" svg:y="1.27cm">
          <draw:text-box>
            <text:p text:style-name="P11">MyPlainPagerAdapter - activity_main.xml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3"><text:span text:style-name="T1">PagerAdapter and ViewPager</text:span></text:p>
              </table:table-cell>
              <table:table-cell table:style-name="ce2">
                <text:p text:style-name="P14">MyPlainPagerAdapter</text:p>
              </table:table-cell>
            </table:table-row>
            <table:table-row table:style-name="ro2">
              <table:table-cell table:style-name="ce3"/>
              <table:table-cell table:style-name="ce2">
                <text:p text:style-name="P14">PagerAdapters</text:p>
              </table:table-cell>
            </table:table-row>
          </table:table>
          <draw:image xlink:href="Pictures/TablePreview14.svm" xlink:type="simple" xlink:show="embed" xlink:actuate="onLoad"/>
        </draw:frame>
        <draw:rect draw:style-name="gr16" draw:text-style-name="P5" draw:layer="layout" svg:width="0.762cm" svg:height="1.27cm" svg:x="1.464cm" svg:y="5.588cm">
          <text:p/>
        </draw:rect>
        <draw:rect draw:style-name="gr17" draw:text-style-name="P5" draw:layer="layout" svg:width="3.81cm" svg:height="2.286cm" svg:x="1.21cm" svg:y="5.08cm">
          <text:p/>
        </draw:rect>
        <draw:rect draw:style-name="gr18" draw:text-style-name="P5" draw:layer="layout" svg:width="0.762cm" svg:height="1.27cm" svg:x="1.464cm" svg:y="9.652cm">
          <text:p/>
        </draw:rect>
        <draw:rect draw:style-name="gr18" draw:text-style-name="P5" draw:layer="layout" svg:width="0.762cm" svg:height="1.27cm" svg:x="4.004cm" svg:y="9.652cm">
          <text:p/>
        </draw:rect>
        <draw:rect draw:style-name="gr16" draw:text-style-name="P5" draw:layer="layout" svg:width="0.762cm" svg:height="1.27cm" svg:x="2.734cm" svg:y="9.652cm">
          <text:p/>
        </draw:rect>
        <draw:rect draw:style-name="gr17" draw:text-style-name="P5" draw:layer="layout" svg:width="3.81cm" svg:height="2.286cm" svg:x="1.21cm" svg:y="9.144cm">
          <text:p/>
        </draw:rect>
        <draw:frame draw:style-name="gr19" draw:layer="layout" svg:width="20.634cm" svg:height="2.384cm" svg:x="6.798cm" svg:y="4.826cm">
          <draw:text-box>
            <text:p>PagerAdapter I need the first view.Here's a container, just put the view inside of it.</text:p>
            <text:p>Oh and I always need the next view, here's my container again.</text:p>
          </draw:text-box>
        </draw:frame>
        <draw:rect draw:style-name="gr20" draw:text-style-name="P5" draw:layer="layout" svg:width="0.762cm" svg:height="1.27cm" svg:x="1.464cm" svg:y="14.38cm">
          <text:p/>
        </draw:rect>
        <draw:rect draw:style-name="gr18" draw:text-style-name="P5" draw:layer="layout" svg:width="0.762cm" svg:height="1.27cm" svg:x="2.734cm" svg:y="14.38cm">
          <text:p/>
        </draw:rect>
        <draw:rect draw:style-name="gr16" draw:text-style-name="P5" draw:layer="layout" svg:width="0.762cm" svg:height="1.27cm" svg:x="4.004cm" svg:y="14.38cm">
          <text:p/>
        </draw:rect>
        <draw:rect draw:style-name="gr18" draw:text-style-name="P5" draw:layer="layout" svg:width="0.762cm" svg:height="1.27cm" svg:x="5.274cm" svg:y="14.38cm">
          <text:p/>
        </draw:rect>
        <draw:rect draw:style-name="gr17" draw:text-style-name="P5" draw:layer="layout" svg:width="3.81cm" svg:height="2.286cm" svg:x="2.48cm" svg:y="13.872cm">
          <text:p/>
        </draw:rect>
        <draw:frame draw:style-name="gr21" draw:layer="layout" svg:width="18.034cm" svg:height="2.032cm" svg:x="6.798cm" svg:y="13.872cm">
          <draw:text-box>
            <text:p>I don't need the first view anymore, remove it from my container. Here's my container.</text:p>
          </draw:text-box>
        </draw:frame>
        <draw:rect draw:style-name="gr18" draw:text-style-name="P5" draw:layer="layout" svg:width="0.762cm" svg:height="1.27cm" svg:x="2.734cm" svg:y="5.588cm">
          <text:p/>
        </draw:rect>
        <draw:frame draw:style-name="gr11" draw:layer="layout" svg:width="9.144cm" svg:height="0.962cm" svg:x="6.798cm" svg:y="9.3cm">
          <draw:text-box>
            <text:p>I moved, I need the next view.</text:p>
          </draw:text-box>
        </draw:frame>
        <draw:frame draw:style-name="gr22" draw:text-style-name="P22" draw:layer="layout" svg:width="2.794cm" svg:height="1.016cm" svg:x="1.464cm" svg:y="6.858cm">
          <draw:text-box>
            <text:p xml:id="id3" text:id="id3" text:style-name="P22"><text:span text:style-name="T60">a <text:s text:c="4"/>b</text:span></text:p>
          </draw:text-box>
        </draw:frame>
        <draw:frame draw:style-name="gr22" draw:text-style-name="P22" draw:layer="layout" svg:width="3.302cm" svg:height="1.016cm" svg:x="1.464cm" svg:y="10.922cm">
          <draw:text-box>
            <text:p xml:id="id4" text:id="id4" text:style-name="P22"><text:span text:style-name="T60">a <text:s text:c="4"/>b <text:s text:c="4"/>c</text:span></text:p>
          </draw:text-box>
        </draw:frame>
        <draw:frame draw:style-name="gr23" draw:text-style-name="P22" draw:layer="layout" svg:width="5.08cm" svg:height="1.673cm" svg:x="1.464cm" svg:y="15.904cm">
          <draw:text-box>
            <text:p xml:id="id5" text:id="id5" text:style-name="P22"><text:span text:style-name="T60">a <text:s text:c="4"/>b <text:s text:c="4"/>c <text:s text:c="5"/>d</text:span></text:p>
          </draw:text-box>
        </draw:frame>
        <draw:frame draw:style-name="gr11" draw:text-style-name="P22" draw:layer="layout" svg:width="13.462cm" svg:height="0.962cm" svg:x="10.149cm" svg:y="5.588cm">
          <draw:text-box>
            <text:p xml:id="id2" text:id="id2" text:style-name="P22"><text:span text:style-name="T60">And I'm gonna need an identifier for the view.</text:span></text:p>
          </draw:text-box>
        </draw:frame>
        <draw:frame draw:style-name="gr24" draw:text-style-name="P22" draw:layer="layout" svg:width="19.304cm" svg:height="2.384cm" svg:x="6.798cm" svg:y="15.396cm">
          <draw:text-box>
            <text:p xml:id="id6" text:id="id6" text:style-name="P22"><text:span text:style-name="T60">You said its name was 'a' and it was the first item you gave me. Here's my container, have fun removing it, you're the best!</text:span></text:p>
          </draw:text-box>
        </draw:frame>
        <draw:frame draw:style-name="gr25" draw:text-style-name="P23" draw:layer="layout" svg:width="3.75cm" svg:height="0.962cm" svg:x="1.21cm" svg:y="4.118cm">
          <draw:text-box>
            <text:p text:style-name="P23"><text:span text:style-name="T61">ViewPag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968cm" svg:height="10.476cm" svg:x="3.81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1" draw:text-style-name="P11" draw:layer="layout" svg:width="23.876cm" svg:height="0.962cm" svg:x="0.762cm" svg:y="1.27cm">
          <draw:text-box>
            <text:p text:style-name="P11">MyPlainPagerAdapter - activity_main.xml</text:p>
          </draw:text-box>
        </draw:frame>
        <draw:frame draw:style-name="gr26" draw:text-style-name="P15" draw:layer="layout" svg:width="26.67cm" svg:height="18.034cm" svg:x="0.762cm" svg:y="2.54cm">
          <draw:text-box>
            <text:p text:style-name="P15"><text:span text:style-name="T62">viewPager.setAdapter(myPagerAdapter);</text:span></text:p>
            <text:p text:style-name="P15"><text:span text:style-name="T62"/></text:p>
            <text:p text:style-name="P15"><text:span text:style-name="T62">PagerAdapter makes views. ViewPager show views.</text:span></text:p>
            <text:p text:style-name="P15"><text:span text:style-name="T62"/></text:p>
            <text:p text:style-name="P15"><text:span text:style-name="T62">Some methods that ViewPager calls on PagerAdapter.</text:span></text:p>
            <text:p text:style-name="P15"><text:span text:style-name="T62"/></text:p>
            <text:p text:style-name="P15"><text:span text:style-name="T62"><text:s text:c="2"/></text:span><text:span text:style-name="T62">- Object instantiateItem(ViewGroup container, int pos) {</text:span></text:p>
            <text:p text:style-name="P15"><text:span text:style-name="T62"><text:s text:c="6"/></text:span><text:span text:style-name="T62">View pageView = new PageView();</text:span></text:p>
            <text:p text:style-name="P15"><text:span text:style-name="T62"><text:s text:c="6"/></text:span><text:span text:style-name="T62">container.addChild(pageView);</text:span></text:p>
            <text:p text:style-name="P15"><text:span text:style-name="T62"><text:s text:c="6"/></text:span><text:span text:style-name="T62">return pageView.identifier();</text:span></text:p>
            <text:p text:style-name="P15"><text:span text:style-name="T62"><text:s text:c="4"/></text:span><text:span text:style-name="T62">}</text:span></text:p>
            <text:p text:style-name="P15"><text:span text:style-name="T62"/></text:p>
            <text:p text:style-name="P15"><text:span text:style-name="T62"><text:s text:c="2"/></text:span><text:span text:style-name="T62">- void destroyItem(ViewGroup container,int position, </text:span></text:p>
            <text:p text:style-name="P15"><text:span text:style-name="T62"><text:s text:c="21"/></text:span><text:span text:style-name="T62">Object object) {</text:span></text:p>
            <text:p text:style-name="P15"><text:span text:style-name="T62"><text:s text:c="6"/></text:span><text:span text:style-name="T62">View pageView = container.findPageView(identifier);</text:span></text:p>
            <text:p text:style-name="P15"><text:span text:style-name="T62"><text:s text:c="6"/></text:span><text:span text:style-name="T62">container.remove(pageView);</text:span></text:p>
            <text:p text:style-name="P15"><text:span text:style-name="T62"><text:s text:c="4"/></text:span><text:span text:style-name="T62">}</text:span></text:p>
            <text:p text:style-name="P15"><text:span text:style-name="T62"><text:s text:c="2"/></text:span></text:p>
            <text:p text:style-name="P15"><text:span text:style-name="T62"><text:s text:c="2"/></text:span><text:span text:style-name="T62">- int getItemPosition (Object object) {</text:span></text:p>
            <text:p text:style-name="P15"><text:span text:style-name="T62"><text:s text:c="6"/></text:span><text:span text:style-name="T62">return position that object should be at;</text:span></text:p>
            <text:p text:style-name="P15"><text:span text:style-name="T62"><text:s text:c="4"/></text:span><text:span text:style-name="T62">}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PagerAdapter and ViewPager</text:span></text:p>
              </table:table-cell>
              <table:table-cell table:style-name="ce2">
                <text:p text:style-name="P2">MyPlainPagerAdapter</text:p>
              </table:table-cell>
            </table:table-row>
            <table:table-row table:style-name="ro2">
              <table:table-cell table:style-name="ce3"/>
              <table:table-cell table:style-name="ce2">
                <text:p text:style-name="P2">PagerAdapters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9" draw:layer="layout" svg:width="13.968cm" svg:height="10.476cm" svg:x="3.81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1" draw:text-style-name="P11" draw:layer="layout" svg:width="23.876cm" svg:height="0.962cm" svg:x="0.762cm" svg:y="1.27cm">
          <draw:text-box>
            <text:p text:style-name="P11">MyPlainPagerAdapter - UML diagram</text:p>
          </draw:text-box>
        </draw:frame>
        <draw:frame draw:style-name="gr27" draw:text-style-name="P3" draw:layer="layout" svg:width="4.064cm" svg:height="1.662cm" svg:x="1.27cm" svg:y="3.903cm">
          <draw:text-box>
            <text:p text:style-name="P3"><text:span text:style-name="T2">ViewPager</text:span></text:p>
          </draw:text-box>
        </draw:frame>
        <draw:frame draw:style-name="gr28" draw:text-style-name="P3" draw:layer="layout" svg:width="3.81cm" svg:height="1.778cm" svg:x="21.082cm" svg:y="4.041cm">
          <draw:text-box>
            <text:p text:style-name="P3"><text:span text:style-name="T2">Pager</text:span></text:p>
            <text:p text:style-name="P3"><text:span text:style-name="T2">Adapter</text:span></text:p>
          </draw:text-box>
        </draw:frame>
        <draw:line draw:style-name="gr6" draw:text-style-name="P5" draw:layer="layout" svg:x1="5.334cm" svg:y1="4.803cm" svg:x2="21.082cm" svg:y2="4.803cm">
          <text:p/>
        </draw:line>
        <draw:line draw:style-name="gr6" draw:text-style-name="P5" draw:layer="layout" svg:x1="3.302cm" svg:y1="5.565cm" svg:x2="3.302cm" svg:y2="7.089cm">
          <text:p/>
        </draw:line>
        <draw:frame draw:style-name="gr23" draw:text-style-name="P24" xml:id="id7" draw:id="id7" draw:layer="layout" svg:width="10.16cm" svg:height="1.673cm" svg:x="7.112cm" svg:y="3.638cm">
          <draw:text-box>
            <text:p text:style-name="P24"><text:span text:style-name="T63">ViewPager calls</text:span></text:p>
            <text:p text:style-name="P24"><text:span text:style-name="T63">Object instantiateItem(ViewGroup, position)</text:span></text:p>
          </draw:text-box>
        </draw:frame>
        <draw:line draw:style-name="gr6" draw:text-style-name="P5" draw:layer="layout" svg:x1="21.082cm" svg:y1="5.057cm" svg:x2="5.334cm" svg:y2="7.851cm">
          <text:p/>
        </draw:line>
        <draw:g xml:id="id11" draw:id="id11">
          <draw:frame draw:style-name="gr29" draw:text-style-name="P3" draw:layer="layout" svg:width="4.826cm" svg:height="2.055cm" svg:x="18.796cm" svg:y="17.503cm">
            <draw:text-box>
              <text:p text:style-name="P3"><text:span text:style-name="T2">Skywalker</text:span></text:p>
              <text:p text:style-name="P3"><text:span text:style-name="T2">Adapter</text:span></text:p>
            </draw:text-box>
          </draw:frame>
          <draw:g>
            <draw:line draw:style-name="gr30" draw:text-style-name="P5" draw:layer="layout" svg:x1="21.209cm" svg:y1="15.748cm" svg:x2="21.59cm" svg:y2="16.463cm">
              <text:p/>
            </draw:line>
            <draw:g>
              <draw:line draw:style-name="gr31" draw:text-style-name="P5" draw:layer="layout" svg:x1="21.209cm" svg:y1="17.503cm" svg:x2="21.209cm" svg:y2="16.463cm">
                <text:p/>
              </draw:line>
              <draw:line draw:style-name="gr30" draw:text-style-name="P5" draw:layer="layout" svg:x1="21.209cm" svg:y1="15.748cm" svg:x2="20.828cm" svg:y2="16.463cm">
                <text:p/>
              </draw:line>
              <draw:line draw:style-name="gr30" draw:text-style-name="P5" draw:layer="layout" svg:x1="20.828cm" svg:y1="16.463cm" svg:x2="21.59cm" svg:y2="16.463cm">
                <text:p/>
              </draw:line>
            </draw:g>
          </draw:g>
        </draw:g>
        <draw:g xml:id="id9" draw:id="id9">
          <draw:g>
            <draw:g>
              <draw:g>
                <draw:line draw:style-name="gr30" draw:text-style-name="P5" draw:layer="layout" svg:x1="11.303cm" svg:y1="12.476cm" svg:x2="10.922cm" svg:y2="13.16cm">
                  <text:p/>
                </draw:line>
                <draw:line draw:style-name="gr30" draw:text-style-name="P5" draw:layer="layout" svg:x1="11.303cm" svg:y1="12.476cm" svg:x2="11.684cm" svg:y2="13.16cm">
                  <text:p/>
                </draw:line>
              </draw:g>
              <draw:line draw:style-name="gr30" draw:text-style-name="P5" draw:layer="layout" svg:x1="10.922cm" svg:y1="13.16cm" svg:x2="11.684cm" svg:y2="13.16cm">
                <text:p/>
              </draw:line>
            </draw:g>
            <draw:line draw:style-name="gr31" draw:text-style-name="P5" draw:layer="layout" svg:x1="11.303cm" svg:y1="14cm" svg:x2="11.303cm" svg:y2="13.16cm">
              <text:p/>
            </draw:line>
          </draw:g>
          <draw:g>
            <draw:frame draw:style-name="gr32" draw:text-style-name="P3" draw:layer="layout" svg:width="3.81cm" svg:height="1.039cm" svg:x="9.398cm" svg:y="11.43cm">
              <draw:text-box>
                <text:p text:style-name="P3"><text:span text:style-name="T2">View</text:span></text:p>
              </draw:text-box>
            </draw:frame>
            <draw:g>
              <draw:frame draw:style-name="gr32" draw:text-style-name="P3" draw:layer="layout" svg:width="4.064cm" svg:height="1.039cm" svg:x="12.7cm" svg:y="17.272cm">
                <draw:text-box>
                  <text:p text:style-name="P3"><text:span text:style-name="T2">Character</text:span></text:p>
                </draw:text-box>
              </draw:frame>
              <draw:frame draw:style-name="gr33" draw:text-style-name="P3" draw:layer="layout" svg:width="4.572cm" svg:height="1.801cm" svg:x="18.796cm" svg:y="13.97cm">
                <draw:text-box>
                  <text:p text:style-name="P3"><text:span text:style-name="T2">Character</text:span></text:p>
                  <text:p text:style-name="P3"><text:span text:style-name="T2">Adapter</text:span></text:p>
                </draw:text-box>
              </draw:frame>
              <draw:line draw:style-name="gr6" draw:text-style-name="P5" draw:layer="layout" svg:x1="23.114cm" svg:y1="9.574cm" svg:x2="21.336cm" svg:y2="13.97cm">
                <text:p/>
              </draw:line>
              <draw:line draw:style-name="gr6" draw:text-style-name="P5" draw:layer="layout" svg:x1="18.796cm" svg:y1="14.986cm" svg:x2="16.764cm" svg:y2="17.78cm">
                <text:p/>
              </draw:line>
              <draw:line draw:style-name="gr6" draw:text-style-name="P5" draw:layer="layout" svg:x1="20.574cm" svg:y1="8.382cm" svg:x2="13.462cm" svg:y2="14.986cm">
                <text:p/>
              </draw:line>
              <draw:frame draw:style-name="gr34" draw:text-style-name="P25" draw:layer="layout" svg:width="6.604cm" svg:height="0.802cm" svg:x="19.304cm" svg:y="11.644cm">
                <draw:text-box>
                  <text:p text:style-name="P25"><text:span text:style-name="T63">getCharacterAt(int position)</text:span></text:p>
                </draw:text-box>
              </draw:frame>
              <draw:frame draw:style-name="gr35" draw:text-style-name="P24" draw:layer="layout" svg:width="7.366cm" svg:height="0.802cm" svg:x="14.478cm" svg:y="10.16cm">
                <draw:text-box>
                  <text:p text:style-name="P24"><text:span text:style-name="T63">new CharacterView(Character)</text:span></text:p>
                </draw:text-box>
              </draw:frame>
              <draw:frame draw:style-name="gr36" draw:text-style-name="P3" draw:layer="layout" svg:width="4.064cm" svg:height="1.725cm" svg:x="9.398cm" svg:y="14.023cm">
                <draw:text-box>
                  <text:p text:style-name="P3"><text:span text:style-name="T2">Character</text:span></text:p>
                  <text:p text:style-name="P3"><text:span text:style-name="T2">View</text:span></text:p>
                </draw:text-box>
              </draw:frame>
            </draw:g>
          </draw:g>
        </draw:g>
        <draw:line draw:style-name="gr6" draw:text-style-name="P5" xml:id="id10" draw:id="id10" draw:layer="layout" svg:x1="11.43cm" svg:y1="15.725cm" svg:x2="12.7cm" svg:y2="17.734cm">
          <text:p/>
        </draw:line>
        <draw:frame draw:style-name="standard" draw:layer="layout" svg:width="27.254cm" svg:height="2.011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MyPlainPager - UML Diagram</text:span></text:p>
              </table:table-cell>
              <table:table-cell table:style-name="ce2">
                <text:p text:style-name="P2">MyPlainPagerAdapter</text:p>
              </table:table-cell>
            </table:table-row>
            <table:table-row table:style-name="ro2">
              <table:table-cell table:style-name="ce3"/>
              <table:table-cell table:style-name="ce2">
                <text:p text:style-name="P2">PagerAdapters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37" draw:text-style-name="P3" draw:layer="layout" svg:width="4.064cm" svg:height="1.27cm" svg:x="1.27cm" svg:y="7.089cm">
          <draw:text-box>
            <text:p text:style-name="P3"><text:span text:style-name="T2">Object</text:span></text:p>
          </draw:text-box>
        </draw:frame>
        <draw:g xml:id="id12" draw:id="id12">
          <draw:line draw:style-name="gr6" draw:text-style-name="P5" draw:layer="layout" svg:x1="0.508cm" svg:y1="12.192cm" svg:x2="9.398cm" svg:y2="12.192cm">
            <text:p/>
          </draw:line>
          <draw:line draw:style-name="gr31" draw:text-style-name="P5" draw:layer="layout" svg:x1="0.508cm" svg:y1="12.192cm" svg:x2="0.508cm" svg:y2="5.079cm">
            <text:p/>
          </draw:line>
          <draw:line draw:style-name="gr31" draw:text-style-name="P5" draw:layer="layout" svg:x1="1.27cm" svg:y1="5.079cm" svg:x2="0.508cm" svg:y2="5.08cm">
            <text:p/>
          </draw:line>
        </draw:g>
        <draw:g xml:id="id15" draw:id="id15">
          <draw:line draw:style-name="gr38" draw:text-style-name="P5" draw:layer="layout" svg:x1="23.114cm" svg:y1="9.551cm" svg:x2="21.336cm" svg:y2="13.97cm">
            <text:p/>
          </draw:line>
          <draw:line draw:style-name="gr38" draw:text-style-name="P5" draw:layer="layout" svg:x1="20.574cm" svg:y1="8.359cm" svg:x2="13.462cm" svg:y2="14.986cm">
            <text:p/>
          </draw:line>
          <draw:rect draw:style-name="gr39" draw:text-style-name="P5" draw:layer="layout" svg:width="5.334cm" svg:height="2.208cm" svg:x="20.574cm" svg:y="7.343cm">
            <text:p/>
          </draw:rect>
        </draw:g>
        <draw:frame draw:style-name="gr40" draw:text-style-name="P24" xml:id="id13" draw:id="id13" draw:layer="layout" svg:width="10.16cm" svg:height="1.723cm" svg:x="7.112cm" svg:y="3.638cm">
          <draw:text-box>
            <text:p/>
          </draw:text-box>
        </draw:frame>
        <draw:frame draw:style-name="gr41" draw:text-style-name="P26" xml:id="id16" draw:id="id16" draw:layer="layout" svg:width="3.004cm" svg:height="0.852cm" svg:x="12.068cm" svg:y="4.19cm">
          <draw:text-box>
            <text:p text:style-name="P26"><text:span text:style-name="T60">ViewGroup</text:span></text:p>
          </draw:text-box>
        </draw:frame>
        <draw:rect draw:style-name="gr42" draw:text-style-name="P5" xml:id="id17" draw:id="id17" draw:layer="layout" svg:width="4.826cm" svg:height="2.055cm" svg:x="18.796cm" svg:y="17.503cm">
          <text:p/>
        </draw:rect>
        <draw:g xml:id="id8" draw:id="id8">
          <draw:g>
            <draw:g>
              <draw:g>
                <draw:g>
                  <draw:line draw:style-name="gr30" draw:text-style-name="P5" draw:layer="layout" svg:x1="3.175cm" svg:y1="8.359cm" svg:x2="2.794cm" svg:y2="9.032cm">
                    <text:p/>
                  </draw:line>
                  <draw:line draw:style-name="gr30" draw:text-style-name="P5" draw:layer="layout" svg:x1="3.175cm" svg:y1="8.359cm" svg:x2="3.556cm" svg:y2="9.032cm">
                    <text:p/>
                  </draw:line>
                </draw:g>
                <draw:line draw:style-name="gr30" draw:text-style-name="P5" draw:layer="layout" svg:x1="2.794cm" svg:y1="9.032cm" svg:x2="3.556cm" svg:y2="9.032cm">
                  <text:p/>
                </draw:line>
              </draw:g>
              <draw:line draw:style-name="gr31" draw:text-style-name="P5" draw:layer="layout" svg:x1="3.175cm" svg:y1="9.859cm" svg:x2="3.175cm" svg:y2="9.032cm">
                <text:p/>
              </draw:line>
            </draw:g>
            <draw:g>
              <draw:frame draw:style-name="gr43" draw:text-style-name="P3" draw:layer="layout" svg:width="5.334cm" svg:height="2.208cm" svg:x="20.574cm" svg:y="7.343cm">
                <draw:text-box>
                  <text:p text:style-name="P3"><text:span text:style-name="T2">MyPlainPager</text:span><text:span text:style-name="T2"><text:line-break/></text:span><text:span text:style-name="T2">Adapter</text:span></text:p>
                </draw:text-box>
              </draw:frame>
              <draw:line draw:style-name="gr31" draw:text-style-name="P5" draw:layer="layout" svg:x1="22.86cm" svg:y1="7.343cm" svg:x2="22.86cm" svg:y2="6.479cm">
                <text:p/>
              </draw:line>
              <draw:g>
                <draw:g>
                  <draw:line draw:style-name="gr30" draw:text-style-name="P5" draw:layer="layout" svg:x1="22.86cm" svg:y1="5.819cm" svg:x2="22.479cm" svg:y2="6.479cm">
                    <text:p/>
                  </draw:line>
                  <draw:line draw:style-name="gr30" draw:text-style-name="P5" draw:layer="layout" svg:x1="22.86cm" svg:y1="5.819cm" svg:x2="23.241cm" svg:y2="6.479cm">
                    <text:p/>
                  </draw:line>
                </draw:g>
                <draw:line draw:style-name="gr30" draw:text-style-name="P5" draw:layer="layout" svg:x1="22.479cm" svg:y1="6.479cm" svg:x2="23.241cm" svg:y2="6.479cm">
                  <text:p/>
                </draw:line>
              </draw:g>
              <draw:line draw:style-name="gr6" draw:text-style-name="P5" draw:layer="layout" svg:x1="20.574cm" svg:y1="8.359cm" svg:x2="5.08cm" svg:y2="10.645cm">
                <text:p/>
              </draw:line>
              <draw:frame draw:style-name="gr37" draw:text-style-name="P3" draw:layer="layout" svg:width="3.81cm" svg:height="1.27cm" svg:x="1.27cm" svg:y="9.883cm">
                <draw:text-box>
                  <text:p text:style-name="P3"><text:span text:style-name="T2">String</text:span></text:p>
                </draw:text-box>
              </draw:frame>
            </draw:g>
          </draw:g>
          <draw:line draw:style-name="gr6" draw:text-style-name="P5" draw:layer="layout" svg:x1="20.574cm" svg:y1="8.382cm" svg:x2="5.334cm" svg:y2="7.851cm">
            <text:p/>
          </draw:line>
        </draw:g>
        <draw:line draw:style-name="gr44" draw:text-style-name="P5" xml:id="id14" draw:id="id14" draw:layer="layout" svg:x1="20.574cm" svg:y1="8.382cm" svg:x2="5.08cm" svg:y2="10.64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7" smil:type="dissolve" smil:mode="out"/>
                  <anim:set smil:begin="0.499s" smil:dur="0.001s" smil:fill="hold" smil:targetElement="id17" smil:attributeName="visibility" smil:to="hidden"/>
                </anim:par>
              </anim:par>
            </anim:par>
          </anim:seq>
        </anim:par>
        <presentation:notes draw:style-name="dp2">
          <draw:page-thumbnail draw:style-name="gr9" draw:layer="layout" svg:width="13.968cm" svg:height="10.476cm" svg:x="3.81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1" draw:text-style-name="P11" draw:layer="layout" svg:width="23.876cm" svg:height="0.962cm" svg:x="0.762cm" svg:y="1.27cm">
          <draw:text-box>
            <text:p text:style-name="P11">MyPlainPagerAdapter extends PagerAdapter</text:p>
          </draw:text-box>
        </draw:frame>
        <draw:frame draw:style-name="gr12" draw:text-style-name="P15" draw:layer="layout" svg:width="26.67cm" svg:height="17.78cm" svg:x="0.762cm" svg:y="2.54cm">
          <draw:text-box>
            <text:p text:style-name="P15"><text:span text:style-name="T24">public class </text:span><text:span text:style-name="T23">MyPlainPagerAdapter </text:span><text:span text:style-name="T24">extends </text:span><text:span text:style-name="T23">PagerAdapter {</text:span><text:span text:style-name="T23"><text:line-break/></text:span><text:span text:style-name="T23"><text:line-break/></text:span><text:span text:style-name="T23"> <text:s/>CharacterAdapter </text:span><text:span text:style-name="T27">characterAdapter</text:span><text:span text:style-name="T23">;</text:span><text:span text:style-name="T23"><text:line-break/></text:span><text:span text:style-name="T23"><text:line-break/></text:span><text:span text:style-name="T23"> <text:s/></text:span><text:span text:style-name="T24">public </text:span><text:span text:style-name="T23">MyPlainPagerAdapter(CharacterAdapter characterAdapter) {</text:span><text:span text:style-name="T23"><text:line-break/></text:span><text:span text:style-name="T23"> <text:s text:c="3"/></text:span><text:span text:style-name="T24">this</text:span><text:span text:style-name="T23">.</text:span><text:span text:style-name="T27">characterAdapter </text:span><text:span text:style-name="T23">= characterAdapter;</text:span><text:span text:style-name="T23"><text:line-break/></text:span><text:span text:style-name="T23"> <text:s/>}</text:span><text:span text:style-name="T23"><text:line-break/></text:span><text:span text:style-name="T23"><text:line-break/></text:span><text:span text:style-name="T23"> <text:s/></text:span><text:span text:style-name="T22">@Override</text:span><text:span text:style-name="T22"><text:line-break/></text:span><text:span text:style-name="T22"> <text:s/></text:span><text:span text:style-name="T24">public int </text:span><text:span text:style-name="T23">getCount() {</text:span><text:span text:style-name="T23"><text:line-break/></text:span><text:span text:style-name="T23"> <text:s text:c="3"/></text:span><text:span text:style-name="T24">return </text:span><text:span text:style-name="T64">0</text:span><text:span text:style-name="T23">;</text:span><text:span text:style-name="T23"><text:line-break/></text:span><text:span text:style-name="T23"> <text:s/>}</text:span><text:span text:style-name="T23"><text:line-break/></text:span><text:span text:style-name="T23"><text:line-break/></text:span><text:span text:style-name="T23"> <text:s/></text:span><text:span text:style-name="T22">@Override</text:span><text:span text:style-name="T22"><text:line-break/></text:span><text:span text:style-name="T22"> <text:s/></text:span><text:span text:style-name="T24">public boolean </text:span><text:span text:style-name="T23">isViewFromObject(View view, Object object) {</text:span><text:span text:style-name="T23"><text:line-break/></text:span><text:span text:style-name="T23"> <text:s text:c="3"/></text:span><text:span text:style-name="T24">return false</text:span><text:span text:style-name="T30">;</text:span><text:span text:style-name="T30"><text:line-break/></text:span><text:span text:style-name="T30"> <text:s/>}</text:span><text:span text:style-name="T30"><text:line-break/></text:span><text:span text:style-name="T30">}</text:span></text:p>
          </draw:text-box>
        </draw:frame>
        <draw:frame draw:style-name="standard" draw:layer="layout" svg:width="27.254cm" svg:height="2.003cm" svg:x="0.435cm" svg:y="0.26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3"><text:span text:style-name="T1">MyPlainPagerAdapter</text:span></text:p>
              </table:table-cell>
              <table:table-cell table:style-name="ce2">
                <text:p text:style-name="P14">MyPlainPagerAdapter</text:p>
              </table:table-cell>
            </table:table-row>
            <table:table-row table:style-name="ro2">
              <table:table-cell table:style-name="ce5">
                <text:p text:style-name="P13"><text:span text:style-name="T65">Extends PagerAdapter!!</text:span></text:p>
              </table:table-cell>
              <table:table-cell table:style-name="ce2">
                <text:p text:style-name="P14">PagerAdapters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9" draw:layer="layout" svg:width="13.968cm" svg:height="10.476cm" svg:x="3.81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1" draw:text-style-name="P11" draw:layer="layout" svg:width="23.876cm" svg:height="0.962cm" svg:x="0.762cm" svg:y="1.27cm">
          <draw:text-box>
            <text:p text:style-name="P11">MyPlainPagerAdapter - Testing getCount() in MyPlainPagerAdapterUTest1.java</text:p>
          </draw:text-box>
        </draw:frame>
        <draw:frame draw:style-name="gr45" draw:text-style-name="P15" draw:layer="layout" svg:width="26.67cm" svg:height="17.562cm" svg:x="0.762cm" svg:y="3.012cm">
          <draw:text-box>
            <text:p text:style-name="P15"><text:span text:style-name="T22">@RunWith</text:span><text:span text:style-name="T23">(MockitoJUnitRunner.</text:span><text:span text:style-name="T24">class</text:span><text:span text:style-name="T23">)</text:span><text:span text:style-name="T37"><text:line-break/></text:span><text:span text:style-name="T24">public class </text:span><text:span text:style-name="T23">MyPlainPagerAdapterUTest {</text:span><text:span text:style-name="T23"><text:line-break/></text:span><text:span text:style-name="T23"><text:line-break/></text:span><text:span text:style-name="T23"> <text:s/></text:span><text:span text:style-name="T22">@Mock </text:span><text:span text:style-name="T23">CharacterAdapter </text:span><text:span text:style-name="T27">mockCharacterAdapter</text:span><text:span text:style-name="T23">;</text:span><text:span text:style-name="T23"><text:line-break/></text:span><text:span text:style-name="T23"> <text:s/></text:span><text:span text:style-name="T24">int <text:s text:c="2"/></text:span><text:span text:style-name="T27">count </text:span><text:span text:style-name="T23">= </text:span><text:span text:style-name="T64">5</text:span><text:span text:style-name="T23">;</text:span><text:span text:style-name="T23"><text:line-break/></text:span><text:span text:style-name="T23"><text:line-break/></text:span><text:span text:style-name="T23"> <text:s/></text:span><text:span text:style-name="T37">//Tests getCount()</text:span><text:span text:style-name="T37"><text:line-break/></text:span><text:span text:style-name="T37"> <text:s/></text:span><text:span text:style-name="T22">@Test</text:span><text:span text:style-name="T22"><text:line-break/></text:span><text:span text:style-name="T22"> <text:s/></text:span><text:span text:style-name="T24">public void </text:span><text:span text:style-name="T23">returnsCountFromDataAdapter () {</text:span><text:span text:style-name="T23"><text:line-break/></text:span><text:span text:style-name="T23"> <text:s text:c="3"/></text:span><text:span text:style-name="T29">when</text:span><text:span text:style-name="T23">(</text:span><text:span text:style-name="T27">mockCharacterAdapter</text:span><text:span text:style-name="T23">.getCount()).thenReturn(</text:span><text:span text:style-name="T27">count</text:span><text:span text:style-name="T23">);</text:span><text:span text:style-name="T23"><text:line-break/></text:span><text:span text:style-name="T23"><text:line-break/></text:span><text:span text:style-name="T23"> <text:s text:c="3"/>PagerAdapter pagerAdapter = </text:span></text:p>
            <text:p text:style-name="P15"><text:span text:style-name="T28"><text:s text:c="6"/></text:span><text:span text:style-name="T24">new </text:span><text:span text:style-name="T23">MyPlainPagerAdapter(</text:span><text:span text:style-name="T27">mockCharacterAdapter</text:span><text:span text:style-name="T23">);</text:span><text:span text:style-name="T23"><text:line-break/></text:span><text:span text:style-name="T23"> <text:s text:c="3"/></text:span><text:span text:style-name="T29">assertEquals</text:span><text:span text:style-name="T23">(</text:span><text:span text:style-name="T27">count</text:span><text:span text:style-name="T30">, pagerAdapter.getCount());</text:span><text:span text:style-name="T30"><text:line-break/></text:span><text:span text:style-name="T30"> <text:s/>}</text:span></text:p>
            <text:p text:style-name="P15"><text:span text:style-name="T30">}</text:span></text:p>
          </draw:text-box>
        </draw:frame>
        <draw:frame draw:style-name="standard" draw:layer="layout" svg:width="27.71cm" svg:height="2.57cm" svg:x="0.034cm" svg:y="0.44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13"><text:span text:style-name="T1">MyPlainPagerAdapter</text:span></text:p>
              </table:table-cell>
              <table:table-cell table:style-name="ce2">
                <text:p text:style-name="P14">MyPlainPagerAdapter</text:p>
              </table:table-cell>
            </table:table-row>
            <table:table-row table:style-name="ro2">
              <table:table-cell table:style-name="ce4">
                <text:p text:style-name="P16"><text:span text:style-name="T41">MyPlainPagerAdapterUTest1.java</text:span></text:p>
                <text:p text:style-name="P16"><text:span text:style-name="T41">Testing getCount()</text:span></text:p>
              </table:table-cell>
              <table:table-cell table:style-name="ce2">
                <text:p text:style-name="P14">PagerAdapters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9" draw:layer="layout" svg:width="13.968cm" svg:height="10.476cm" svg:x="3.81cm" svg:y="2.123cm" draw:page-number="1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46" draw:text-style-name="P12" draw:layer="layout" svg:width="27.238cm" svg:height="17.389cm" svg:x="0.194cm" svg:y="3.302cm">
          <draw:text-box>
            <text:p text:style-name="P12"><text:span text:style-name="T45">@RunWith</text:span><text:span text:style-name="T19">(MockitoJUnitRunner.</text:span><text:span text:style-name="T15">class</text:span><text:span text:style-name="T19">) </text:span><text:span text:style-name="T48"><text:line-break/></text:span><text:span text:style-name="T15">public class </text:span><text:span text:style-name="T19">MyPlainPagerAdapterUTest {</text:span></text:p>
            <text:p text:style-name="P12"><text:span text:style-name="T19"><text:line-break/></text:span><text:span text:style-name="T45">@Before</text:span><text:span text:style-name="T45"><text:line-break/></text:span><text:span text:style-name="T15">public void </text:span><text:span text:style-name="T19">initCharacters () {</text:span><text:span text:style-name="T19"><text:line-break/></text:span><text:span text:style-name="T19"> <text:s/></text:span><text:span text:style-name="T47">when</text:span><text:span text:style-name="T19">(</text:span><text:span text:style-name="T17">mockCharacterAdapter</text:span><text:span text:style-name="T19">.getCharacterAt(</text:span><text:span text:style-name="T17">position</text:span><text:span text:style-name="T19">)).thenReturn(</text:span><text:span text:style-name="T17">mockLeia</text:span><text:span text:style-name="T19">);</text:span><text:span text:style-name="T19"><text:line-break/></text:span><text:span text:style-name="T19"> <text:s/></text:span><text:span text:style-name="T47">when</text:span><text:span text:style-name="T19">(</text:span><text:span text:style-name="T17">mockContainerView</text:span><text:span text:style-name="T19">.getContext()).thenReturn(</text:span><text:span text:style-name="T17">mockContext</text:span><text:span text:style-name="T19">);</text:span><text:span text:style-name="T19"><text:line-break/></text:span><text:span text:style-name="T19">}</text:span><text:span text:style-name="T19"><text:line-break/></text:span><text:span text:style-name="T19"><text:line-break/></text:span><text:span text:style-name="T48">// Tests instantiateView(ViewGroup container, int position)</text:span><text:span text:style-name="T48"><text:line-break/></text:span><text:span text:style-name="T48">// Tests that Character View is made and is added to ViewGroup container.</text:span><text:span text:style-name="T48"><text:line-break/></text:span><text:span text:style-name="T45">@Test</text:span><text:span text:style-name="T45"><text:line-break/></text:span><text:span text:style-name="T15">public void </text:span><text:span text:style-name="T19">characterViewAttributesAddedToCharacterView () </text:span><text:span text:style-name="T15">throws </text:span><text:span text:style-name="T19">Exception {</text:span><text:span text:style-name="T19"><text:line-break/></text:span><text:span text:style-name="T19"> <text:s/></text:span><text:span text:style-name="T15">int </text:span><text:span text:style-name="T19">position = </text:span><text:span text:style-name="T66">2</text:span><text:span text:style-name="T19">;</text:span><text:span text:style-name="T19"><text:line-break/></text:span><text:span text:style-name="T19"><text:line-break/></text:span><text:span text:style-name="T19"> <text:s/></text:span><text:span text:style-name="T47">whenNew</text:span><text:span text:style-name="T19">(CharacterView.</text:span><text:span text:style-name="T15">class</text:span><text:span text:style-name="T19">).withAnyArguments()</text:span></text:p>
            <text:p text:style-name="P12"><text:span text:style-name="T19"><text:s text:c="4"/></text:span><text:span text:style-name="T19">.thenReturn(</text:span><text:span text:style-name="T17">mockCharacterView</text:span><text:span text:style-name="T19">);</text:span><text:span text:style-name="T19"><text:line-break/></text:span><text:span text:style-name="T19"><text:line-break/></text:span><text:span text:style-name="T19"> <text:s/>PagerAdapter pagerAdapter = </text:span><text:span text:style-name="T15">new </text:span><text:span text:style-name="T19">MyPlainPagerAdapter(</text:span><text:span text:style-name="T17">mockCharacterAdapter</text:span><text:span text:style-name="T19">);</text:span><text:span text:style-name="T19"><text:line-break/></text:span><text:span text:style-name="T19"> <text:s/>pagerAdapter.instantiateItem(</text:span><text:span text:style-name="T17">mockContainerView</text:span><text:span text:style-name="T19">, position);</text:span><text:span text:style-name="T19"><text:line-break/></text:span><text:span text:style-name="T19"><text:line-break/></text:span><text:span text:style-name="T19"> <text:s/></text:span><text:span text:style-name="T47">verify</text:span><text:span text:style-name="T19">(</text:span><text:span text:style-name="T17">mockContainerView</text:span><text:span text:style-name="T19">).addView(</text:span><text:span text:style-name="T17">mockCharacterView</text:span><text:span text:style-name="T19">);</text:span><text:span text:style-name="T19"><text:line-break/></text:span><text:span text:style-name="T19">}</text:span></text:p>
          </draw:text-box>
        </draw:frame>
        <draw:frame draw:style-name="standard" draw:layer="layout" svg:width="27.71cm" svg:height="2.57cm" svg:x="0.035cm" svg:y="0.44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13"><text:span text:style-name="T1">MyPlainPagerAdapter</text:span></text:p>
              </table:table-cell>
              <table:table-cell table:style-name="ce2">
                <text:p text:style-name="P14">MyPlainPagerAdapter</text:p>
              </table:table-cell>
            </table:table-row>
            <table:table-row table:style-name="ro3">
              <table:table-cell table:style-name="ce4">
                <text:p text:style-name="P16"><text:span text:style-name="T41">MyPlainPagerAdapterUTest2.java </text:span></text:p>
                <text:p text:style-name="P16"><text:span text:style-name="T41">instantiateView(ViewGroup container, int position)</text:span></text:p>
              </table:table-cell>
              <table:table-cell table:style-name="ce2">
                <text:p text:style-name="P14">PagerAdapters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9" draw:layer="layout" svg:width="13.968cm" svg:height="10.476cm" svg:x="3.81cm" svg:y="2.123cm" draw:page-number="1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47" draw:text-style-name="P11" draw:layer="layout" svg:width="26.67cm" svg:height="1.27cm" svg:x="0.762cm" svg:y="1.27cm">
          <draw:text-box>
            <text:p text:style-name="P11">MyPlainPagerAdapter - MyPlainPagerAdapter</text:p>
          </draw:text-box>
        </draw:frame>
        <draw:frame draw:style-name="gr46" draw:text-style-name="P15" draw:layer="layout" svg:width="27.238cm" svg:height="17.389cm" svg:x="0.194cm" svg:y="3.302cm">
          <draw:text-box>
            <text:p text:style-name="P15"><text:span text:style-name="T22">@Override</text:span><text:span text:style-name="T22"><text:line-break/></text:span><text:span text:style-name="T24">public </text:span><text:span text:style-name="T23">Object instantiateItem(ViewGroup container, </text:span><text:span text:style-name="T24">int </text:span><text:span text:style-name="T23">position) {</text:span><text:span text:style-name="T23"><text:line-break/></text:span><text:span text:style-name="T23"> <text:s/>Character character = </text:span><text:span text:style-name="T27">characterAdapter</text:span><text:span text:style-name="T23">.getCharacterAt(position);</text:span><text:span text:style-name="T23"><text:line-break/></text:span><text:span text:style-name="T23"> <text:s/>Context context = container.getContext();</text:span><text:span text:style-name="T23"><text:line-break/></text:span><text:span text:style-name="T23"> <text:s/>CharacterView characterView = </text:span><text:span text:style-name="T24">new </text:span><text:span text:style-name="T23">CharacterView(context, </text:span><text:span text:style-name="T24">null</text:span><text:span text:style-name="T23">);</text:span><text:span text:style-name="T23"><text:line-break/></text:span><text:span text:style-name="T23"> <text:s/>characterView.setCharacter(character);</text:span><text:span text:style-name="T23"><text:line-break/></text:span><text:span text:style-name="T23"> <text:s/>container.addView(characterView);</text:span><text:span text:style-name="T23"><text:line-break/></text:span><text:span text:style-name="T23"> <text:s/></text:span><text:span text:style-name="T24">return </text:span><text:span text:style-name="T30">characterView;</text:span><text:span text:style-name="T30"><text:line-break/></text:span><text:span text:style-name="T30">}</text:span></text:p>
          </draw:text-box>
        </draw:frame>
        <draw:frame draw:style-name="standard" draw:layer="layout" svg:width="27.71cm" svg:height="1.935cm" svg:x="0.036cm" svg:y="0.44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1"><text:span text:style-name="T1">MyPlainPagerAdapter</text:span></text:p>
              </table:table-cell>
              <table:table-cell table:style-name="ce2">
                <text:p text:style-name="P2">MyPlainPagerAdapter</text:p>
              </table:table-cell>
            </table:table-row>
            <table:table-row table:style-name="ro3">
              <table:table-cell table:style-name="ce4">
                <text:p text:style-name="P16"><text:span text:style-name="T41">MyPlainPagerAdapter.java</text:span></text:p>
              </table:table-cell>
              <table:table-cell table:style-name="ce2">
                <text:p text:style-name="P2">PagerAdapters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9" draw:layer="layout" svg:width="13.968cm" svg:height="10.476cm" svg:x="3.81cm" svg:y="2.123cm" draw:page-number="2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47" draw:text-style-name="P11" draw:layer="layout" svg:width="26.67cm" svg:height="1.673cm" svg:x="0.762cm" svg:y="1.27cm">
          <draw:text-box>
            <text:p text:style-name="P11">MyPlainPagerAdapter - Testing instantiateView(ViewGroup container, int position)</text:p>
            <text:p text:style-name="P11"><text:s text:c="38"/>in MyPlainPagerAdapterUTest2.java</text:p>
          </draw:text-box>
        </draw:frame>
        <draw:frame draw:style-name="gr46" draw:text-style-name="P12" draw:layer="layout" svg:width="27.238cm" svg:height="17.389cm" svg:x="0.194cm" svg:y="3.302cm">
          <draw:text-box>
            <text:p text:style-name="P12"><text:span text:style-name="T45">@RunWith</text:span><text:span text:style-name="T19">(MockitoJUnitRunner.</text:span><text:span text:style-name="T15">class</text:span><text:span text:style-name="T19">) </text:span><text:span text:style-name="T48"><text:line-break/></text:span><text:span text:style-name="T15">public class </text:span><text:span text:style-name="T19">MyPlainPagerAdapterUTest {</text:span></text:p>
            <text:p text:style-name="P12"><text:span text:style-name="T19"><text:line-break/></text:span><text:span text:style-name="T45">@Before</text:span><text:span text:style-name="T45"><text:line-break/></text:span><text:span text:style-name="T15">public void </text:span><text:span text:style-name="T19">initCharacters () {</text:span><text:span text:style-name="T19"><text:line-break/></text:span><text:span text:style-name="T19"> <text:s/></text:span><text:span text:style-name="T47">when</text:span><text:span text:style-name="T19">(</text:span><text:span text:style-name="T17">mockCharacterAdapter</text:span><text:span text:style-name="T19">.getCharacterAt(</text:span><text:span text:style-name="T17">position</text:span><text:span text:style-name="T19">)).thenReturn(</text:span><text:span text:style-name="T17">mockLeia</text:span><text:span text:style-name="T19">);</text:span><text:span text:style-name="T19"><text:line-break/></text:span><text:span text:style-name="T19"> <text:s/></text:span><text:span text:style-name="T47">when</text:span><text:span text:style-name="T19">(</text:span><text:span text:style-name="T17">mockContainerView</text:span><text:span text:style-name="T19">.getContext()).thenReturn(</text:span><text:span text:style-name="T17">mockContext</text:span><text:span text:style-name="T19">);</text:span><text:span text:style-name="T19"><text:line-break/></text:span><text:span text:style-name="T19">}</text:span><text:span text:style-name="T19"><text:line-break/></text:span><text:span text:style-name="T19"><text:line-break/></text:span><text:span text:style-name="T48">// Tests instantiateView(View container, int position)</text:span><text:span text:style-name="T48"><text:line-break/></text:span><text:span text:style-name="T48">// Tests that Leia's character is added to CharacterView.</text:span><text:span text:style-name="T48"><text:line-break/></text:span><text:span text:style-name="T45">@Test</text:span><text:span text:style-name="T45"><text:line-break/></text:span><text:span text:style-name="T15">public void </text:span><text:span text:style-name="T19">addsViewToCollection () </text:span><text:span text:style-name="T15">throws </text:span><text:span text:style-name="T19">Exception {</text:span><text:span text:style-name="T19"><text:line-break/></text:span><text:span text:style-name="T19"> <text:s/></text:span><text:span text:style-name="T15">int </text:span><text:span text:style-name="T19">position = </text:span><text:span text:style-name="T66">2</text:span><text:span text:style-name="T19">;</text:span><text:span text:style-name="T19"><text:line-break/></text:span><text:span text:style-name="T19"><text:line-break/></text:span><text:span text:style-name="T19"> <text:s/></text:span><text:span text:style-name="T47">whenNew</text:span><text:span text:style-name="T19">(CharacterView.</text:span><text:span text:style-name="T15">class</text:span><text:span text:style-name="T19">).withArguments(</text:span><text:span text:style-name="T17">mockContext</text:span><text:span text:style-name="T19">, </text:span><text:span text:style-name="T17">mockAttributeSet</text:span><text:span text:style-name="T19">).</text:span><text:span text:style-name="T19"><text:line-break/></text:span><text:span text:style-name="T19"> <text:s text:c="3"/>thenReturn(</text:span><text:span text:style-name="T17">mockCharacterView</text:span><text:span text:style-name="T19">);</text:span><text:span text:style-name="T19"><text:line-break/></text:span><text:span text:style-name="T19"><text:line-break/></text:span><text:span text:style-name="T19"> <text:s/>PagerAdapter pagerAdapter = </text:span><text:span text:style-name="T15">new </text:span><text:span text:style-name="T19">MyPlainPagerAdapter(</text:span><text:span text:style-name="T17">mockCharacterAdapter</text:span><text:span text:style-name="T19">);</text:span><text:span text:style-name="T19"><text:line-break/></text:span><text:span text:style-name="T19"> <text:s/>pagerAdapter.instantiateItem(</text:span><text:span text:style-name="T17">mockContainerView</text:span><text:span text:style-name="T19">, position);</text:span><text:span text:style-name="T19"><text:line-break/></text:span><text:span text:style-name="T19"><text:line-break/></text:span><text:span text:style-name="T19"> <text:s/></text:span><text:span text:style-name="T47">verify</text:span><text:span text:style-name="T19">(</text:span><text:span text:style-name="T17">mockCharacterView</text:span><text:span text:style-name="T19">).setCharacter(</text:span><text:span text:style-name="T17">mockLeia</text:span><text:span text:style-name="T19">);</text:span><text:span text:style-name="T19"><text:line-break/></text:span><text:span text:style-name="T19">}</text:span></text:p>
          </draw:text-box>
        </draw:frame>
        <draw:frame draw:style-name="standard" draw:layer="layout" svg:width="27.71cm" svg:height="2.57cm" svg:x="0.036cm" svg:y="0.44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13"><text:span text:style-name="T1">MyPlainPagerAdapter</text:span></text:p>
              </table:table-cell>
              <table:table-cell table:style-name="ce2">
                <text:p text:style-name="P14">MyPlainPagerAdapter</text:p>
              </table:table-cell>
            </table:table-row>
            <table:table-row table:style-name="ro3">
              <table:table-cell table:style-name="ce4">
                <text:p text:style-name="P16"><text:span text:style-name="T41">MyPlainPagerAdapterUTest2.java </text:span></text:p>
                <text:p text:style-name="P16"><text:span text:style-name="T41">instantiateView(ViewGroup container, int position)</text:span></text:p>
              </table:table-cell>
              <table:table-cell table:style-name="ce2">
                <text:p text:style-name="P14">PagerAdapters</text:p>
              </table:table-cell>
            </table:table-row>
          </table:table>
          <draw:image xlink:href="Pictures/TablePreview21.svm" xlink:type="simple" xlink:show="embed" xlink:actuate="onLoad"/>
        </draw:frame>
        <presentation:notes draw:style-name="dp2">
          <draw:page-thumbnail draw:style-name="gr9" draw:layer="layout" svg:width="13.968cm" svg:height="10.476cm" svg:x="3.81cm" svg:y="2.123cm" draw:page-number="2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47" draw:text-style-name="P11" draw:layer="layout" svg:width="26.67cm" svg:height="1.673cm" svg:x="0.762cm" svg:y="1.27cm">
          <draw:text-box>
            <text:p text:style-name="P11">MyPlainPagerAdapter - Testing instantiateView(ViewGroup container, int position)</text:p>
            <text:p text:style-name="P11"><text:s text:c="38"/>in MyPlainPagerAdapterUTest2.java</text:p>
          </draw:text-box>
        </draw:frame>
        <draw:frame draw:style-name="gr46" draw:text-style-name="P12" draw:layer="layout" svg:width="27.238cm" svg:height="17.389cm" svg:x="0.194cm" svg:y="3.302cm">
          <draw:text-box>
            <text:p text:style-name="P12"><text:span text:style-name="T45">@RunWith</text:span><text:span text:style-name="T19">(MockitoJUnitRunner.</text:span><text:span text:style-name="T15">class</text:span><text:span text:style-name="T19">) </text:span><text:span text:style-name="T48"><text:line-break/></text:span><text:span text:style-name="T15">public class </text:span><text:span text:style-name="T19">MyPlainPagerAdapterUTest {</text:span></text:p>
            <text:p text:style-name="P12"><text:span text:style-name="T19"><text:line-break/></text:span><text:span text:style-name="T45">@Before</text:span><text:span text:style-name="T45"><text:line-break/></text:span><text:span text:style-name="T15">public void </text:span><text:span text:style-name="T19">initCharacters () {</text:span><text:span text:style-name="T19"><text:line-break/></text:span><text:span text:style-name="T19"> <text:s/></text:span><text:span text:style-name="T47">when</text:span><text:span text:style-name="T19">(</text:span><text:span text:style-name="T17">mockCharacterAdapter</text:span><text:span text:style-name="T19">.getCharacterAt(</text:span><text:span text:style-name="T17">position</text:span><text:span text:style-name="T19">)).thenReturn(</text:span><text:span text:style-name="T17">mockLeia</text:span><text:span text:style-name="T19">);</text:span><text:span text:style-name="T19"><text:line-break/></text:span><text:span text:style-name="T19"> <text:s/></text:span><text:span text:style-name="T47">when</text:span><text:span text:style-name="T19">(</text:span><text:span text:style-name="T17">mockContainerView</text:span><text:span text:style-name="T19">.getContext()).thenReturn(</text:span><text:span text:style-name="T17">mockContext</text:span><text:span text:style-name="T19">);</text:span><text:span text:style-name="T19"><text:line-break/></text:span><text:span text:style-name="T19">}</text:span><text:span text:style-name="T19"><text:line-break/></text:span><text:span text:style-name="T19"><text:line-break/></text:span><text:span text:style-name="T48">// Tests instantiateView(View container, int position)</text:span><text:span text:style-name="T48"><text:line-break/></text:span><text:span text:style-name="T48">// Tests that Leia's character is added to CharacterView.</text:span><text:span text:style-name="T48"><text:line-break/></text:span><text:span text:style-name="T45">@Test</text:span><text:span text:style-name="T45"><text:line-break/></text:span><text:span text:style-name="T15">public void </text:span><text:span text:style-name="T19">addsViewToCollection () </text:span><text:span text:style-name="T15">throws </text:span><text:span text:style-name="T19">Exception {</text:span><text:span text:style-name="T19"><text:line-break/></text:span><text:span text:style-name="T19"> <text:s/></text:span><text:span text:style-name="T15">int </text:span><text:span text:style-name="T19">position = </text:span><text:span text:style-name="T66">2</text:span><text:span text:style-name="T19">;</text:span><text:span text:style-name="T19"><text:line-break/></text:span><text:span text:style-name="T19"><text:line-break/></text:span><text:span text:style-name="T19"> <text:s/></text:span><text:span text:style-name="T47">whenNew</text:span><text:span text:style-name="T19">(CharacterView.</text:span><text:span text:style-name="T15">class</text:span><text:span text:style-name="T19">).withArguments(</text:span><text:span text:style-name="T17">mockContext</text:span><text:span text:style-name="T19">, </text:span><text:span text:style-name="T17">mockAttributeSet</text:span><text:span text:style-name="T19">).</text:span><text:span text:style-name="T19"><text:line-break/></text:span><text:span text:style-name="T19"> <text:s text:c="3"/>thenReturn(</text:span><text:span text:style-name="T17">mockCharacterView</text:span><text:span text:style-name="T19">);</text:span><text:span text:style-name="T19"><text:line-break/></text:span><text:span text:style-name="T19"><text:line-break/></text:span><text:span text:style-name="T19"> <text:s/>PagerAdapter pagerAdapter = </text:span><text:span text:style-name="T15">new </text:span><text:span text:style-name="T19">MyPlainPagerAdapter(</text:span><text:span text:style-name="T17">mockCharacterAdapter</text:span><text:span text:style-name="T19">);</text:span><text:span text:style-name="T19"><text:line-break/></text:span><text:span text:style-name="T19"> <text:s/>pagerAdapter.instantiateItem(</text:span><text:span text:style-name="T17">mockContainerView</text:span><text:span text:style-name="T19">, position);</text:span><text:span text:style-name="T19"><text:line-break/></text:span><text:span text:style-name="T19"><text:line-break/></text:span><text:span text:style-name="T19"> <text:s/></text:span><text:span text:style-name="T47">verify</text:span><text:span text:style-name="T19">(</text:span><text:span text:style-name="T17">mockCharacterView</text:span><text:span text:style-name="T19">).setCharacter(</text:span><text:span text:style-name="T17">mockLeia</text:span><text:span text:style-name="T19">);</text:span><text:span text:style-name="T19"><text:line-break/></text:span><text:span text:style-name="T19">}</text:span></text:p>
          </draw:text-box>
        </draw:frame>
        <draw:frame draw:style-name="standard" draw:layer="layout" svg:width="27.71cm" svg:height="2.57cm" svg:x="0.036cm" svg:y="0.44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13"><text:span text:style-name="T1">MyPlainPagerAdapter</text:span></text:p>
              </table:table-cell>
              <table:table-cell table:style-name="ce2">
                <text:p text:style-name="P14">MyPlainPagerAdapter</text:p>
              </table:table-cell>
            </table:table-row>
            <table:table-row table:style-name="ro3">
              <table:table-cell table:style-name="ce4">
                <text:p text:style-name="P16"><text:span text:style-name="T41">MyPlainPagerAdapterUTest2.java </text:span></text:p>
                <text:p text:style-name="P16"><text:span text:style-name="T41">instantiateView(ViewGroup container, int position)</text:span></text:p>
              </table:table-cell>
              <table:table-cell table:style-name="ce2">
                <text:p text:style-name="P14">PagerAdapters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9" draw:layer="layout" svg:width="13.968cm" svg:height="10.476cm" svg:x="3.81cm" svg:y="2.123cm" draw:page-number="2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47" draw:text-style-name="P11" draw:layer="layout" svg:width="26.67cm" svg:height="1.673cm" svg:x="0.762cm" svg:y="1.27cm">
          <draw:text-box>
            <text:p text:style-name="P11">MyPlainPagerAdapter - Testing instantiateView(ViewGroup container, int position)</text:p>
            <text:p text:style-name="P11"><text:s text:c="38"/>in MyPlainPagerAdapterUTest2.java</text:p>
          </draw:text-box>
        </draw:frame>
        <draw:frame draw:style-name="gr46" draw:text-style-name="P12" draw:layer="layout" svg:width="27.238cm" svg:height="17.389cm" svg:x="0.194cm" svg:y="3.302cm">
          <draw:text-box>
            <text:p text:style-name="P12"><text:span text:style-name="T45">@RunWith</text:span><text:span text:style-name="T19">(MockitoJUnitRunner.</text:span><text:span text:style-name="T15">class</text:span><text:span text:style-name="T19">) </text:span><text:span text:style-name="T48"><text:line-break/></text:span><text:span text:style-name="T15">public class </text:span><text:span text:style-name="T19">MyPlainPagerAdapterUTest {</text:span></text:p>
            <text:p text:style-name="P12"><text:span text:style-name="T19"><text:line-break/></text:span><text:span text:style-name="T45">@Before</text:span><text:span text:style-name="T45"><text:line-break/></text:span><text:span text:style-name="T15">public void </text:span><text:span text:style-name="T19">initCharacters () {</text:span><text:span text:style-name="T19"><text:line-break/></text:span><text:span text:style-name="T19"> <text:s/></text:span><text:span text:style-name="T47">when</text:span><text:span text:style-name="T19">(</text:span><text:span text:style-name="T17">mockCharacterAdapter</text:span><text:span text:style-name="T19">.getCharacterAt(</text:span><text:span text:style-name="T17">position</text:span><text:span text:style-name="T19">)).thenReturn(</text:span><text:span text:style-name="T17">mockLeia</text:span><text:span text:style-name="T19">);</text:span><text:span text:style-name="T19"><text:line-break/></text:span><text:span text:style-name="T19"> <text:s/></text:span><text:span text:style-name="T47">when</text:span><text:span text:style-name="T19">(</text:span><text:span text:style-name="T17">mockContainerView</text:span><text:span text:style-name="T19">.getContext()).thenReturn(</text:span><text:span text:style-name="T17">mockContext</text:span><text:span text:style-name="T19">);</text:span><text:span text:style-name="T19"><text:line-break/></text:span><text:span text:style-name="T19">}</text:span><text:span text:style-name="T19"><text:line-break/></text:span><text:span text:style-name="T19"><text:line-break/></text:span><text:span text:style-name="T48">// Tests destroyItem(View container, int position, Object view)</text:span><text:span text:style-name="T48"><text:line-break/></text:span><text:span text:style-name="T48">// Tests that view is removed from its container</text:span><text:span text:style-name="T48"><text:line-break/></text:span><text:span text:style-name="T45">@Test</text:span><text:span text:style-name="T45"><text:line-break/></text:span><text:span text:style-name="T15">public void </text:span><text:span text:style-name="T19">testRemovesViewFromContainer () {</text:span><text:span text:style-name="T19"><text:line-break/></text:span><text:span text:style-name="T19"> <text:s/></text:span><text:span text:style-name="T15">int </text:span><text:span text:style-name="T19">position = </text:span><text:span text:style-name="T66">2</text:span><text:span text:style-name="T19">;</text:span><text:span text:style-name="T19"><text:line-break/></text:span><text:span text:style-name="T19"><text:line-break/></text:span><text:span text:style-name="T19"> <text:s/>PagerAdapter pagerAdapter = </text:span><text:span text:style-name="T15">new </text:span><text:span text:style-name="T19">MyPlainPagerAdapter(</text:span><text:span text:style-name="T17">mockCharacterAdapter</text:span><text:span text:style-name="T19">);</text:span><text:span text:style-name="T19"><text:line-break/></text:span><text:span text:style-name="T19"> <text:s/>pagerAdapter.destroyItem(</text:span><text:span text:style-name="T17">mockContainerView</text:span><text:span text:style-name="T19">, position, </text:span><text:span text:style-name="T17">mockCharacterView</text:span><text:span text:style-name="T19">);</text:span><text:span text:style-name="T19"><text:line-break/></text:span><text:span text:style-name="T19"><text:line-break/></text:span><text:span text:style-name="T19"> <text:s/></text:span><text:span text:style-name="T47">verify</text:span><text:span text:style-name="T19">(</text:span><text:span text:style-name="T17">mockContainerView</text:span><text:span text:style-name="T19">).removeView(</text:span><text:span text:style-name="T17">mockCharacterView</text:span><text:span text:style-name="T19">);</text:span><text:span text:style-name="T19"><text:line-break/></text:span><text:span text:style-name="T19">}</text:span></text:p>
          </draw:text-box>
        </draw:frame>
        <draw:frame draw:style-name="standard" draw:layer="layout" svg:width="27.71cm" svg:height="2.57cm" svg:x="0.036cm" svg:y="0.44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13"><text:span text:style-name="T1">MyPlainPagerAdapter</text:span></text:p>
              </table:table-cell>
              <table:table-cell table:style-name="ce2">
                <text:p text:style-name="P14">MyPlainPagerAdapter</text:p>
              </table:table-cell>
            </table:table-row>
            <table:table-row table:style-name="ro3">
              <table:table-cell table:style-name="ce4">
                <text:p text:style-name="P16"><text:span text:style-name="T41">MyPlainPagerAdapterUTest2.java </text:span></text:p>
                <text:p text:style-name="P16"><text:span text:style-name="T41">instantiateView(ViewGroup container, int position)</text:span></text:p>
              </table:table-cell>
              <table:table-cell table:style-name="ce2">
                <text:p text:style-name="P14">PagerAdapters</text:p>
              </table:table-cell>
            </table:table-row>
          </table:table>
          <draw:image xlink:href="Pictures/TablePreview23.svm" xlink:type="simple" xlink:show="embed" xlink:actuate="onLoad"/>
        </draw:frame>
        <presentation:notes draw:style-name="dp2">
          <draw:page-thumbnail draw:style-name="gr9" draw:layer="layout" svg:width="13.968cm" svg:height="10.476cm" svg:x="3.81cm" svg:y="2.123cm" draw:page-number="2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1" draw:text-style-name="P11" draw:layer="layout" svg:width="23.876cm" svg:height="0.962cm" svg:x="0.762cm" svg:y="1.27cm">
          <draw:text-box>
            <text:p text:style-name="P11">MyPlainPagerAdapter - UML diagram</text:p>
          </draw:text-box>
        </draw:frame>
        <draw:frame draw:style-name="gr48" draw:text-style-name="P3" draw:layer="layout" svg:width="4.4cm" svg:height="1.916cm" svg:x="0.508cm" svg:y="3.926cm">
          <draw:text-box>
            <text:p text:style-name="P3"><text:span text:style-name="T2">ViewPager</text:span></text:p>
          </draw:text-box>
        </draw:frame>
        <draw:frame draw:style-name="gr29" draw:text-style-name="P3" draw:layer="layout" svg:width="4.318cm" svg:height="2.055cm" svg:x="19.812cm" svg:y="3.81cm">
          <draw:text-box>
            <text:p text:style-name="P3"><text:span text:style-name="T2">Pager</text:span></text:p>
            <text:p text:style-name="P3"><text:span text:style-name="T2">Adapter</text:span></text:p>
          </draw:text-box>
        </draw:frame>
        <draw:frame draw:style-name="gr29" draw:text-style-name="P3" draw:layer="layout" svg:width="5.08cm" svg:height="2.055cm" svg:x="0.508cm" svg:y="7.366cm">
          <draw:text-box>
            <text:p text:style-name="P3"><text:span text:style-name="T2">Object</text:span></text:p>
          </draw:text-box>
        </draw:frame>
        <draw:line draw:style-name="gr6" draw:text-style-name="P5" draw:layer="layout" svg:x1="4.908cm" svg:y1="4.826cm" svg:x2="19.812cm" svg:y2="4.826cm">
          <text:p/>
        </draw:line>
        <draw:line draw:style-name="gr6" draw:text-style-name="P5" draw:layer="layout" svg:x1="3.048cm" svg:y1="5.842cm" svg:x2="3.048cm" svg:y2="7.366cm">
          <text:p/>
        </draw:line>
        <draw:frame draw:style-name="gr23" draw:text-style-name="P27" draw:layer="layout" svg:width="12.888cm" svg:height="1.673cm" svg:x="5.588cm" svg:y="3.285cm">
          <draw:text-box>
            <text:p text:style-name="P27">ViewPager calls </text:p>
            <text:p text:style-name="P27">Object instantiateItem(ViewGroup, position)</text:p>
          </draw:text-box>
        </draw:frame>
        <draw:frame draw:style-name="standard" draw:layer="layout" svg:width="27.351cm" svg:height="2.003cm" svg:x="0.434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 text:style-name="P1"><text:span text:style-name="T1">MyFragmentPagerAdapter - UML Diagram</text:span></text:p>
              </table:table-cell>
              <table:table-cell table:style-name="ce2">
                <text:p text:style-name="P2">MyFragPagerAdapter</text:p>
              </table:table-cell>
            </table:table-row>
            <table:table-row table:style-name="ro2">
              <table:table-cell table:style-name="ce3"/>
              <table:table-cell table:style-name="ce2">
                <text:p text:style-name="P2">PagerAdapters</text:p>
              </table:table-cell>
            </table:table-row>
          </table:table>
          <draw:image xlink:href="Pictures/TablePreview24.svm" xlink:type="simple" xlink:show="embed" xlink:actuate="onLoad"/>
        </draw:frame>
        <draw:line draw:style-name="gr6" draw:text-style-name="P5" draw:layer="layout" svg:x1="19.812cm" svg:y1="5.08cm" svg:x2="5.588cm" svg:y2="8.636cm">
          <text:p/>
        </draw:line>
        <draw:g xml:id="id18" draw:id="id18">
          <draw:g>
            <draw:g>
              <draw:line draw:style-name="gr30" draw:text-style-name="P5" draw:layer="layout" svg:x1="3.048cm" svg:y1="9.421cm" svg:x2="2.54cm" svg:y2="10.16cm">
                <text:p/>
              </draw:line>
              <draw:line draw:style-name="gr30" draw:text-style-name="P5" draw:layer="layout" svg:x1="3.048cm" svg:y1="9.421cm" svg:x2="3.556cm" svg:y2="10.16cm">
                <text:p/>
              </draw:line>
            </draw:g>
            <draw:line draw:style-name="gr30" draw:text-style-name="P5" draw:layer="layout" svg:x1="2.54cm" svg:y1="10.16cm" svg:x2="3.556cm" svg:y2="10.16cm">
              <text:p/>
            </draw:line>
          </draw:g>
          <draw:line draw:style-name="gr31" draw:text-style-name="P5" draw:layer="layout" svg:x1="3.048cm" svg:y1="10.922cm" svg:x2="3.048cm" svg:y2="10.16cm">
            <text:p/>
          </draw:line>
          <draw:frame draw:style-name="gr49" draw:text-style-name="P3" draw:layer="layout" svg:width="11.43cm" svg:height="2.915cm" svg:x="16.256cm" svg:y="7.56cm">
            <draw:text-box>
              <text:p text:style-name="P3"><text:span text:style-name="T2">FragmentPagerAdapter</text:span></text:p>
              <text:p text:style-name="P3"><text:span text:style-name="T67"/></text:p>
              <text:p text:style-name="P4"><text:span text:style-name="T2">abstract Fragment getItem();</text:span></text:p>
            </draw:text-box>
          </draw:frame>
          <draw:line draw:style-name="gr31" draw:text-style-name="P5" draw:layer="layout" svg:x1="21.844cm" svg:y1="7.62cm" svg:x2="21.844cm" svg:y2="6.604cm">
            <text:p/>
          </draw:line>
          <draw:g>
            <draw:g>
              <draw:line draw:style-name="gr30" draw:text-style-name="P5" draw:layer="layout" svg:x1="21.844cm" svg:y1="5.842cm" svg:x2="21.336cm" svg:y2="6.604cm">
                <text:p/>
              </draw:line>
              <draw:line draw:style-name="gr30" draw:text-style-name="P5" draw:layer="layout" svg:x1="21.844cm" svg:y1="5.842cm" svg:x2="22.352cm" svg:y2="6.604cm">
                <text:p/>
              </draw:line>
            </draw:g>
            <draw:line draw:style-name="gr30" draw:text-style-name="P5" draw:layer="layout" svg:x1="21.336cm" svg:y1="6.604cm" svg:x2="22.352cm" svg:y2="6.604cm">
              <text:p/>
            </draw:line>
          </draw:g>
          <draw:frame draw:style-name="gr29" draw:text-style-name="P3" draw:layer="layout" svg:width="5.08cm" svg:height="2.055cm" svg:x="0.508cm" svg:y="10.922cm">
            <draw:text-box>
              <text:p text:style-name="P3"><text:span text:style-name="T2">Fragment</text:span></text:p>
            </draw:text-box>
          </draw:frame>
          <draw:line draw:style-name="gr6" draw:text-style-name="P5" draw:layer="layout" svg:x1="16.256cm" svg:y1="8.706cm" svg:x2="5.588cm" svg:y2="8.89cm">
            <text:p/>
          </draw:line>
          <draw:line draw:style-name="gr6" draw:text-style-name="P5" draw:layer="layout" svg:x1="16.256cm" svg:y1="8.706cm" svg:x2="5.588cm" svg:y2="12.192cm">
            <text:p/>
          </draw:line>
          <draw:frame draw:style-name="gr50" draw:text-style-name="P27" draw:layer="layout" svg:width="9.906cm" svg:height="1.673cm" svg:x="6.096cm" svg:y="9.906cm">
            <draw:text-box>
              <text:p text:style-name="P27">returns a reference to a Fragment</text:p>
            </draw:text-box>
          </draw:frame>
        </draw:g>
        <draw:g xml:id="id19" draw:id="id19">
          <draw:frame draw:style-name="gr51" draw:text-style-name="P3" draw:layer="layout" svg:width="11.43cm" svg:height="3.048cm" svg:x="16.256cm" svg:y="11.684cm">
            <draw:text-box>
              <text:p text:style-name="P3"><text:span text:style-name="T2">MyFragPagerAdapter</text:span></text:p>
              <text:p text:style-name="P3"><text:span text:style-name="T68"/></text:p>
              <text:p text:style-name="P4"><text:span text:style-name="T2">@Overrides</text:span></text:p>
              <text:p text:style-name="P4"><text:span text:style-name="T2">Fragment getItem();</text:span></text:p>
            </draw:text-box>
          </draw:frame>
          <draw:g>
            <draw:g>
              <draw:line draw:style-name="gr30" draw:text-style-name="P5" draw:layer="layout" svg:x1="21.844cm" svg:y1="10.414cm" svg:x2="21.336cm" svg:y2="11.176cm">
                <text:p/>
              </draw:line>
              <draw:line draw:style-name="gr30" draw:text-style-name="P5" draw:layer="layout" svg:x1="21.844cm" svg:y1="10.414cm" svg:x2="22.352cm" svg:y2="11.176cm">
                <text:p/>
              </draw:line>
            </draw:g>
            <draw:line draw:style-name="gr30" draw:text-style-name="P5" draw:layer="layout" svg:x1="21.336cm" svg:y1="11.176cm" svg:x2="22.352cm" svg:y2="11.176cm">
              <text:p/>
            </draw:line>
          </draw:g>
          <draw:line draw:style-name="gr31" draw:text-style-name="P5" draw:layer="layout" svg:x1="21.844cm" svg:y1="11.684cm" svg:x2="21.844cm" svg:y2="11.176cm">
            <text:p/>
          </draw:line>
          <draw:frame draw:style-name="gr29" draw:text-style-name="P3" draw:layer="layout" svg:width="5.08cm" svg:height="2.055cm" svg:x="0.508cm" svg:y="14.732cm">
            <draw:text-box>
              <text:p text:style-name="P3"><text:span text:style-name="T2">Character</text:span></text:p>
              <text:p text:style-name="P3"><text:span text:style-name="T2">Fragment</text:span></text:p>
            </draw:text-box>
          </draw:frame>
          <draw:g>
            <draw:g>
              <draw:line draw:style-name="gr30" draw:text-style-name="P5" draw:layer="layout" svg:x1="3.048cm" svg:y1="12.977cm" svg:x2="2.54cm" svg:y2="13.755cm">
                <text:p/>
              </draw:line>
              <draw:line draw:style-name="gr30" draw:text-style-name="P5" draw:layer="layout" svg:x1="3.048cm" svg:y1="12.977cm" svg:x2="3.556cm" svg:y2="13.755cm">
                <text:p/>
              </draw:line>
            </draw:g>
            <draw:line draw:style-name="gr30" draw:text-style-name="P5" draw:layer="layout" svg:x1="2.54cm" svg:y1="13.755cm" svg:x2="3.556cm" svg:y2="13.755cm">
              <text:p/>
            </draw:line>
          </draw:g>
          <draw:line draw:style-name="gr31" draw:text-style-name="P5" draw:layer="layout" svg:x1="3.048cm" svg:y1="14.732cm" svg:x2="3.048cm" svg:y2="13.778cm">
            <text:p/>
          </draw:line>
          <draw:line draw:style-name="gr6" draw:text-style-name="P5" draw:layer="layout" svg:x1="16.256cm" svg:y1="12.967cm" svg:x2="5.588cm" svg:y2="12.192cm">
            <text:p/>
          </draw:line>
          <draw:line draw:style-name="gr6" draw:text-style-name="P5" draw:layer="layout" svg:x1="16.257cm" svg:y1="12.967cm" svg:x2="5.588cm" svg:y2="15.748cm">
            <text:p/>
          </draw:line>
          <draw:frame draw:style-name="gr50" draw:text-style-name="P27" draw:layer="layout" svg:width="9.906cm" svg:height="1.673cm" svg:x="5.588cm" svg:y="13.716cm">
            <draw:text-box>
              <text:p text:style-name="P27">returns a reference to a CharacterFragment</text:p>
            </draw:text-box>
          </draw:frame>
        </draw:g>
        <draw:g xml:id="id20" draw:id="id20">
          <draw:frame draw:style-name="gr29" draw:text-style-name="P3" draw:layer="layout" svg:width="4.318cm" svg:height="2.055cm" svg:x="3.81cm" svg:y="18.265cm">
            <draw:text-box>
              <text:p text:style-name="P3"><text:span text:style-name="T2">Character</text:span></text:p>
            </draw:text-box>
          </draw:frame>
          <draw:frame draw:style-name="gr52" draw:text-style-name="P3" draw:layer="layout" svg:width="4.826cm" svg:height="2.055cm" svg:x="18.034cm" svg:y="15.748cm">
            <draw:text-box>
              <text:p text:style-name="P3"><text:span text:style-name="T2">Character</text:span></text:p>
              <text:p text:style-name="P3"><text:span text:style-name="T2">Adapter</text:span></text:p>
            </draw:text-box>
          </draw:frame>
          <draw:line draw:style-name="gr6" draw:text-style-name="P5" draw:layer="layout" svg:x1="18.034cm" svg:y1="16.764cm" svg:x2="8.128cm" svg:y2="19.05cm">
            <text:p/>
          </draw:line>
          <draw:line draw:style-name="gr6" draw:text-style-name="P5" draw:layer="layout" svg:x1="2.794cm" svg:y1="16.787cm" svg:x2="4.064cm" svg:y2="18.265cm">
            <text:p/>
          </draw:line>
          <draw:line draw:style-name="gr6" draw:text-style-name="P5" draw:layer="layout" svg:x1="18.034cm" svg:y1="14.732cm" svg:x2="8.128cm" svg:y2="18.796cm">
            <text:p/>
          </draw:line>
          <draw:frame draw:style-name="gr53" draw:text-style-name="P28" draw:layer="layout" svg:width="8.636cm" svg:height="1.673cm" svg:x="9.144cm" svg:y="16.107cm">
            <draw:text-box>
              <text:p text:style-name="P28">CharacterFragment</text:p>
              <text:p text:style-name="P28"><text:s text:c="2"/>.instantiateNew(Character)</text:p>
            </draw:text-box>
          </draw:frame>
          <draw:g>
            <draw:line draw:style-name="gr30" draw:text-style-name="P5" draw:layer="layout" svg:x1="20.574cm" svg:y1="17.803cm" svg:x2="21.082cm" svg:y2="18.217cm">
              <text:p/>
            </draw:line>
            <draw:g>
              <draw:line draw:style-name="gr31" draw:text-style-name="P5" draw:layer="layout" svg:x1="20.574cm" svg:y1="18.819cm" svg:x2="20.574cm" svg:y2="18.217cm">
                <text:p/>
              </draw:line>
              <draw:line draw:style-name="gr30" draw:text-style-name="P5" draw:layer="layout" svg:x1="20.574cm" svg:y1="17.803cm" svg:x2="20.066cm" svg:y2="18.217cm">
                <text:p/>
              </draw:line>
              <draw:line draw:style-name="gr30" draw:text-style-name="P5" draw:layer="layout" svg:x1="20.066cm" svg:y1="18.217cm" svg:x2="21.082cm" svg:y2="18.217cm">
                <text:p/>
              </draw:line>
            </draw:g>
          </draw:g>
          <draw:frame draw:style-name="gr52" draw:text-style-name="P3" draw:layer="layout" svg:width="4.826cm" svg:height="2.055cm" svg:x="18.034cm" svg:y="18.773cm">
            <draw:text-box>
              <text:p text:style-name="P3"><text:span text:style-name="T2">Skywalker</text:span></text:p>
              <text:p text:style-name="P3"><text:span text:style-name="T2">Adapter</text:span></text:p>
            </draw:text-box>
          </draw:frame>
          <draw:line draw:style-name="gr6" draw:text-style-name="P5" draw:layer="layout" svg:x1="21.59cm" svg:y1="14.732cm" svg:x2="20.574cm" svg:y2="15.748cm">
            <text:p/>
          </draw:line>
        </draw:g>
        <draw:line draw:style-name="gr44" draw:text-style-name="P5" xml:id="id21" draw:id="id21" draw:layer="layout" svg:x1="21.59cm" svg:y1="14.732cm" svg:x2="20.574cm" svg:y2="15.748cm">
          <text:p/>
        </draw:line>
        <draw:line draw:style-name="gr44" draw:text-style-name="P5" xml:id="id22" draw:id="id22" draw:layer="layout" svg:x1="18.034cm" svg:y1="14.732cm" svg:x2="8.128cm" svg:y2="18.796cm">
          <text:p/>
        </draw:line>
        <draw:line draw:style-name="gr44" draw:text-style-name="P5" xml:id="id23" draw:id="id23" draw:layer="layout" svg:x1="16.257cm" svg:y1="12.967cm" svg:x2="5.588cm" svg:y2="15.748cm">
          <text:p/>
        </draw:line>
        <draw:rect draw:style-name="gr42" draw:text-style-name="P5" xml:id="id24" draw:id="id24" draw:layer="layout" svg:width="11.43cm" svg:height="3.048cm" svg:x="16.256cm" svg:y="11.684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968cm" svg:height="10.476cm" svg:x="3.81cm" svg:y="2.123cm" draw:page-number="2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47" draw:text-style-name="P11" draw:layer="layout" svg:width="26.67cm" svg:height="1.673cm" svg:x="0.762cm" svg:y="1.27cm">
          <draw:text-box>
            <text:p text:style-name="P11">MyPlainPagerAdapter - Testing instantiateView(ViewGroup container, int position)</text:p>
            <text:p text:style-name="P11"><text:s text:c="38"/>in MyPlainPagerAdapterUTest2.java</text:p>
          </draw:text-box>
        </draw:frame>
        <draw:frame draw:style-name="gr46" draw:text-style-name="P15" draw:layer="layout" svg:width="27.238cm" svg:height="17.389cm" svg:x="0.194cm" svg:y="3.302cm">
          <draw:text-box>
            <text:p text:style-name="P15"><text:span text:style-name="T24">public class </text:span><text:span text:style-name="T23">SkywalkerAdapter </text:span><text:span text:style-name="T24">implements </text:span><text:span text:style-name="T23">CharacterAdapter {</text:span><text:span text:style-name="T23"><text:line-break/></text:span><text:span text:style-name="T23"> <text:s/></text:span><text:span text:style-name="T24">private </text:span><text:span text:style-name="T23">ArrayList&lt;Character&gt; </text:span><text:span text:style-name="T27">characters</text:span><text:span text:style-name="T23">;</text:span><text:span text:style-name="T23"><text:line-break/></text:span><text:span text:style-name="T23"><text:line-break/></text:span><text:span text:style-name="T23"> <text:s/></text:span><text:span text:style-name="T22">@Override</text:span><text:span text:style-name="T22"><text:line-break/></text:span><text:span text:style-name="T22"> <text:s/></text:span><text:span text:style-name="T24">public int </text:span><text:span text:style-name="T23">getCount() {</text:span><text:span text:style-name="T23"><text:line-break/></text:span><text:span text:style-name="T23"> <text:s text:c="3"/></text:span><text:span text:style-name="T24">return </text:span><text:span text:style-name="T27">characters</text:span><text:span text:style-name="T23">.size();</text:span><text:span text:style-name="T23"><text:line-break/></text:span><text:span text:style-name="T23"> <text:s/>}</text:span><text:span text:style-name="T23"><text:line-break/></text:span><text:span text:style-name="T23"><text:line-break/></text:span><text:span text:style-name="T23"> <text:s/></text:span><text:span text:style-name="T24">public void </text:span><text:span text:style-name="T23">addCharacters (ArrayList&lt;Character&gt; characters) {</text:span><text:span text:style-name="T23"><text:line-break/></text:span><text:span text:style-name="T23"> <text:s text:c="3"/></text:span><text:span text:style-name="T24">this</text:span><text:span text:style-name="T23">.</text:span><text:span text:style-name="T27">characters </text:span><text:span text:style-name="T23">= characters;</text:span><text:span text:style-name="T23"><text:line-break/></text:span><text:span text:style-name="T23"> <text:s/>}</text:span><text:span text:style-name="T23"><text:line-break/></text:span><text:span text:style-name="T23"><text:line-break/></text:span><text:span text:style-name="T23"> <text:s/></text:span><text:span text:style-name="T24">public </text:span><text:span text:style-name="T23">Character getCharacterAt (</text:span><text:span text:style-name="T24">int </text:span><text:span text:style-name="T23">position) {</text:span><text:span text:style-name="T23"><text:line-break/></text:span><text:span text:style-name="T23"> <text:s text:c="3"/></text:span><text:span text:style-name="T24">if </text:span><text:span text:style-name="T23">(position &lt; </text:span><text:span text:style-name="T27">characters</text:span><text:span text:style-name="T23">.size())</text:span><text:span text:style-name="T23"><text:line-break/></text:span><text:span text:style-name="T23"> <text:s text:c="5"/></text:span><text:span text:style-name="T24">return </text:span><text:span text:style-name="T27">characters</text:span><text:span text:style-name="T23">.get(position);</text:span><text:span text:style-name="T23"><text:line-break/></text:span><text:span text:style-name="T23"> <text:s text:c="3"/></text:span><text:span text:style-name="T24">else</text:span><text:span text:style-name="T24"><text:line-break/></text:span><text:span text:style-name="T24"> <text:s text:c="5"/>return null</text:span><text:span text:style-name="T30">;</text:span><text:span text:style-name="T30"><text:line-break/></text:span><text:span text:style-name="T30"> <text:s/>}</text:span></text:p>
          </draw:text-box>
        </draw:frame>
        <draw:frame draw:style-name="standard" draw:layer="layout" svg:width="27.71cm" svg:height="2.57cm" svg:x="0.036cm" svg:y="0.44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13"><text:span text:style-name="T1">MyPlainPagerAdapter</text:span></text:p>
              </table:table-cell>
              <table:table-cell table:style-name="ce2">
                <text:p text:style-name="P14">MyPlainPagerAdapter</text:p>
              </table:table-cell>
            </table:table-row>
            <table:table-row table:style-name="ro3">
              <table:table-cell table:style-name="ce4">
                <text:p text:style-name="P16"><text:span text:style-name="T41">SkyWalkerAdapter.java</text:span></text:p>
                <text:p text:style-name="P16"><text:span text:style-name="T41"/></text:p>
              </table:table-cell>
              <table:table-cell table:style-name="ce2">
                <text:p text:style-name="P14">PagerAdapters</text:p>
              </table:table-cell>
            </table:table-row>
          </table:table>
          <draw:image xlink:href="Pictures/TablePreview25.svm" xlink:type="simple" xlink:show="embed" xlink:actuate="onLoad"/>
        </draw:frame>
        <presentation:notes draw:style-name="dp2">
          <draw:page-thumbnail draw:style-name="gr9" draw:layer="layout" svg:width="13.968cm" svg:height="10.476cm" svg:x="3.81cm" svg:y="2.123cm" draw:page-number="2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able_20_Contents" style:display-name="Table Contents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lo Maldonado</meta:initial-creator>
    <meta:creation-date>2017-01-19T04:23:50</meta:creation-date>
    <meta:editing-duration>P1DT2H57M50S</meta:editing-duration>
    <meta:editing-cycles>27</meta:editing-cycles>
    <dc:date>2017-01-20T21:06:41</dc:date>
    <dc:creator>Flo Maldonado</dc:creator>
    <meta:generator>OpenOffice/4.1.1$Unix OpenOffice.org_project/411m6$Build-9775</meta:generator>
    <meta:document-statistic meta:object-count="305"/>
  </office:meta>
</office:document-meta>
</file>